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14"/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36"/>
    <style:style style:name="ce11" style:family="table-cell" style:parent-style-name="Default" style:data-style-name="N37"/>
    <style:style style:name="ce1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6404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Curv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2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Load Resistance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130420" table:style-name="ce1">
            <text:p>130420</text:p>
          </table:table-cell>
          <table:table-cell office:value-type="float" office:value="1200" table:style-name="ce1">
            <text:p>1200</text:p>
          </table:table-cell>
          <table:table-cell office:value-type="float" office:value="4.5585777237501901E-2" table:formula="of:=[.C2]/([.B2]+[.C2])*5" table:style-name="ce1">
            <text:p>0.045585777</text:p>
          </table:table-cell>
          <table:table-cell office:value-type="float" office:value="56.581619262062972" table:formula="of:=[.D2]/3.3*4096" table:style-name="ce4">
            <text:p>57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97080" table:style-name="ce1">
            <text:p>97080</text:p>
          </table:table-cell>
          <table:table-cell office:value-type="float" office:value="1200" table:style-name="ce1">
            <text:p>1200</text:p>
          </table:table-cell>
          <table:table-cell office:value-type="float" office:value="6.1050061050061048E-2" table:formula="of:=[.C3]/([.B3]+[.C3])*5" table:style-name="ce1">
            <text:p>0.061050061</text:p>
          </table:table-cell>
          <table:table-cell office:value-type="float" office:value="75.776075776075771" table:formula="of:=[.D3]/3.3*4096" table:style-name="ce4">
            <text:p>76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3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72957" table:style-name="ce1">
            <text:p>72957</text:p>
          </table:table-cell>
          <table:table-cell office:value-type="float" office:value="1200" table:style-name="ce1">
            <text:p>1200</text:p>
          </table:table-cell>
          <table:table-cell office:value-type="float" office:value="8.090942190218052E-2" table:formula="of:=[.C4]/([.B4]+[.C4])*5" table:style-name="ce1">
            <text:p>0.080909422</text:p>
          </table:table-cell>
          <table:table-cell office:value-type="float" office:value="100.42575518525194" table:formula="of:=[.D4]/3.3*4096" table:style-name="ce4">
            <text:p>100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4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55332" table:style-name="ce1">
            <text:p>55332</text:p>
          </table:table-cell>
          <table:table-cell office:value-type="float" office:value="1200" table:style-name="ce1">
            <text:p>1200</text:p>
          </table:table-cell>
          <table:table-cell office:value-type="float" office:value="0.10613457864572279" table:formula="of:=[.C5]/([.B5]+[.C5])*5" table:style-name="ce1">
            <text:p>0.106134579</text:p>
          </table:table-cell>
          <table:table-cell office:value-type="float" office:value="131.73552549481229" table:formula="of:=[.D5]/3.3*4096" table:style-name="ce4">
            <text:p>132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5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42332" table:style-name="ce1">
            <text:p>42332</text:p>
          </table:table-cell>
          <table:table-cell office:value-type="float" office:value="1200" table:style-name="ce1">
            <text:p>1200</text:p>
          </table:table-cell>
          <table:table-cell office:value-type="float" office:value="0.13782964256179361" table:formula="of:=[.C6]/([.B6]+[.C6])*5" table:style-name="ce1">
            <text:p>0.137829643</text:p>
          </table:table-cell>
          <table:table-cell office:value-type="float" office:value="171.07582301003234" table:formula="of:=[.D6]/3.3*4096" table:style-name="ce4">
            <text:p>171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6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650" table:style-name="ce1">
            <text:p>32650</text:p>
          </table:table-cell>
          <table:table-cell office:value-type="float" office:value="1200" table:style-name="ce1">
            <text:p>1200</text:p>
          </table:table-cell>
          <table:table-cell office:value-type="float" office:value="0.1772525849335303" table:formula="of:=[.C7]/([.B7]+[.C7])*5" table:style-name="ce1">
            <text:p>0.177252585</text:p>
          </table:table-cell>
          <table:table-cell office:value-type="float" office:value="220.00805693567884" table:formula="of:=[.D7]/3.3*4096" table:style-name="ce4">
            <text:p>220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7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395" table:style-name="ce1">
            <text:p>25395</text:p>
          </table:table-cell>
          <table:table-cell office:value-type="float" office:value="1200" table:style-name="ce1">
            <text:p>1200</text:p>
          </table:table-cell>
          <table:table-cell office:value-type="float" office:value="0.22560631697687533" table:formula="of:=[.C8]/([.B8]+[.C8])*5" table:style-name="ce1">
            <text:p>0.225606317</text:p>
          </table:table-cell>
          <table:table-cell office:value-type="float" office:value="280.02529525372165" table:formula="of:=[.D8]/3.3*4096" table:style-name="ce4">
            <text:p>280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8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904" table:style-name="ce1">
            <text:p>19904</text:p>
          </table:table-cell>
          <table:table-cell office:value-type="float" office:value="1200" table:style-name="ce1">
            <text:p>1200</text:p>
          </table:table-cell>
          <table:table-cell office:value-type="float" office:value="0.28430629264594393" table:formula="of:=[.C9]/([.B9]+[.C9])*5" table:style-name="ce1">
            <text:p>0.284306293</text:p>
          </table:table-cell>
          <table:table-cell office:value-type="float" office:value="352.8844165690262" table:formula="of:=[.D9]/3.3*4096" table:style-name="ce4">
            <text:p>353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9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715" table:style-name="ce1">
            <text:p>15715</text:p>
          </table:table-cell>
          <table:table-cell office:value-type="float" office:value="1200" table:style-name="ce1">
            <text:p>1200</text:p>
          </table:table-cell>
          <table:table-cell office:value-type="float" office:value="0.35471475022169674" table:formula="of:=[.C10]/([.B10]+[.C10])*5" table:style-name="ce1">
            <text:p>0.35471475</text:p>
          </table:table-cell>
          <table:table-cell office:value-type="float" office:value="440.27624754789997" table:formula="of:=[.D10]/3.3*4096" table:style-name="ce4">
            <text:p>440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0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494" table:style-name="ce1">
            <text:p>12494</text:p>
          </table:table-cell>
          <table:table-cell office:value-type="float" office:value="1200" table:style-name="ce1">
            <text:p>1200</text:p>
          </table:table-cell>
          <table:table-cell office:value-type="float" office:value="0.43814809405579086" table:formula="of:=[.C11]/([.B11]+[.C11])*5" table:style-name="ce1">
            <text:p>0.438148094</text:p>
          </table:table-cell>
          <table:table-cell office:value-type="float" office:value="543.83472522803618" table:formula="of:=[.D11]/3.3*4096" table:style-name="ce4">
            <text:p>544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1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000" table:style-name="ce1">
            <text:p>10000</text:p>
          </table:table-cell>
          <table:table-cell office:value-type="float" office:value="1200" table:style-name="ce1">
            <text:p>1200</text:p>
          </table:table-cell>
          <table:table-cell office:value-type="float" office:value="0.5357142857142857" table:formula="of:=[.C12]/([.B12]+[.C12])*5" table:style-name="ce1">
            <text:p>0.535714286</text:p>
          </table:table-cell>
          <table:table-cell office:value-type="float" office:value="664.93506493506493" table:formula="of:=[.D12]/3.3*4096" table:style-name="ce4">
            <text:p>665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2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057" table:style-name="ce1">
            <text:p>8057</text:p>
          </table:table-cell>
          <table:table-cell office:value-type="float" office:value="1200" table:style-name="ce1">
            <text:p>1200</text:p>
          </table:table-cell>
          <table:table-cell office:value-type="float" office:value="0.6481581505887436" table:formula="of:=[.C13]/([.B13]+[.C13])*5" table:style-name="ce1">
            <text:p>0.648158151</text:p>
          </table:table-cell>
          <table:table-cell office:value-type="float" office:value="804.50175297318003" table:formula="of:=[.D13]/3.3*4096" table:style-name="ce4">
            <text:p>805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3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531" table:style-name="ce1">
            <text:p>6531</text:p>
          </table:table-cell>
          <table:table-cell office:value-type="float" office:value="1200" table:style-name="ce1">
            <text:p>1200</text:p>
          </table:table-cell>
          <table:table-cell office:value-type="float" office:value="0.77609623593325572" table:formula="of:=[.C14]/([.B14]+[.C14])*5" table:style-name="ce1">
            <text:p>0.776096236</text:p>
          </table:table-cell>
          <table:table-cell office:value-type="float" office:value="963.30005526745924" table:formula="of:=[.D14]/3.3*4096" table:style-name="ce4">
            <text:p>963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4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26" table:style-name="ce1">
            <text:p>5326</text:p>
          </table:table-cell>
          <table:table-cell office:value-type="float" office:value="1200" table:style-name="ce1">
            <text:p>1200</text:p>
          </table:table-cell>
          <table:table-cell office:value-type="float" office:value="0.91939932577382777" table:formula="of:=[.C15]/([.B15]+[.C15])*5" table:style-name="ce1">
            <text:p>0.919399326</text:p>
          </table:table-cell>
          <table:table-cell office:value-type="float" office:value="1141.1695873847268" table:formula="of:=[.D15]/3.3*4096" table:style-name="ce4">
            <text:p>1141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5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68" table:style-name="ce1">
            <text:p>4368</text:p>
          </table:table-cell>
          <table:table-cell office:value-type="float" office:value="1200" table:style-name="ce1">
            <text:p>1200</text:p>
          </table:table-cell>
          <table:table-cell office:value-type="float" office:value="1.0775862068965516" table:formula="of:=[.C16]/([.B16]+[.C16])*5" table:style-name="ce1">
            <text:p>1.077586207</text:p>
          </table:table-cell>
          <table:table-cell office:value-type="float" office:value="1337.5130616509925" table:formula="of:=[.D16]/3.3*4096" table:style-name="ce4">
            <text:p>1338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6]+273))" table:style-name="ce1">
            <text:p>#REF!</text:p>
          </table:table-cell>
          <table:table-cell table:style-name="ce4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02" table:style-name="ce1">
            <text:p>3602</text:p>
          </table:table-cell>
          <table:table-cell office:value-type="float" office:value="1200" table:style-name="ce1">
            <text:p>1200</text:p>
          </table:table-cell>
          <table:table-cell office:value-type="float" office:value="1.2494793835901707" table:formula="of:=[.C17]/([.B17]+[.C17])*5" table:style-name="ce1">
            <text:p>1.249479384</text:p>
          </table:table-cell>
          <table:table-cell office:value-type="float" office:value="1550.8689561167696" table:formula="of:=[.D17]/3.3*4096" table:style-name="ce4">
            <text:p>1551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7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986" table:style-name="ce1">
            <text:p>2986</text:p>
          </table:table-cell>
          <table:table-cell office:value-type="float" office:value="1200" table:style-name="ce1">
            <text:p>1200</text:p>
          </table:table-cell>
          <table:table-cell office:value-type="float" office:value="1.433349259436216" table:formula="of:=[.C18]/([.B18]+[.C18])*5" table:style-name="ce1">
            <text:p>1.433349259</text:p>
          </table:table-cell>
          <table:table-cell office:value-type="float" office:value="1779.0904747426489" table:formula="of:=[.D18]/3.3*4096" table:style-name="ce4">
            <text:p>1779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8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88" table:style-name="ce1">
            <text:p>2488</text:p>
          </table:table-cell>
          <table:table-cell office:value-type="float" office:value="1200" table:style-name="ce1">
            <text:p>1200</text:p>
          </table:table-cell>
          <table:table-cell office:value-type="float" office:value="1.6268980477223427" table:formula="of:=[.C19]/([.B19]+[.C19])*5" table:style-name="ce1">
            <text:p>1.626898048</text:p>
          </table:table-cell>
          <table:table-cell office:value-type="float" office:value="2019.3255768093079" table:formula="of:=[.D19]/3.3*4096" table:style-name="ce4">
            <text:p>2019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19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83" table:style-name="ce1">
            <text:p>2083</text:p>
          </table:table-cell>
          <table:table-cell office:value-type="float" office:value="1200" table:style-name="ce1">
            <text:p>1200</text:p>
          </table:table-cell>
          <table:table-cell office:value-type="float" office:value="1.8275967103259214" table:formula="of:=[.C20]/([.B20]+[.C20])*5" table:style-name="ce1">
            <text:p>1.82759671</text:p>
          </table:table-cell>
          <table:table-cell office:value-type="float" office:value="2268.4351895439318" table:formula="of:=[.D20]/3.3*4096" table:style-name="ce4">
            <text:p>2268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0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752" table:style-name="ce1">
            <text:p>1752</text:p>
          </table:table-cell>
          <table:table-cell office:value-type="float" office:value="1200" table:style-name="ce1">
            <text:p>1200</text:p>
          </table:table-cell>
          <table:table-cell office:value-type="float" office:value="2.0325203252032518" table:formula="of:=[.C21]/([.B21]+[.C21])*5" table:style-name="ce1">
            <text:p>2.032520325</text:p>
          </table:table-cell>
          <table:table-cell office:value-type="float" office:value="2522.7888642522785" table:formula="of:=[.D21]/3.3*4096" table:style-name="ce4">
            <text:p>2523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1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480" table:style-name="ce1">
            <text:p>1480</text:p>
          </table:table-cell>
          <table:table-cell office:value-type="float" office:value="1200" table:style-name="ce1">
            <text:p>1200</text:p>
          </table:table-cell>
          <table:table-cell office:value-type="float" office:value="2.238805970149254" table:formula="of:=[.C22]/([.B22]+[.C22])*5" table:style-name="ce1">
            <text:p>2.23880597</text:p>
          </table:table-cell>
          <table:table-cell office:value-type="float" office:value="2778.8331071913167" table:formula="of:=[.D22]/3.3*4096" table:style-name="ce4">
            <text:p>2779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2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56" table:style-name="ce1">
            <text:p>1256</text:p>
          </table:table-cell>
          <table:table-cell office:value-type="float" office:value="1200" table:style-name="ce1">
            <text:p>1200</text:p>
          </table:table-cell>
          <table:table-cell office:value-type="float" office:value="2.44299674267101" table:formula="of:=[.C23]/([.B23]+[.C23])*5" table:style-name="ce1">
            <text:p>2.442996743</text:p>
          </table:table-cell>
          <table:table-cell office:value-type="float" office:value="3032.2771690849872" table:formula="of:=[.D23]/3.3*4096" table:style-name="ce4">
            <text:p>3032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3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71" table:style-name="ce1">
            <text:p>1071</text:p>
          </table:table-cell>
          <table:table-cell office:value-type="float" office:value="1200" table:style-name="ce1">
            <text:p>1200</text:p>
          </table:table-cell>
          <table:table-cell office:value-type="float" office:value="2.6420079260237781" table:formula="of:=[.C24]/([.B24]+[.C24])*5" table:style-name="ce1">
            <text:p>2.642007926</text:p>
          </table:table-cell>
          <table:table-cell office:value-type="float" office:value="3279.2922621192106" table:formula="of:=[.D24]/3.3*4096" table:style-name="ce4">
            <text:p>3279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4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16.2" table:style-name="ce1">
            <text:p>916.2</text:p>
          </table:table-cell>
          <table:table-cell office:value-type="float" office:value="1200" table:style-name="ce1">
            <text:p>1200</text:p>
          </table:table-cell>
          <table:table-cell office:value-type="float" office:value="2.8352707683583782" table:formula="of:=[.C25]/([.B25]+[.C25])*5" table:style-name="ce1">
            <text:p>2.835270768</text:p>
          </table:table-cell>
          <table:table-cell office:value-type="float" office:value="3519.1724446048238" table:formula="of:=[.D25]/3.3*4096" table:style-name="ce4">
            <text:p>3519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5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7" table:style-name="ce1">
            <text:p>787</text:p>
          </table:table-cell>
          <table:table-cell office:value-type="float" office:value="1200" table:style-name="ce1">
            <text:p>1200</text:p>
          </table:table-cell>
          <table:table-cell office:value-type="float" office:value="3.0196275792652241" table:formula="of:=[.C26]/([.B26]+[.C26])*5" table:style-name="ce1">
            <text:p>3.019627579</text:p>
          </table:table-cell>
          <table:table-cell office:value-type="float" office:value="3747.9983529304118" table:formula="of:=[.D26]/3.3*4096" table:style-name="ce4">
            <text:p>3748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6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78.6" table:style-name="ce1">
            <text:p>678.6</text:p>
          </table:table-cell>
          <table:table-cell office:value-type="float" office:value="1200" table:style-name="ce1">
            <text:p>1200</text:p>
          </table:table-cell>
          <table:table-cell office:value-type="float" office:value="3.1938677738741617" table:formula="of:=[.C27]/([.B27]+[.C27])*5" table:style-name="ce1">
            <text:p>3.193867774</text:p>
          </table:table-cell>
          <table:table-cell office:value-type="float" office:value="3964.2673944813837" table:formula="of:=[.D27]/3.3*4096" table:style-name="ce4">
            <text:p>3964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7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87.1" table:style-name="ce1">
            <text:p>587.1</text:p>
          </table:table-cell>
          <table:table-cell office:value-type="float" office:value="1200" table:style-name="ce1">
            <text:p>1200</text:p>
          </table:table-cell>
          <table:table-cell office:value-type="float" office:value="3.3573946617424881" table:formula="of:=[.C28]/([.B28]+[.C28])*5" table:style-name="ce1">
            <text:p>3.357394662</text:p>
          </table:table-cell>
          <table:table-cell office:value-type="float" office:value="4167.2389498476459" table:formula="of:=[.D28]/3.3*4096" table:style-name="ce4">
            <text:p>4167</text:p>
          </table:table-cell>
          <table:table-cell office:value-type="string" table:style-name="ce1">
            <text:p>,\</text:p>
          </table:table-cell>
          <table:table-cell office:value-type="float" office:value="0" table:formula="of:=[.#REF!]*EXP([.#REF!]/([.A28]+273))" table:style-name="ce1">
            <text:p>#REF!</text:p>
          </table:table-cell>
          <table:table-cell table:style-name="ce4"/>
          <table:table-cell table:style-name="ce5"/>
          <table:table-cell table:number-columns-repeated="16375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KTY81-inv" table:style-name="ta1">
        <table:table-column table:style-name="co6" table:number-columns-repeated="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6">
            <text:p>Voltage</text:p>
          </table:table-cell>
          <table:table-cell office:value-type="string" table:style-name="ce2">
            <text:p>ADC reading 12 bit</text:p>
          </table:table-cell>
          <table:table-cell table:number-columns-repeated="16380" table:style-name="ce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1.5014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1.6044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1.7105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1.8152</text:p>
          </table:table-cell>
          <table:table-cell office:value-type="float" office:value="2253" table:style-name="ce1">
            <text:p>225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1.9183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2.0223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2.1236</text:p>
          </table:table-cell>
          <table:table-cell office:value-type="float" office:value="2635" table:style-name="ce1">
            <text:p>263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2.2235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2.3214</text:p>
          </table:table-cell>
          <table:table-cell office:value-type="float" office:value="2881" table:style-name="ce1">
            <text:p>288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2.4160</text:p>
          </table:table-cell>
          <table:table-cell office:value-type="float" office:value="2998" table:style-name="ce1">
            <text:p>299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2.5093</text:p>
          </table:table-cell>
          <table:table-cell office:value-type="float" office:value="3114" table:style-name="ce1">
            <text:p>311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2.5990</text:p>
          </table:table-cell>
          <table:table-cell office:value-type="float" office:value="3226" table:style-name="ce1">
            <text:p>322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2.6851</text:p>
          </table:table-cell>
          <table:table-cell office:value-type="float" office:value="3332" table:style-name="ce1">
            <text:p>333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2.7695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2.8502</text:p>
          </table:table-cell>
          <table:table-cell office:value-type="float" office:value="3537" table:style-name="ce1">
            <text:p>353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2.9281</text:p>
          </table:table-cell>
          <table:table-cell office:value-type="float" office:value="3634" table:style-name="ce1">
            <text:p>363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3.0033</text:p>
          </table:table-cell>
          <table:table-cell office:value-type="float" office:value="3727" table:style-name="ce1">
            <text:p>372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3.0738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3.1383</text:p>
          </table:table-cell>
          <table:table-cell office:value-type="float" office:value="3895" table:style-name="ce1">
            <text:p>389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3.1949</text:p>
          </table:table-cell>
          <table:table-cell office:value-type="float" office:value="3965" table:style-name="ce1">
            <text:p>396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3.2409</text:p>
          </table:table-cell>
          <table:table-cell office:value-type="float" office:value="4022" table:style-name="ce1">
            <text:p>40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KTY81-110" table:style-name="ta1">
        <table:table-column table:style-name="co6" table:number-columns-repeated="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adc</text:p>
          </table:table-cell>
          <table:table-cell office:value-type="string" table:style-name="ce1">
            <text:p>digit</text:p>
          </table:table-cell>
          <table:table-cell table:number-columns-repeated="16380" table:style-name="ce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515" table:style-name="ce1">
            <text:p>515</text:p>
          </table:table-cell>
          <table:table-cell office:value-type="float" office:value="1.6612377850162867" table:formula="of:=5*[.$C$24]/([.$C$24]+[.B2]+[.$C$24])" table:style-name="ce7">
            <text:p>1.66</text:p>
          </table:table-cell>
          <table:table-cell office:value-type="float" office:value="2061.9484749777912" table:formula="of:=[.C2]/3.3*4096" table:style-name="ce4">
            <text:p>206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567" table:style-name="ce1">
            <text:p>567</text:p>
          </table:table-cell>
          <table:table-cell office:value-type="float" office:value="1.6068052930056711" table:formula="of:=5*[.$C$24]/([.$C$24]+[.B3]+[.$C$24])" table:style-name="ce7">
            <text:p>1.61</text:p>
          </table:table-cell>
          <table:table-cell office:value-type="float" office:value="1994.3862061064331" table:formula="of:=[.C3]/3.3*4096" table:style-name="ce4">
            <text:p>199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624" table:style-name="ce1">
            <text:p>624</text:p>
          </table:table-cell>
          <table:table-cell office:value-type="float" office:value="1.551094890510949" table:formula="of:=5*[.$C$24]/([.$C$24]+[.B4]+[.$C$24])" table:style-name="ce7">
            <text:p>1.55</text:p>
          </table:table-cell>
          <table:table-cell office:value-type="float" office:value="1925.237779252378" table:formula="of:=[.C4]/3.3*4096" table:style-name="ce4">
            <text:p>192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684" table:style-name="ce1">
            <text:p>684</text:p>
          </table:table-cell>
          <table:table-cell office:value-type="float" office:value="1.4964788732394365" table:formula="of:=5*[.$C$24]/([.$C$24]+[.B5]+[.$C$24])" table:style-name="ce7">
            <text:p>1.50</text:p>
          </table:table-cell>
          <table:table-cell office:value-type="float" office:value="1857.4477166026461" table:formula="of:=[.C5]/3.3*4096" table:style-name="ce4">
            <text:p>185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747" table:style-name="ce1">
            <text:p>747</text:p>
          </table:table-cell>
          <table:table-cell office:value-type="float" office:value="1.4431239388794568" table:formula="of:=5*[.$C$24]/([.$C$24]+[.B6]+[.$C$24])" table:style-name="ce7">
            <text:p>1.44</text:p>
          </table:table-cell>
          <table:table-cell office:value-type="float" office:value="1791.2229253485623" table:formula="of:=[.C6]/3.3*4096" table:style-name="ce4">
            <text:p>179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15" table:style-name="ce1">
            <text:p>815</text:p>
          </table:table-cell>
          <table:table-cell office:value-type="float" office:value="1.3896457765667576" table:formula="of:=5*[.$C$24]/([.$C$24]+[.B7]+[.$C$24])" table:style-name="ce7">
            <text:p>1.39</text:p>
          </table:table-cell>
          <table:table-cell office:value-type="float" office:value="1724.8451820658906" table:formula="of:=[.C7]/3.3*4096" table:style-name="ce4">
            <text:p>172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6" table:style-name="ce1">
            <text:p>886</text:p>
          </table:table-cell>
          <table:table-cell office:value-type="float" office:value="1.3378803777544597" table:formula="of:=5*[.$C$24]/([.$C$24]+[.B8]+[.$C$24])" table:style-name="ce7">
            <text:p>1.34</text:p>
          </table:table-cell>
          <table:table-cell office:value-type="float" office:value="1660.5933416006869" table:formula="of:=[.C8]/3.3*4096" table:style-name="ce4">
            <text:p>166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61" table:style-name="ce1">
            <text:p>961</text:p>
          </table:table-cell>
          <table:table-cell office:value-type="float" office:value="1.2872286723876829" table:formula="of:=5*[.$C$24]/([.$C$24]+[.B9]+[.$C$24])" table:style-name="ce7">
            <text:p>1.29</text:p>
          </table:table-cell>
          <table:table-cell office:value-type="float" office:value="1597.7238309393786" table:formula="of:=[.C9]/3.3*4096" table:style-name="ce4">
            <text:p>159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40" table:style-name="ce1">
            <text:p>1040</text:p>
          </table:table-cell>
          <table:table-cell office:value-type="float" office:value="1.2378640776699028" table:formula="of:=5*[.$C$24]/([.$C$24]+[.B10]+[.$C$24])" table:style-name="ce7">
            <text:p>1.24</text:p>
          </table:table-cell>
          <table:table-cell office:value-type="float" office:value="1536.4518976169461" table:formula="of:=[.C10]/3.3*4096" table:style-name="ce4">
            <text:p>15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22" table:style-name="ce1">
            <text:p>1122</text:p>
          </table:table-cell>
          <table:table-cell office:value-type="float" office:value="1.1904761904761905" table:formula="of:=5*[.$C$24]/([.$C$24]+[.B11]+[.$C$24])" table:style-name="ce7">
            <text:p>1.19</text:p>
          </table:table-cell>
          <table:table-cell office:value-type="float" office:value="1477.6334776334777" table:formula="of:=[.C11]/3.3*4096" table:style-name="ce4">
            <text:p>147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9" table:style-name="ce1">
            <text:p>1209</text:p>
          </table:table-cell>
          <table:table-cell office:value-type="float" office:value="1.1440107671601616" table:formula="of:=5*[.$C$24]/([.$C$24]+[.B12]+[.$C$24])" table:style-name="ce7">
            <text:p>1.14</text:p>
          </table:table-cell>
          <table:table-cell office:value-type="float" office:value="1419.9600309963703" table:formula="of:=[.C12]/3.3*4096" table:style-name="ce4">
            <text:p>142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99" table:style-name="ce1">
            <text:p>1299</text:p>
          </table:table-cell>
          <table:table-cell office:value-type="float" office:value="1.0996119016817594" table:formula="of:=5*[.$C$24]/([.$C$24]+[.B13]+[.$C$24])" table:style-name="ce7">
            <text:p>1.10</text:p>
          </table:table-cell>
          <table:table-cell office:value-type="float" office:value="1364.8516209965112" table:formula="of:=[.C13]/3.3*4096" table:style-name="ce4">
            <text:p>136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392" table:style-name="ce1">
            <text:p>1392</text:p>
          </table:table-cell>
          <table:table-cell office:value-type="float" office:value="1.0572139303482586" table:formula="of:=5*[.$C$24]/([.$C$24]+[.B14]+[.$C$24])" table:style-name="ce7">
            <text:p>1.06</text:p>
          </table:table-cell>
          <table:table-cell office:value-type="float" office:value="1312.2267450625659" table:formula="of:=[.C14]/3.3*4096" table:style-name="ce4">
            <text:p>131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90" table:style-name="ce1">
            <text:p>1490</text:p>
          </table:table-cell>
          <table:table-cell office:value-type="float" office:value="1.0159362549800797" table:formula="of:=5*[.$C$24]/([.$C$24]+[.B15]+[.$C$24])" table:style-name="ce7">
            <text:p>1.02</text:p>
          </table:table-cell>
          <table:table-cell office:value-type="float" office:value="1260.9923940601232" table:formula="of:=[.C15]/3.3*4096" table:style-name="ce4">
            <text:p>126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91" table:style-name="ce1">
            <text:p>1591</text:p>
          </table:table-cell>
          <table:table-cell office:value-type="float" office:value="0.97663730371505175" table:formula="of:=5*[.$C$24]/([.$C$24]+[.B16]+[.$C$24])" table:style-name="ce7">
            <text:p>0.98</text:p>
          </table:table-cell>
          <table:table-cell office:value-type="float" office:value="1212.2140593990462" table:formula="of:=[.C16]/3.3*4096" table:style-name="ce4">
            <text:p>121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96" table:style-name="ce1">
            <text:p>1696</text:p>
          </table:table-cell>
          <table:table-cell office:value-type="float" office:value="0.93888070692194403" table:formula="of:=5*[.$C$24]/([.$C$24]+[.B17]+[.$C$24])" table:style-name="ce7">
            <text:p>0.94</text:p>
          </table:table-cell>
          <table:table-cell office:value-type="float" office:value="1165.350113803722" table:formula="of:=[.C17]/3.3*4096" table:style-name="ce4">
            <text:p>116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05" table:style-name="ce1">
            <text:p>1805</text:p>
          </table:table-cell>
          <table:table-cell office:value-type="float" office:value="0.90265486725663713" table:formula="of:=5*[.$C$24]/([.$C$24]+[.B18]+[.$C$24])" table:style-name="ce7">
            <text:p>0.90</text:p>
          </table:table-cell>
          <table:table-cell office:value-type="float" office:value="1120.3861625100562" table:formula="of:=[.C18]/3.3*4096" table:style-name="ce4">
            <text:p>112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915" table:style-name="ce1">
            <text:p>1915</text:p>
          </table:table-cell>
          <table:table-cell office:value-type="float" office:value="0.868824531516184" table:formula="of:=5*[.$C$24]/([.$C$24]+[.B19]+[.$C$24])" table:style-name="ce7">
            <text:p>0.87</text:p>
          </table:table-cell>
          <table:table-cell office:value-type="float" office:value="1078.3955397243303" table:formula="of:=[.C19]/3.3*4096" table:style-name="ce4">
            <text:p>107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23" table:style-name="ce1">
            <text:p>2023</text:p>
          </table:table-cell>
          <table:table-cell office:value-type="float" office:value="0.83798882681564246" table:formula="of:=5*[.$C$24]/([.$C$24]+[.B20]+[.$C$24])" table:style-name="ce7">
            <text:p>0.84</text:p>
          </table:table-cell>
          <table:table-cell office:value-type="float" office:value="1040.1218892839006" table:formula="of:=[.C20]/3.3*4096" table:style-name="ce4">
            <text:p>10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24" table:style-name="ce1">
            <text:p>2124</text:p>
          </table:table-cell>
          <table:table-cell office:value-type="float" office:value="0.81106870229007633" table:formula="of:=5*[.$C$24]/([.$C$24]+[.B21]+[.$C$24])" table:style-name="ce7">
            <text:p>0.81</text:p>
          </table:table-cell>
          <table:table-cell office:value-type="float" office:value="1006.7083044182282" table:formula="of:=[.C21]/3.3*4096" table:style-name="ce4">
            <text:p>100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11" table:style-name="ce1">
            <text:p>2211</text:p>
          </table:table-cell>
          <table:table-cell office:value-type="float" office:value="0.78922934076137419" table:formula="of:=5*[.$C$24]/([.$C$24]+[.B22]+[.$C$24])" table:style-name="ce7">
            <text:p>0.79</text:p>
          </table:table-cell>
          <table:table-cell office:value-type="float" office:value="979.60102416926929" table:formula="of:=[.C22]/3.3*4096" table:style-name="ce4">
            <text:p>98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ad Resistance</text:p>
          </table:table-cell>
          <table:table-cell table:style-name="ce1"/>
          <table:table-cell office:value-type="float" office:value="510" table:style-name="ce1">
            <text:p>510</text:p>
          </table:table-cell>
          <table:table-cell table:number-columns-repeated="16381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KTY83-110" table:style-name="ta1"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adc</text:p>
          </table:table-cell>
          <table:table-cell office:value-type="string" table:style-name="ce1">
            <text:p>digit</text:p>
          </table:table-cell>
          <table:table-cell table:number-columns-repeated="16380" table:style-name="ce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525" table:style-name="ce1">
            <text:p>525</text:p>
          </table:table-cell>
          <table:table-cell office:value-type="float" office:value="1.639344262295082" table:formula="of:=5*[.$C$26]/([.$C$26]+[.B2]+[.$C$26])" table:style-name="ce7">
            <text:p>1.64</text:p>
          </table:table-cell>
          <table:table-cell office:value-type="float" office:value="2034.773969200199" table:formula="of:=[.C2]/3.3*4096" table:style-name="ce4">
            <text:p>2035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577" table:style-name="ce1">
            <text:p>577</text:p>
          </table:table-cell>
          <table:table-cell office:value-type="float" office:value="1.5852885225110971" table:formula="of:=5*[.$C$26]/([.$C$26]+[.B3]+[.$C$26])" table:style-name="ce7">
            <text:p>1.59</text:p>
          </table:table-cell>
          <table:table-cell office:value-type="float" office:value="1967.6793297592285" table:formula="of:=[.C3]/3.3*4096" table:style-name="ce4">
            <text:p>1968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632" table:style-name="ce1">
            <text:p>632</text:p>
          </table:table-cell>
          <table:table-cell office:value-type="float" office:value="1.5318627450980393" table:formula="of:=5*[.$C$26]/([.$C$26]+[.B4]+[.$C$26])" table:style-name="ce7">
            <text:p>1.53</text:p>
          </table:table-cell>
          <table:table-cell office:value-type="float" office:value="1901.3666072489605" table:formula="of:=[.C4]/3.3*4096" table:style-name="ce4">
            <text:p>1901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691" table:style-name="ce1">
            <text:p>691</text:p>
          </table:table-cell>
          <table:table-cell office:value-type="float" office:value="1.4784151389710232" table:formula="of:=5*[.$C$26]/([.$C$26]+[.B5]+[.$C$26])" table:style-name="ce7">
            <text:p>1.48</text:p>
          </table:table-cell>
          <table:table-cell office:value-type="float" office:value="1835.0267906743368" table:formula="of:=[.C5]/3.3*4096" table:style-name="ce4">
            <text:p>1835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754" table:style-name="ce1">
            <text:p>754</text:p>
          </table:table-cell>
          <table:table-cell office:value-type="float" office:value="1.4253135689851768" table:formula="of:=5*[.$C$26]/([.$C$26]+[.B6]+[.$C$26])" table:style-name="ce7">
            <text:p>1.43</text:p>
          </table:table-cell>
          <table:table-cell office:value-type="float" office:value="1769.1164783525105" table:formula="of:=[.C6]/3.3*4096" table:style-name="ce4">
            <text:p>1769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20" table:style-name="ce1">
            <text:p>820</text:p>
          </table:table-cell>
          <table:table-cell office:value-type="float" office:value="1.3736263736263736" table:formula="of:=5*[.$C$26]/([.$C$26]+[.B7]+[.$C$26])" table:style-name="ce7">
            <text:p>1.37</text:p>
          </table:table-cell>
          <table:table-cell office:value-type="float" office:value="1704.961704961705" table:formula="of:=[.C7]/3.3*4096" table:style-name="ce4">
            <text:p>1705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9" table:style-name="ce1">
            <text:p>889</text:p>
          </table:table-cell>
          <table:table-cell office:value-type="float" office:value="1.3234515616728428" table:formula="of:=5*[.$C$26]/([.$C$26]+[.B8]+[.$C$26])" table:style-name="ce7">
            <text:p>1.32</text:p>
          </table:table-cell>
          <table:table-cell office:value-type="float" office:value="1642.6841201854438" table:formula="of:=[.C8]/3.3*4096" table:style-name="ce4">
            <text:p>1643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62" table:style-name="ce1">
            <text:p>962</text:p>
          </table:table-cell>
          <table:table-cell office:value-type="float" office:value="1.2742099898063202" table:formula="of:=5*[.$C$26]/([.$C$26]+[.B9]+[.$C$26])" table:style-name="ce7">
            <text:p>1.27</text:p>
          </table:table-cell>
          <table:table-cell office:value-type="float" office:value="1581.564884317178" table:formula="of:=[.C9]/3.3*4096" table:style-name="ce4">
            <text:p>1582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39" table:style-name="ce1">
            <text:p>1039</text:p>
          </table:table-cell>
          <table:table-cell office:value-type="float" office:value="1.2260912211868562" table:formula="of:=5*[.$C$26]/([.$C$26]+[.B10]+[.$C$26])" table:style-name="ce7">
            <text:p>1.23</text:p>
          </table:table-cell>
          <table:table-cell office:value-type="float" office:value="1521.839285448898" table:formula="of:=[.C10]/3.3*4096" table:style-name="ce4">
            <text:p>1522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8" table:style-name="ce1">
            <text:p>1118</text:p>
          </table:table-cell>
          <table:table-cell office:value-type="float" office:value="1.1803588290840414" table:formula="of:=5*[.$C$26]/([.$C$26]+[.B11]+[.$C$26])" table:style-name="ce7">
            <text:p>1.18</text:p>
          </table:table-cell>
          <table:table-cell office:value-type="float" office:value="1465.0756860388587" table:formula="of:=[.C11]/3.3*4096" table:style-name="ce4">
            <text:p>1465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2" table:style-name="ce1">
            <text:p>1202</text:p>
          </table:table-cell>
          <table:table-cell office:value-type="float" office:value="1.1353315168029066" table:formula="of:=5*[.$C$26]/([.$C$26]+[.B12]+[.$C$26])" table:style-name="ce7">
            <text:p>1.14</text:p>
          </table:table-cell>
          <table:table-cell office:value-type="float" office:value="1409.1872402499107" table:formula="of:=[.C12]/3.3*4096" table:style-name="ce4">
            <text:p>1409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88" table:style-name="ce1">
            <text:p>1288</text:p>
          </table:table-cell>
          <table:table-cell office:value-type="float" office:value="1.0926573426573427" table:formula="of:=5*[.$C$26]/([.$C$26]+[.B13]+[.$C$26])" table:style-name="ce7">
            <text:p>1.09</text:p>
          </table:table-cell>
          <table:table-cell office:value-type="float" office:value="1356.21953803772" table:formula="of:=[.C13]/3.3*4096" table:style-name="ce4">
            <text:p>1356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379" table:style-name="ce1">
            <text:p>1379</text:p>
          </table:table-cell>
          <table:table-cell office:value-type="float" office:value="1.0508617065994115" table:formula="of:=5*[.$C$26]/([.$C$26]+[.B14]+[.$C$26])" table:style-name="ce7">
            <text:p>1.05</text:p>
          </table:table-cell>
          <table:table-cell office:value-type="float" office:value="1304.3422879488453" table:formula="of:=[.C14]/3.3*4096" table:style-name="ce4">
            <text:p>1304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72" table:style-name="ce1">
            <text:p>1472</text:p>
          </table:table-cell>
          <table:table-cell office:value-type="float" office:value="1.0113268608414239" table:formula="of:=5*[.$C$26]/([.$C$26]+[.B15]+[.$C$26])" table:style-name="ce7">
            <text:p>1.01</text:p>
          </table:table-cell>
          <table:table-cell office:value-type="float" office:value="1255.2711581837796" table:formula="of:=[.C15]/3.3*4096" table:style-name="ce4">
            <text:p>1255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69" table:style-name="ce1">
            <text:p>1569</text:p>
          </table:table-cell>
          <table:table-cell office:value-type="float" office:value="0.97314130011677691" table:formula="of:=5*[.$C$26]/([.$C$26]+[.B16]+[.$C$26])" table:style-name="ce7">
            <text:p>0.97</text:p>
          </table:table-cell>
          <table:table-cell office:value-type="float" office:value="1207.8747773570663" table:formula="of:=[.C16]/3.3*4096" table:style-name="ce4">
            <text:p>1208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70" table:style-name="ce1">
            <text:p>1670</text:p>
          </table:table-cell>
          <table:table-cell office:value-type="float" office:value="0.93632958801498123" table:formula="of:=5*[.$C$26]/([.$C$26]+[.B17]+[.$C$26])" table:style-name="ce7">
            <text:p>0.94</text:p>
          </table:table-cell>
          <table:table-cell office:value-type="float" office:value="1162.1836340937464" table:formula="of:=[.C17]/3.3*4096" table:style-name="ce4">
            <text:p>1162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774" table:style-name="ce1">
            <text:p>1774</text:p>
          </table:table-cell>
          <table:table-cell office:value-type="float" office:value="0.90122566690699346" table:formula="of:=5*[.$C$26]/([.$C$26]+[.B18]+[.$C$26])" table:style-name="ce7">
            <text:p>0.90</text:p>
          </table:table-cell>
          <table:table-cell office:value-type="float" office:value="1118.612221712438" table:formula="of:=[.C18]/3.3*4096" table:style-name="ce4">
            <text:p>1119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82" table:style-name="ce1">
            <text:p>1882</text:p>
          </table:table-cell>
          <table:table-cell office:value-type="float" office:value="0.86745315752949337" table:formula="of:=5*[.$C$26]/([.$C$26]+[.B19]+[.$C$26])" table:style-name="ce7">
            <text:p>0.87</text:p>
          </table:table-cell>
          <table:table-cell office:value-type="float" office:value="1076.6933737093348" table:formula="of:=[.C19]/3.3*4096" table:style-name="ce4">
            <text:p>1077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993" table:style-name="ce1">
            <text:p>1993</text:p>
          </table:table-cell>
          <table:table-cell office:value-type="float" office:value="0.83528232542599401" table:formula="of:=5*[.$C$26]/([.$C$26]+[.B20]+[.$C$26])" table:style-name="ce7">
            <text:p>0.84</text:p>
          </table:table-cell>
          <table:table-cell office:value-type="float" office:value="1036.7625469529914" table:formula="of:=[.C20]/3.3*4096" table:style-name="ce4">
            <text:p>1037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07" table:style-name="ce1">
            <text:p>2107</text:p>
          </table:table-cell>
          <table:table-cell office:value-type="float" office:value="0.804634695848085" table:formula="of:=5*[.$C$26]/([.$C$26]+[.B21]+[.$C$26])" table:style-name="ce7">
            <text:p>0.80</text:p>
          </table:table-cell>
          <table:table-cell office:value-type="float" office:value="998.72233763447161" table:formula="of:=[.C21]/3.3*4096" table:style-name="ce4">
            <text:p>999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25" table:style-name="ce1">
            <text:p>2225</text:p>
          </table:table-cell>
          <table:table-cell office:value-type="float" office:value="0.77519379844961245" table:formula="of:=5*[.$C$26]/([.$C$26]+[.B22]+[.$C$26])" table:style-name="ce7">
            <text:p>0.78</text:p>
          </table:table-cell>
          <table:table-cell office:value-type="float" office:value="962.17993892412505" table:formula="of:=[.C22]/3.3*4096" table:style-name="ce4">
            <text:p>962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46" table:style-name="ce1">
            <text:p>2346</text:p>
          </table:table-cell>
          <table:table-cell office:value-type="float" office:value="0.74716078900179317" table:formula="of:=5*[.$C$26]/([.$C$26]+[.B23]+[.$C$26])" table:style-name="ce7">
            <text:p>0.75</text:p>
          </table:table-cell>
          <table:table-cell office:value-type="float" office:value="927.38502780343788" table:formula="of:=[.C23]/3.3*4096" table:style-name="ce4">
            <text:p>927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71" table:style-name="ce1">
            <text:p>2471</text:p>
          </table:table-cell>
          <table:table-cell office:value-type="float" office:value="0.72025352924229324" table:formula="of:=5*[.$C$26]/([.$C$26]+[.B24]+[.$C$26])" table:style-name="ce7">
            <text:p>0.72</text:p>
          </table:table-cell>
          <table:table-cell office:value-type="float" office:value="893.98741084134338" table:formula="of:=[.C24]/3.3*4096" table:style-name="ce4">
            <text:p>894</text:p>
          </table:table-cell>
          <table:table-cell office:value-type="string" table:style-name="ce1">
            <text:p>,\</text:p>
          </table:table-cell>
          <table:table-cell table:style-name="ce1"/>
          <table:table-cell table:style-name="ce7"/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ad Resistance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27.77777777777777" table:formula="of:=130-5*((830-822)/(840-822))" table:style-name="ce1">
            <text:p>127.7777778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KTY84-130" table:style-name="ta1">
        <table:table-column table:style-name="co6" table:number-columns-repeated="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adc</text:p>
          </table:table-cell>
          <table:table-cell office:value-type="string" table:style-name="ce1">
            <text:p>digit</text:p>
          </table:table-cell>
          <table:table-cell table:number-columns-repeated="16380" table:style-name="ce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359" table:style-name="ce1">
            <text:p>359</text:p>
          </table:table-cell>
          <table:table-cell office:value-type="float" office:value="1.8395879323031641" table:formula="of:=5*500/(500+[.B2]+500)" table:style-name="ce7">
            <text:p>1.84</text:p>
          </table:table-cell>
          <table:table-cell office:value-type="float" office:value="2283.3188396102305" table:formula="of:=[.C2]/3.3*4096" table:style-name="ce4">
            <text:p>228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391" table:style-name="ce1">
            <text:p>391</text:p>
          </table:table-cell>
          <table:table-cell office:value-type="float" office:value="1.7972681524083394" table:formula="of:=5*500/(500+[.B3]+500)" table:style-name="ce7">
            <text:p>1.80</text:p>
          </table:table-cell>
          <table:table-cell office:value-type="float" office:value="2230.7910158377449" table:formula="of:=[.C3]/3.3*4096" table:style-name="ce4">
            <text:p>223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424" table:style-name="ce1">
            <text:p>424</text:p>
          </table:table-cell>
          <table:table-cell office:value-type="float" office:value="1.7556179775280898" table:formula="of:=5*500/(500+[.B4]+500)" table:style-name="ce7">
            <text:p>1.76</text:p>
          </table:table-cell>
          <table:table-cell office:value-type="float" office:value="2179.0943139257747" table:formula="of:=[.C4]/3.3*4096" table:style-name="ce4">
            <text:p>217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460" table:style-name="ce1">
            <text:p>460</text:p>
          </table:table-cell>
          <table:table-cell office:value-type="float" office:value="1.7123287671232876" table:formula="of:=5*500/(500+[.B5]+500)" table:style-name="ce7">
            <text:p>1.71</text:p>
          </table:table-cell>
          <table:table-cell office:value-type="float" office:value="2125.3632212536322" table:formula="of:=[.C5]/3.3*4096" table:style-name="ce4">
            <text:p>212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98" table:style-name="ce1">
            <text:p>498</text:p>
          </table:table-cell>
          <table:table-cell office:value-type="float" office:value="1.6688918558077437" table:formula="of:=5*500/(500+[.B6]+500)" table:style-name="ce7">
            <text:p>1.67</text:p>
          </table:table-cell>
          <table:table-cell office:value-type="float" office:value="2071.4488004207633" table:formula="of:=[.C6]/3.3*4096" table:style-name="ce4">
            <text:p>207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38" table:style-name="ce1">
            <text:p>538</text:p>
          </table:table-cell>
          <table:table-cell office:value-type="float" office:value="1.6254876462938881" table:formula="of:=5*500/(500+[.B7]+500)" table:style-name="ce7">
            <text:p>1.63</text:p>
          </table:table-cell>
          <table:table-cell office:value-type="float" office:value="2017.5749694605352" table:formula="of:=[.C7]/3.3*4096" table:style-name="ce4">
            <text:p>201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1" table:style-name="ce1">
            <text:p>581</text:p>
          </table:table-cell>
          <table:table-cell office:value-type="float" office:value="1.5812776723592663" table:formula="of:=5*500/(500+[.B8]+500)" table:style-name="ce7">
            <text:p>1.58</text:p>
          </table:table-cell>
          <table:table-cell office:value-type="float" office:value="1962.7010139344106" table:formula="of:=[.C8]/3.3*4096" table:style-name="ce4">
            <text:p>196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03" table:style-name="ce1">
            <text:p>603</text:p>
          </table:table-cell>
          <table:table-cell office:value-type="float" office:value="1.5595757953836555" table:formula="of:=5*500/(500+[.B9]+500)" table:style-name="ce7">
            <text:p>1.56</text:p>
          </table:table-cell>
          <table:table-cell office:value-type="float" office:value="1935.7643811792284" table:formula="of:=[.C9]/3.3*4096" table:style-name="ce4">
            <text:p>19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6" table:style-name="ce1">
            <text:p>626</text:p>
          </table:table-cell>
          <table:table-cell office:value-type="float" office:value="1.5375153751537516" table:formula="of:=5*500/(500+[.B10]+500)" table:style-name="ce7">
            <text:p>1.54</text:p>
          </table:table-cell>
          <table:table-cell office:value-type="float" office:value="1908.3827201908384" table:formula="of:=[.C10]/3.3*4096" table:style-name="ce4">
            <text:p>190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2" table:style-name="ce1">
            <text:p>672</text:p>
          </table:table-cell>
          <table:table-cell office:value-type="float" office:value="1.4952153110047848" table:formula="of:=5*500/(500+[.B11]+500)" table:style-name="ce7">
            <text:p>1.50</text:p>
          </table:table-cell>
          <table:table-cell office:value-type="float" office:value="1855.8793678410905" table:formula="of:=[.C11]/3.3*4096" table:style-name="ce4">
            <text:p>185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2" table:style-name="ce1">
            <text:p>722</text:p>
          </table:table-cell>
          <table:table-cell office:value-type="float" office:value="1.4518002322880372" table:formula="of:=5*500/(500+[.B12]+500)" table:style-name="ce7">
            <text:p>1.45</text:p>
          </table:table-cell>
          <table:table-cell office:value-type="float" office:value="1801.992045894485" table:formula="of:=[.C12]/3.3*4096" table:style-name="ce4">
            <text:p>180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73" table:style-name="ce1">
            <text:p>773</text:p>
          </table:table-cell>
          <table:table-cell office:value-type="float" office:value="1.4100394811054711" table:formula="of:=5*500/(500+[.B13]+500)" table:style-name="ce7">
            <text:p>1.41</text:p>
          </table:table-cell>
          <table:table-cell office:value-type="float" office:value="1750.1580953357604" table:formula="of:=[.C13]/3.3*4096" table:style-name="ce4">
            <text:p>175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6" table:style-name="ce1">
            <text:p>826</text:p>
          </table:table-cell>
          <table:table-cell office:value-type="float" office:value="1.3691128148959475" table:formula="of:=5*500/(500+[.B14]+500)" table:style-name="ce7">
            <text:p>1.37</text:p>
          </table:table-cell>
          <table:table-cell office:value-type="float" office:value="1699.3594211556974" table:formula="of:=[.C14]/3.3*4096" table:style-name="ce4">
            <text:p>169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82" table:style-name="ce1">
            <text:p>882</text:p>
          </table:table-cell>
          <table:table-cell office:value-type="float" office:value="1.328374070138151" table:formula="of:=5*500/(500+[.B15]+500)" table:style-name="ce7">
            <text:p>1.33</text:p>
          </table:table-cell>
          <table:table-cell office:value-type="float" office:value="1648.7939973593536" table:formula="of:=[.C15]/3.3*4096" table:style-name="ce4">
            <text:p>164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0" table:style-name="ce1">
            <text:p>940</text:p>
          </table:table-cell>
          <table:table-cell office:value-type="float" office:value="1.2886597938144331" table:formula="of:=5*500/(500+[.B16]+500)" table:style-name="ce7">
            <text:p>1.29</text:p>
          </table:table-cell>
          <table:table-cell office:value-type="float" office:value="1599.5001562011873" table:formula="of:=[.C16]/3.3*4096" table:style-name="ce4">
            <text:p>160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.25" table:formula="of:=5*500/(500+[.B17]+500)" table:style-name="ce7">
            <text:p>1.25</text:p>
          </table:table-cell>
          <table:table-cell office:value-type="float" office:value="1551.5151515151515" table:formula="of:=[.C17]/3.3*4096" table:style-name="ce4">
            <text:p>155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062" table:style-name="ce1">
            <text:p>1062</text:p>
          </table:table-cell>
          <table:table-cell office:value-type="float" office:value="1.2124151309408342" table:formula="of:=5*500/(500+[.B18]+500)" table:style-name="ce7">
            <text:p>1.21</text:p>
          </table:table-cell>
          <table:table-cell office:value-type="float" office:value="1504.8643564647446" table:formula="of:=[.C18]/3.3*4096" table:style-name="ce4">
            <text:p>150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127" table:style-name="ce1">
            <text:p>1127</text:p>
          </table:table-cell>
          <table:table-cell office:value-type="float" office:value="1.1753643629525152" table:formula="of:=5*500/(500+[.B19]+500)" table:style-name="ce7">
            <text:p>1.18</text:p>
          </table:table-cell>
          <table:table-cell office:value-type="float" office:value="1458.876494137425" table:formula="of:=[.C19]/3.3*4096" table:style-name="ce4">
            <text:p>145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194" table:style-name="ce1">
            <text:p>1194</text:p>
          </table:table-cell>
          <table:table-cell office:value-type="float" office:value="1.1394712853236098" table:formula="of:=5*500/(500+[.B20]+500)" table:style-name="ce7">
            <text:p>1.14</text:p>
          </table:table-cell>
          <table:table-cell office:value-type="float" office:value="1414.3255711168199" table:formula="of:=[.C20]/3.3*4096" table:style-name="ce4">
            <text:p>141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262" table:style-name="ce1">
            <text:p>1262</text:p>
          </table:table-cell>
          <table:table-cell office:value-type="float" office:value="1.1052166224580018" table:formula="of:=5*500/(500+[.B21]+500)" table:style-name="ce7">
            <text:p>1.11</text:p>
          </table:table-cell>
          <table:table-cell office:value-type="float" office:value="1371.8082683599926" table:formula="of:=[.C21]/3.3*4096" table:style-name="ce4">
            <text:p>137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334" table:style-name="ce1">
            <text:p>1334</text:p>
          </table:table-cell>
          <table:table-cell office:value-type="float" office:value="1.0711225364181662" table:formula="of:=5*500/(500+[.B22]+500)" table:style-name="ce7">
            <text:p>1.07</text:p>
          </table:table-cell>
          <table:table-cell office:value-type="float" office:value="1329.4902755056996" table:formula="of:=[.C22]/3.3*4096" table:style-name="ce4">
            <text:p>132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407" table:style-name="ce1">
            <text:p>1407</text:p>
          </table:table-cell>
          <table:table-cell office:value-type="float" office:value="1.0386373078520981" table:formula="of:=5*500/(500+[.B23]+500)" table:style-name="ce7">
            <text:p>1.04</text:p>
          </table:table-cell>
          <table:table-cell office:value-type="float" office:value="1289.1692160491498" table:formula="of:=[.C23]/3.3*4096" table:style-name="ce4">
            <text:p>128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482" table:style-name="ce1">
            <text:p>1482</text:p>
          </table:table-cell>
          <table:table-cell office:value-type="float" office:value="1.0072522159548751" table:formula="of:=5*500/(500+[.B24]+500)" table:style-name="ce7">
            <text:p>1.01</text:p>
          </table:table-cell>
          <table:table-cell office:value-type="float" office:value="1250.2136595609602" table:formula="of:=[.C24]/3.3*4096" table:style-name="ce4">
            <text:p>125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560" table:style-name="ce1">
            <text:p>1560</text:p>
          </table:table-cell>
          <table:table-cell office:value-type="float" office:value="0.9765625" table:formula="of:=5*500/(500+[.B25]+500)" table:style-name="ce7">
            <text:p>0.98</text:p>
          </table:table-cell>
          <table:table-cell office:value-type="float" office:value="1212.1212121212122" table:formula="of:=[.C25]/3.3*4096" table:style-name="ce4">
            <text:p>121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640" table:style-name="ce1">
            <text:p>1640</text:p>
          </table:table-cell>
          <table:table-cell office:value-type="float" office:value="0.94696969696969702" table:formula="of:=5*500/(500+[.B26]+500)" table:style-name="ce7">
            <text:p>0.95</text:p>
          </table:table-cell>
          <table:table-cell office:value-type="float" office:value="1175.3902662993573" table:formula="of:=[.C26]/3.3*4096" table:style-name="ce4">
            <text:p>117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722" table:style-name="ce1">
            <text:p>1722</text:p>
          </table:table-cell>
          <table:table-cell office:value-type="float" office:value="0.91844232182218954" table:formula="of:=5*500/(500+[.B27]+500)" table:style-name="ce7">
            <text:p>0.92</text:p>
          </table:table-cell>
          <table:table-cell office:value-type="float" office:value="1139.9817424799057" table:formula="of:=[.C27]/3.3*4096" table:style-name="ce4">
            <text:p>11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807" table:style-name="ce1">
            <text:p>1807</text:p>
          </table:table-cell>
          <table:table-cell office:value-type="float" office:value="0.89063056644104022" table:formula="of:=5*500/(500+[.B28]+500)" table:style-name="ce7">
            <text:p>0.89</text:p>
          </table:table-cell>
          <table:table-cell office:value-type="float" office:value="1105.4614545886366" table:formula="of:=[.C28]/3.3*4096" table:style-name="ce4">
            <text:p>110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893" table:style-name="ce1">
            <text:p>1893</text:p>
          </table:table-cell>
          <table:table-cell office:value-type="float" office:value="0.86415485655029378" table:formula="of:=5*500/(500+[.B29]+500)" table:style-name="ce7">
            <text:p>0.86</text:p>
          </table:table-cell>
          <table:table-cell office:value-type="float" office:value="1072.5994825545465" table:formula="of:=[.C29]/3.3*4096" table:style-name="ce4">
            <text:p>107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982" table:style-name="ce1">
            <text:p>1982</text:p>
          </table:table-cell>
          <table:table-cell office:value-type="float" office:value="0.83836351441985246" table:formula="of:=5*500/(500+[.B30]+500)" table:style-name="ce7">
            <text:p>0.84</text:p>
          </table:table-cell>
          <table:table-cell office:value-type="float" office:value="1040.586956079914" table:formula="of:=[.C30]/3.3*4096" table:style-name="ce4">
            <text:p>104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073" table:style-name="ce1">
            <text:p>2073</text:p>
          </table:table-cell>
          <table:table-cell office:value-type="float" office:value="0.81353726000650828" table:formula="of:=5*500/(500+[.B31]+500)" table:style-name="ce7">
            <text:p>0.81</text:p>
          </table:table-cell>
          <table:table-cell office:value-type="float" office:value="1009.7723081777751" table:formula="of:=[.C31]/3.3*4096" table:style-name="ce4">
            <text:p>101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166" table:style-name="ce1">
            <text:p>2166</text:p>
          </table:table-cell>
          <table:table-cell office:value-type="float" office:value="0.7896399241945673" table:formula="of:=5*500/(500+[.B32]+500)" table:style-name="ce7">
            <text:p>0.79</text:p>
          </table:table-cell>
          <table:table-cell office:value-type="float" office:value="980.11064530331748" table:formula="of:=[.C32]/3.3*4096" table:style-name="ce4">
            <text:p>98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261" table:style-name="ce1">
            <text:p>2261</text:p>
          </table:table-cell>
          <table:table-cell office:value-type="float" office:value="0.76663600122661757" table:formula="of:=5*500/(500+[.B33]+500)" table:style-name="ce7">
            <text:p>0.77</text:p>
          </table:table-cell>
          <table:table-cell office:value-type="float" office:value="951.55789728006846" table:formula="of:=[.C33]/3.3*4096" table:style-name="ce4">
            <text:p>95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357" table:style-name="ce1">
            <text:p>2357</text:p>
          </table:table-cell>
          <table:table-cell office:value-type="float" office:value="0.74471254095918971" table:formula="of:=5*500/(500+[.B34]+500)" table:style-name="ce7">
            <text:p>0.74</text:p>
          </table:table-cell>
          <table:table-cell office:value-type="float" office:value="924.34623265722462" table:formula="of:=[.C34]/3.3*4096" table:style-name="ce4">
            <text:p>92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452" table:style-name="ce1">
            <text:p>2452</text:p>
          </table:table-cell>
          <table:table-cell office:value-type="float" office:value="0.72421784472769413" table:formula="of:=5*500/(500+[.B35]+500)" table:style-name="ce7">
            <text:p>0.72</text:p>
          </table:table-cell>
          <table:table-cell office:value-type="float" office:value="898.90796727413192" table:formula="of:=[.C35]/3.3*4096" table:style-name="ce4">
            <text:p>89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542" table:style-name="ce1">
            <text:p>2542</text:p>
          </table:table-cell>
          <table:table-cell office:value-type="float" office:value="0.70581592320722752" table:formula="of:=5*500/(500+[.B36]+500)" table:style-name="ce7">
            <text:p>0.71</text:p>
          </table:table-cell>
          <table:table-cell office:value-type="float" office:value="876.06727922933453" table:formula="of:=[.C36]/3.3*4096" table:style-name="ce4">
            <text:p>87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624" table:style-name="ce1">
            <text:p>2624</text:p>
          </table:table-cell>
          <table:table-cell office:value-type="float" office:value="0.6898454746136865" table:formula="of:=5*500/(500+[.B37]+500)" table:style-name="ce7">
            <text:p>0.69</text:p>
          </table:table-cell>
          <table:table-cell office:value-type="float" office:value="856.24456485383644" table:formula="of:=[.C37]/3.3*4096" table:style-name="ce4">
            <text:p>85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emikron" table:style-name="ta1">
        <table:table-column table:style-name="co6" table:number-columns-repeated="3" table:default-cell-style-name="ce1"/>
        <table:table-column table:style-name="co6" table:default-cell-style-name="ce4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°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</text:p>
          </table:table-cell>
          <table:table-cell office:value-type="string" table:style-name="ce4">
            <text:p>digit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77" table:style-name="ce1">
            <text:p>777</text:p>
          </table:table-cell>
          <table:table-cell office:value-type="float" office:value="3.0349013657056148" table:formula="of:=1200/(1200+[.B2])*5" table:style-name="ce1">
            <text:p>3.034901366</text:p>
          </table:table-cell>
          <table:table-cell office:value-type="float" office:value="3766.9563617970298" table:formula="of:=4096/3.3*[.C2]" table:style-name="ce4">
            <text:p>376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21" table:style-name="ce1">
            <text:p>821</text:p>
          </table:table-cell>
          <table:table-cell office:value-type="float" office:value="2.9688273132112815" table:formula="of:=1200/(1200+[.B3])*5" table:style-name="ce1">
            <text:p>2.968827313</text:p>
          </table:table-cell>
          <table:table-cell office:value-type="float" office:value="3684.9444469434575" table:formula="of:=4096/3.3*[.C3]" table:style-name="ce4">
            <text:p>368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6" table:style-name="ce1">
            <text:p>866</text:p>
          </table:table-cell>
          <table:table-cell office:value-type="float" office:value="2.9041626331074539" table:formula="of:=1200/(1200+[.B4])*5" table:style-name="ce1">
            <text:p>2.904162633</text:p>
          </table:table-cell>
          <table:table-cell office:value-type="float" office:value="3604.6818621842822" table:formula="of:=4096/3.3*[.C4]" table:style-name="ce4">
            <text:p>360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11" table:style-name="ce1">
            <text:p>911</text:p>
          </table:table-cell>
          <table:table-cell office:value-type="float" office:value="2.8422548555187115" table:formula="of:=1200/(1200+[.B5])*5" table:style-name="ce1">
            <text:p>2.842254856</text:p>
          </table:table-cell>
          <table:table-cell office:value-type="float" office:value="3527.8411782438311" table:formula="of:=4096/3.3*[.C5]" table:style-name="ce4">
            <text:p>352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55" table:style-name="ce1">
            <text:p>955</text:p>
          </table:table-cell>
          <table:table-cell office:value-type="float" office:value="2.7842227378190252" table:formula="of:=1200/(1200+[.B6])*5" table:style-name="ce1">
            <text:p>2.784222738</text:p>
          </table:table-cell>
          <table:table-cell office:value-type="float" office:value="3455.811010335372" table:formula="of:=4096/3.3*[.C6]" table:style-name="ce4">
            <text:p>345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00" table:style-name="ce1">
            <text:p>1000</text:p>
          </table:table-cell>
          <table:table-cell office:value-type="float" office:value="2.7272727272727271" table:formula="of:=1200/(1200+[.B7])*5" table:style-name="ce1">
            <text:p>2.727272727</text:p>
          </table:table-cell>
          <table:table-cell office:value-type="float" office:value="3385.1239669421484" table:formula="of:=4096/3.3*[.C7]" table:style-name="ce4">
            <text:p>338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45" table:style-name="ce1">
            <text:p>1045</text:p>
          </table:table-cell>
          <table:table-cell office:value-type="float" office:value="2.6726057906458802" table:formula="of:=1200/(1200+[.B8])*5" table:style-name="ce1">
            <text:p>2.672605791</text:p>
          </table:table-cell>
          <table:table-cell office:value-type="float" office:value="3317.2707025713712" table:formula="of:=4096/3.3*[.C8]" table:style-name="ce4">
            <text:p>331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89" table:style-name="ce1">
            <text:p>1089</text:p>
          </table:table-cell>
          <table:table-cell office:value-type="float" office:value="2.6212319790301439" table:formula="of:=1200/(1200+[.B9])*5" table:style-name="ce1">
            <text:p>2.621231979</text:p>
          </table:table-cell>
          <table:table-cell office:value-type="float" office:value="3253.5049048810515" table:formula="of:=4096/3.3*[.C9]" table:style-name="ce4">
            <text:p>325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34" table:style-name="ce1">
            <text:p>1134</text:p>
          </table:table-cell>
          <table:table-cell office:value-type="float" office:value="2.5706940874035986" table:formula="of:=1200/(1200+[.B10])*5" table:style-name="ce1">
            <text:p>2.570694087</text:p>
          </table:table-cell>
          <table:table-cell office:value-type="float" office:value="3190.7766612136788" table:formula="of:=4096/3.3*[.C10]" table:style-name="ce4">
            <text:p>319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79" table:style-name="ce1">
            <text:p>1179</text:p>
          </table:table-cell>
          <table:table-cell office:value-type="float" office:value="2.5220680958385877" table:formula="of:=1200/(1200+[.B11])*5" table:style-name="ce1">
            <text:p>2.522068096</text:p>
          </table:table-cell>
          <table:table-cell office:value-type="float" office:value="3130.4214910772289" table:formula="of:=4096/3.3*[.C11]" table:style-name="ce4">
            <text:p>313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23" table:style-name="ce1">
            <text:p>1223</text:p>
          </table:table-cell>
          <table:table-cell office:value-type="float" office:value="2.4762690879075526" table:formula="of:=1200/(1200+[.B12])*5" table:style-name="ce1">
            <text:p>2.476269088</text:p>
          </table:table-cell>
          <table:table-cell office:value-type="float" office:value="3073.575207293738" table:formula="of:=4096/3.3*[.C12]" table:style-name="ce4">
            <text:p>307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268" table:style-name="ce1">
            <text:p>1268</text:p>
          </table:table-cell>
          <table:table-cell office:value-type="float" office:value="2.4311183144246353" table:formula="of:=1200/(1200+[.B13])*5" table:style-name="ce1">
            <text:p>2.431118314</text:p>
          </table:table-cell>
          <table:table-cell office:value-type="float" office:value="3017.5335199646383" table:formula="of:=4096/3.3*[.C13]" table:style-name="ce4">
            <text:p>301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13" table:style-name="ce1">
            <text:p>1313</text:p>
          </table:table-cell>
          <table:table-cell office:value-type="float" office:value="2.38758456028651" table:formula="of:=1200/(1200+[.B14])*5" table:style-name="ce1">
            <text:p>2.38758456</text:p>
          </table:table-cell>
          <table:table-cell office:value-type="float" office:value="2963.4988966465289" table:formula="of:=4096/3.3*[.C14]" table:style-name="ce4">
            <text:p>296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57" table:style-name="ce1">
            <text:p>1357</text:p>
          </table:table-cell>
          <table:table-cell office:value-type="float" office:value="2.3464998044583494" table:formula="of:=1200/(1200+[.B15])*5" table:style-name="ce1">
            <text:p>2.346499804</text:p>
          </table:table-cell>
          <table:table-cell office:value-type="float" office:value="2912.5039997155754" table:formula="of:=4096/3.3*[.C15]" table:style-name="ce4">
            <text:p>291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02" table:style-name="ce1">
            <text:p>1402</text:p>
          </table:table-cell>
          <table:table-cell office:value-type="float" office:value="2.3059185242121445" table:formula="of:=1200/(1200+[.B16])*5" table:style-name="ce1">
            <text:p>2.305918524</text:p>
          </table:table-cell>
          <table:table-cell office:value-type="float" office:value="2862.13402277968" table:formula="of:=4096/3.3*[.C16]" table:style-name="ce4">
            <text:p>286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447" table:style-name="ce1">
            <text:p>1447</text:p>
          </table:table-cell>
          <table:table-cell office:value-type="float" office:value="2.2667170381564032" table:formula="of:=1200/(1200+[.B17])*5" table:style-name="ce1">
            <text:p>2.266717038</text:p>
          </table:table-cell>
          <table:table-cell office:value-type="float" office:value="2813.4766631177658" table:formula="of:=4096/3.3*[.C17]" table:style-name="ce4">
            <text:p>281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91" table:style-name="ce1">
            <text:p>1491</text:p>
          </table:table-cell>
          <table:table-cell office:value-type="float" office:value="2.229654403567447" table:formula="of:=1200/(1200+[.B18])*5" table:style-name="ce1">
            <text:p>2.229654404</text:p>
          </table:table-cell>
          <table:table-cell office:value-type="float" office:value="2767.4740718218982" table:formula="of:=4096/3.3*[.C18]" table:style-name="ce4">
            <text:p>276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536" table:style-name="ce1">
            <text:p>1536</text:p>
          </table:table-cell>
          <table:table-cell office:value-type="float" office:value="2.1929824561403506" table:formula="of:=1200/(1200+[.B19])*5" table:style-name="ce1">
            <text:p>2.192982456</text:p>
          </table:table-cell>
          <table:table-cell office:value-type="float" office:value="2721.9564061669321" table:formula="of:=4096/3.3*[.C19]" table:style-name="ce4">
            <text:p>27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81" table:style-name="ce1">
            <text:p>1581</text:p>
          </table:table-cell>
          <table:table-cell office:value-type="float" office:value="2.1574973031283711" table:formula="of:=1200/(1200+[.B20])*5" table:style-name="ce1">
            <text:p>2.157497303</text:p>
          </table:table-cell>
          <table:table-cell office:value-type="float" office:value="2677.9118041253964" table:formula="of:=4096/3.3*[.C20]" table:style-name="ce4">
            <text:p>267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625" table:style-name="ce1">
            <text:p>1625</text:p>
          </table:table-cell>
          <table:table-cell office:value-type="float" office:value="2.1238938053097343" table:formula="of:=1200/(1200+[.B21])*5" table:style-name="ce1">
            <text:p>2.123893805</text:p>
          </table:table-cell>
          <table:table-cell office:value-type="float" office:value="2636.2027353177791" table:formula="of:=4096/3.3*[.C21]" table:style-name="ce4">
            <text:p>26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70" table:style-name="ce1">
            <text:p>1670</text:p>
          </table:table-cell>
          <table:table-cell office:value-type="float" office:value="2.0905923344947737" table:formula="of:=1200/(1200+[.B22])*5" table:style-name="ce1">
            <text:p>2.090592334</text:p>
          </table:table-cell>
          <table:table-cell office:value-type="float" office:value="2594.8685460880583" table:formula="of:=4096/3.3*[.C22]" table:style-name="ce4">
            <text:p>2595</text:p>
          </table:table-cell>
          <table:table-cell table:number-columns-repeated="16380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Tesla_100k" table:style-name="ta1">
        <table:table-column table:style-name="co8" table:number-columns-repeated="2" table:default-cell-style-name="ce1"/>
        <table:table-column table:style-name="co6" table:default-cell-style-name="ce1"/>
        <table:table-column table:style-name="co6" table:default-cell-style-name="ce4"/>
        <table:table-column table:style-name="co6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office:value-type="string" table:style-name="ce2">
            <text:p>Rload kOhm</text:p>
          </table:table-cell>
          <table:table-cell office:value-type="float" office:value="470" table:style-name="ce2">
            <text:p>470</text:p>
          </table:table-cell>
          <table:table-cell table:number-columns-repeated="57" table:style-name="ce2"/>
          <table:table-cell table:number-columns-repeated="16320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431" table:style-name="ce1">
            <text:p>431</text:p>
          </table:table-cell>
          <table:table-cell office:value-type="float" office:value="2.3917869034406216" table:formula="of:=[.B2]/([.$G$1]+[.B2])*5" table:style-name="ce1">
            <text:p>2.391786903</text:p>
          </table:table-cell>
          <table:table-cell office:value-type="float" office:value="2968.714895906905" table:formula="of:=[.C2]/3.3*4096" table:style-name="ce4">
            <text:p>296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360" table:style-name="ce1">
            <text:p>360</text:p>
          </table:table-cell>
          <table:table-cell office:value-type="float" office:value="2.1686746987951806" table:formula="of:=[.B3]/([.$G$1]+[.B3])*5" table:style-name="ce1">
            <text:p>2.168674699</text:p>
          </table:table-cell>
          <table:table-cell office:value-type="float" office:value="2691.7853231106242" table:formula="of:=[.C3]/3.3*4096" table:style-name="ce4">
            <text:p>2692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301" table:style-name="ce1">
            <text:p>301</text:p>
          </table:table-cell>
          <table:table-cell office:value-type="float" office:value="1.9520103761348897" table:formula="of:=[.B4]/([.$G$1]+[.B4])*5" table:style-name="ce1">
            <text:p>1.952010376</text:p>
          </table:table-cell>
          <table:table-cell office:value-type="float" office:value="2422.8589395904573" table:formula="of:=[.C4]/3.3*4096" table:style-name="ce4">
            <text:p>2423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253" table:style-name="ce1">
            <text:p>253</text:p>
          </table:table-cell>
          <table:table-cell office:value-type="float" office:value="1.7496542185338866" table:formula="of:=[.B5]/([.$G$1]+[.B5])*5" table:style-name="ce1">
            <text:p>1.749654219</text:p>
          </table:table-cell>
          <table:table-cell office:value-type="float" office:value="2171.6920239741817" table:formula="of:=[.C5]/3.3*4096" table:style-name="ce4">
            <text:p>2172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1.5592972181551976" table:formula="of:=[.B6]/([.$G$1]+[.B6])*5" table:style-name="ce1">
            <text:p>1.559297218</text:p>
          </table:table-cell>
          <table:table-cell office:value-type="float" office:value="1935.4186077465727" table:formula="of:=[.C6]/3.3*4096" table:style-name="ce4">
            <text:p>193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1.3846153846153846" table:formula="of:=[.B7]/([.$G$1]+[.B7])*5" table:style-name="ce1">
            <text:p>1.384615385</text:p>
          </table:table-cell>
          <table:table-cell office:value-type="float" office:value="1718.6013986013986" table:formula="of:=[.C7]/3.3*4096" table:style-name="ce4">
            <text:p>171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office:value-type="float" office:value="1.2279293739967898" table:formula="of:=[.B8]/([.$G$1]+[.B8])*5" table:style-name="ce1">
            <text:p>1.227929374</text:p>
          </table:table-cell>
          <table:table-cell office:value-type="float" office:value="1524.1208229972276" table:formula="of:=[.C8]/3.3*4096" table:style-name="ce4">
            <text:p>152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office:value-type="float" office:value="1.0833333333333335" table:formula="of:=[.B9]/([.$G$1]+[.B9])*5" table:style-name="ce1">
            <text:p>1.083333333</text:p>
          </table:table-cell>
          <table:table-cell office:value-type="float" office:value="1344.6464646464649" table:formula="of:=[.C9]/3.3*4096" table:style-name="ce4">
            <text:p>134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1" table:style-name="ce1">
            <text:p>111</text:p>
          </table:table-cell>
          <table:table-cell office:value-type="float" office:value="0.95524956970740105" table:formula="of:=[.B10]/([.$G$1]+[.B10])*5" table:style-name="ce1">
            <text:p>0.95524957</text:p>
          </table:table-cell>
          <table:table-cell office:value-type="float" office:value="1185.6673447034893" table:formula="of:=[.C10]/3.3*4096" table:style-name="ce4">
            <text:p>1186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0.84070796460177" table:formula="of:=[.B11]/([.$G$1]+[.B11])*5" table:style-name="ce1">
            <text:p>0.840707965</text:p>
          </table:table-cell>
          <table:table-cell office:value-type="float" office:value="1043.4969160632879" table:formula="of:=[.C11]/3.3*4096" table:style-name="ce4">
            <text:p>1043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1.5" table:style-name="ce1">
            <text:p>81.5</text:p>
          </table:table-cell>
          <table:table-cell office:value-type="float" office:value="0.73889392565729817" table:formula="of:=[.B12]/([.$G$1]+[.B12])*5" table:style-name="ce1">
            <text:p>0.738893926</text:p>
          </table:table-cell>
          <table:table-cell office:value-type="float" office:value="917.12409681584654" table:formula="of:=[.C12]/3.3*4096" table:style-name="ce4">
            <text:p>917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0.64895389742640242" table:formula="of:=[.B13]/([.$G$1]+[.B13])*5" table:style-name="ce1">
            <text:p>0.648953897</text:p>
          </table:table-cell>
          <table:table-cell office:value-type="float" office:value="805.48944359349832" table:formula="of:=[.C13]/3.3*4096" table:style-name="ce4">
            <text:p>80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0.4" table:style-name="ce1">
            <text:p>60.4</text:p>
          </table:table-cell>
          <table:table-cell office:value-type="float" office:value="0.56938159879336347" table:formula="of:=[.B14]/([.$G$1]+[.B14])*5" table:style-name="ce1">
            <text:p>0.569381599</text:p>
          </table:table-cell>
          <table:table-cell office:value-type="float" office:value="706.72334201745969" table:formula="of:=[.C14]/3.3*4096" table:style-name="ce4">
            <text:p>707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2.1" table:style-name="ce1">
            <text:p>52.1</text:p>
          </table:table-cell>
          <table:table-cell office:value-type="float" office:value="0.4989465619613101" table:formula="of:=[.B15]/([.$G$1]+[.B15])*5" table:style-name="ce1">
            <text:p>0.498946562</text:p>
          </table:table-cell>
          <table:table-cell office:value-type="float" office:value="619.29852054349283" table:formula="of:=[.C15]/3.3*4096" table:style-name="ce4">
            <text:p>61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.2" table:style-name="ce1">
            <text:p>45.2</text:p>
          </table:table-cell>
          <table:table-cell office:value-type="float" office:value="0.43866459627329191" table:formula="of:=[.B16]/([.$G$1]+[.B16])*5" table:style-name="ce1">
            <text:p>0.438664596</text:p>
          </table:table-cell>
          <table:table-cell office:value-type="float" office:value="544.47581404103141" table:formula="of:=[.C16]/3.3*4096" table:style-name="ce4">
            <text:p>54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0.3858236795601806" table:formula="of:=[.B17]/([.$G$1]+[.B17])*5" table:style-name="ce1">
            <text:p>0.38582368</text:p>
          </table:table-cell>
          <table:table-cell office:value-type="float" office:value="478.8890277207575" table:formula="of:=[.C17]/3.3*4096" table:style-name="ce4">
            <text:p>47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.1" table:style-name="ce1">
            <text:p>34.1</text:p>
          </table:table-cell>
          <table:table-cell office:value-type="float" office:value="0.33822654235270783" table:formula="of:=[.B18]/([.$G$1]+[.B18])*5" table:style-name="ce1">
            <text:p>0.338226542</text:p>
          </table:table-cell>
          <table:table-cell office:value-type="float" office:value="419.81088408384585" table:formula="of:=[.C18]/3.3*4096" table:style-name="ce4">
            <text:p>42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.8" table:style-name="ce1">
            <text:p>29.8</text:p>
          </table:table-cell>
          <table:table-cell office:value-type="float" office:value="0.29811924769907966" table:formula="of:=[.B19]/([.$G$1]+[.B19])*5" table:style-name="ce1">
            <text:p>0.298119248</text:p>
          </table:table-cell>
          <table:table-cell office:value-type="float" office:value="370.02922381073648" table:formula="of:=[.C19]/3.3*4096" table:style-name="ce4">
            <text:p>37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0.26209677419354838" table:formula="of:=[.B20]/([.$G$1]+[.B20])*5" table:style-name="ce1">
            <text:p>0.262096774</text:p>
          </table:table-cell>
          <table:table-cell office:value-type="float" office:value="325.31769305962854" table:formula="of:=[.C20]/3.3*4096" table:style-name="ce4">
            <text:p>32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.8" table:style-name="ce1">
            <text:p>22.8</text:p>
          </table:table-cell>
          <table:table-cell office:value-type="float" office:value="0.23133116883116883" table:formula="of:=[.B21]/([.$G$1]+[.B21])*5" table:style-name="ce1">
            <text:p>0.231331169</text:p>
          </table:table-cell>
          <table:table-cell office:value-type="float" office:value="287.13105076741442" table:formula="of:=[.C21]/3.3*4096" table:style-name="ce4">
            <text:p>28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0.2040816326530612" table:formula="of:=[.B22]/([.$G$1]+[.B22])*5" table:style-name="ce1">
            <text:p>0.204081633</text:p>
          </table:table-cell>
          <table:table-cell office:value-type="float" office:value="253.308596165739" table:formula="of:=[.C22]/3.3*4096" table:style-name="ce4">
            <text:p>25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7.5" table:style-name="ce1">
            <text:p>17.5</text:p>
          </table:table-cell>
          <table:table-cell office:value-type="float" office:value="0.17948717948717946" table:formula="of:=[.B23]/([.$G$1]+[.B23])*5" table:style-name="ce1">
            <text:p>0.179487179</text:p>
          </table:table-cell>
          <table:table-cell office:value-type="float" office:value="222.78166278166276" table:formula="of:=[.C23]/3.3*4096" table:style-name="ce4">
            <text:p>22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.4" table:style-name="ce1">
            <text:p>15.4</text:p>
          </table:table-cell>
          <table:table-cell office:value-type="float" office:value="0.15863205603625877" table:formula="of:=[.B24]/([.$G$1]+[.B24])*5" table:style-name="ce1">
            <text:p>0.158632056</text:p>
          </table:table-cell>
          <table:table-cell office:value-type="float" office:value="196.89603076500484" table:formula="of:=[.C24]/3.3*4096" table:style-name="ce4">
            <text:p>19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.6" table:style-name="ce1">
            <text:p>13.6</text:p>
          </table:table-cell>
          <table:table-cell office:value-type="float" office:value="0.14061207609594706" table:formula="of:=[.B25]/([.$G$1]+[.B25])*5" table:style-name="ce1">
            <text:p>0.140612076</text:p>
          </table:table-cell>
          <table:table-cell office:value-type="float" office:value="174.52941323909067" table:formula="of:=[.C25]/3.3*4096" table:style-name="ce4">
            <text:p>17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0.12448132780082986" table:formula="of:=[.B26]/([.$G$1]+[.B26])*5" table:style-name="ce1">
            <text:p>0.124481328</text:p>
          </table:table-cell>
          <table:table-cell office:value-type="float" office:value="154.50773293096944" table:formula="of:=[.C26]/3.3*4096" table:style-name="ce4">
            <text:p>15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.6" table:style-name="ce1">
            <text:p>10.6</text:p>
          </table:table-cell>
          <table:table-cell office:value-type="float" office:value="0.11027881814398668" table:formula="of:=[.B27]/([.$G$1]+[.B27])*5" table:style-name="ce1">
            <text:p>0.110278818</text:p>
          </table:table-cell>
          <table:table-cell office:value-type="float" office:value="136.87940579326349" table:formula="of:=[.C27]/3.3*4096" table:style-name="ce4">
            <text:p>13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.43" table:style-name="ce1">
            <text:p>9.43</text:p>
          </table:table-cell>
          <table:table-cell office:value-type="float" office:value="9.8345952485242888E-2" table:formula="of:=[.B28]/([.$G$1]+[.B28])*5" table:style-name="ce1">
            <text:p>0.098345952</text:p>
          </table:table-cell>
          <table:table-cell office:value-type="float" office:value="122.06818829683482" table:formula="of:=[.C28]/3.3*4096" table:style-name="ce4">
            <text:p>1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8.758727371545634E-2" table:formula="of:=[.B29]/([.$G$1]+[.B29])*5" table:style-name="ce1">
            <text:p>0.087587274</text:p>
          </table:table-cell>
          <table:table-cell office:value-type="float" office:value="108.71438579954824" table:formula="of:=[.C29]/3.3*4096" table:style-name="ce4">
            <text:p>10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7.44" table:style-name="ce1">
            <text:p>7.44</text:p>
          </table:table-cell>
          <table:table-cell office:value-type="float" office:value="7.7915549597855238E-2" table:formula="of:=[.B30]/([.$G$1]+[.B30])*5" table:style-name="ce1">
            <text:p>0.07791555</text:p>
          </table:table-cell>
          <table:table-cell office:value-type="float" office:value="96.709724591762139" table:formula="of:=[.C30]/3.3*4096" table:style-name="ce4">
            <text:p>9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6.62" table:style-name="ce1">
            <text:p>6.62</text:p>
          </table:table-cell>
          <table:table-cell office:value-type="float" office:value="6.9447358482648658E-2" table:formula="of:=[.B31]/([.$G$1]+[.B31])*5" table:style-name="ce1">
            <text:p>0.069447358</text:p>
          </table:table-cell>
          <table:table-cell office:value-type="float" office:value="86.198903134826949" table:formula="of:=[.C31]/3.3*4096" table:style-name="ce4">
            <text:p>8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91" table:style-name="ce1">
            <text:p>5.91</text:p>
          </table:table-cell>
          <table:table-cell office:value-type="float" office:value="6.209157193587022E-2" table:formula="of:=[.B32]/([.$G$1]+[.B32])*5" table:style-name="ce1">
            <text:p>0.062091572</text:p>
          </table:table-cell>
          <table:table-cell office:value-type="float" office:value="77.068811711916496" table:formula="of:=[.C32]/3.3*4096" table:style-name="ce4">
            <text:p>7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27" table:style-name="ce1">
            <text:p>5.27</text:p>
          </table:table-cell>
          <table:table-cell office:value-type="float" office:value="5.5442169714057271E-2" table:formula="of:=[.B33]/([.$G$1]+[.B33])*5" table:style-name="ce1">
            <text:p>0.05544217</text:p>
          </table:table-cell>
          <table:table-cell office:value-type="float" office:value="68.815493075387451" table:formula="of:=[.C33]/3.3*4096" table:style-name="ce4">
            <text:p>6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.71" table:style-name="ce1">
            <text:p>4.71</text:p>
          </table:table-cell>
          <table:table-cell office:value-type="float" office:value="4.9609235111963093E-2" table:formula="of:=[.B34]/([.$G$1]+[.B34])*5" table:style-name="ce1">
            <text:p>0.049609235</text:p>
          </table:table-cell>
          <table:table-cell office:value-type="float" office:value="61.575583945030559" table:formula="of:=[.C34]/3.3*4096" table:style-name="ce4">
            <text:p>6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.22" table:style-name="ce1">
            <text:p>4.22</text:p>
          </table:table-cell>
          <table:table-cell office:value-type="float" office:value="4.4494116654717211E-2" table:formula="of:=[.B35]/([.$G$1]+[.B35])*5" table:style-name="ce1">
            <text:p>0.044494117</text:p>
          </table:table-cell>
          <table:table-cell office:value-type="float" office:value="55.226636914461125" table:formula="of:=[.C35]/3.3*4096" table:style-name="ce4">
            <text:p>5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78" table:style-name="ce1">
            <text:p>3.78</text:p>
          </table:table-cell>
          <table:table-cell office:value-type="float" office:value="3.9891932964667143E-2" table:formula="of:=[.B36]/([.$G$1]+[.B36])*5" table:style-name="ce1">
            <text:p>0.039891933</text:p>
          </table:table-cell>
          <table:table-cell office:value-type="float" office:value="49.51435073432625" table:formula="of:=[.C36]/3.3*4096" table:style-name="ce4">
            <text:p>5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4" table:style-name="ce1">
            <text:p>3.4</text:p>
          </table:table-cell>
          <table:table-cell office:value-type="float" office:value="3.5910435149978874E-2" table:formula="of:=[.B37]/([.$G$1]+[.B37])*5" table:style-name="ce1">
            <text:p>0.035910435</text:p>
          </table:table-cell>
          <table:table-cell office:value-type="float" office:value="44.572467386155601" table:formula="of:=[.C37]/3.3*4096" table:style-name="ce4">
            <text:p>4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05" table:style-name="ce1">
            <text:p>3.05</text:p>
          </table:table-cell>
          <table:table-cell office:value-type="float" office:value="3.223760701828559E-2" table:formula="of:=[.B38]/([.$G$1]+[.B38])*5" table:style-name="ce1">
            <text:p>0.032237607</text:p>
          </table:table-cell>
          <table:table-cell office:value-type="float" office:value="40.013708589969028" table:formula="of:=[.C38]/3.3*4096" table:style-name="ce4">
            <text:p>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75" table:style-name="ce1">
            <text:p>2.75</text:p>
          </table:table-cell>
          <table:table-cell office:value-type="float" office:value="2.9085140137493391E-2" table:formula="of:=[.B39]/([.$G$1]+[.B39])*5" table:style-name="ce1">
            <text:p>0.02908514</text:p>
          </table:table-cell>
          <table:table-cell office:value-type="float" office:value="36.100828485809977" table:formula="of:=[.C39]/3.3*4096" table:style-name="ce4">
            <text:p>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2.6139225770948422E-2" table:formula="of:=[.B40]/([.$G$1]+[.B40])*5" table:style-name="ce1">
            <text:p>0.026139226</text:p>
          </table:table-cell>
          <table:table-cell office:value-type="float" office:value="32.44432386600144" table:formula="of:=[.C40]/3.3*4096" table:style-name="ce4">
            <text:p>3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.23" table:style-name="ce1">
            <text:p>2.23</text:p>
          </table:table-cell>
          <table:table-cell office:value-type="float" office:value="2.3611375812633673E-2" table:formula="of:=[.B41]/([.$G$1]+[.B41])*5" table:style-name="ce1">
            <text:p>0.023611376</text:p>
          </table:table-cell>
          <table:table-cell office:value-type="float" office:value="29.306725857135614" table:formula="of:=[.C41]/3.3*4096" table:style-name="ce4">
            <text:p>2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.02" table:style-name="ce1">
            <text:p>2.02</text:p>
          </table:table-cell>
          <table:table-cell office:value-type="float" office:value="2.1397398415321386E-2" table:formula="of:=[.B42]/([.$G$1]+[.B42])*5" table:style-name="ce1">
            <text:p>0.021397398</text:p>
          </table:table-cell>
          <table:table-cell office:value-type="float" office:value="26.558710275501941" table:formula="of:=[.C42]/3.3*4096" table:style-name="ce4">
            <text:p>2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.82" table:style-name="ce1">
            <text:p>1.82</text:p>
          </table:table-cell>
          <table:table-cell office:value-type="float" office:value="1.9287016235004874E-2" table:formula="of:=[.B43]/([.$G$1]+[.B43])*5" table:style-name="ce1">
            <text:p>0.019287016</text:p>
          </table:table-cell>
          <table:table-cell office:value-type="float" office:value="23.939278332903019" table:formula="of:=[.C43]/3.3*4096" table:style-name="ce4">
            <text:p>2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.65" table:style-name="ce1">
            <text:p>1.65</text:p>
          </table:table-cell>
          <table:table-cell office:value-type="float" office:value="1.7491784161984523E-2" table:formula="of:=[.B44]/([.$G$1]+[.B44])*5" table:style-name="ce1">
            <text:p>0.017491784</text:p>
          </table:table-cell>
          <table:table-cell office:value-type="float" office:value="21.711014523481396" table:formula="of:=[.C44]/3.3*4096" table:style-name="ce4">
            <text:p>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.5" table:style-name="ce1">
            <text:p>1.5</text:p>
          </table:table-cell>
          <table:table-cell office:value-type="float" office:value="1.5906680805938496E-2" table:formula="of:=[.B45]/([.$G$1]+[.B45])*5" table:style-name="ce1">
            <text:p>0.015906681</text:p>
          </table:table-cell>
          <table:table-cell office:value-type="float" office:value="19.743565024583056" table:formula="of:=[.C45]/3.3*4096" table:style-name="ce4">
            <text:p>2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36" table:style-name="ce1">
            <text:p>1.36</text:p>
          </table:table-cell>
          <table:table-cell office:value-type="float" office:value="1.4426340801086219E-2" table:formula="of:=[.B46]/([.$G$1]+[.B46])*5" table:style-name="ce1">
            <text:p>0.014426341</text:p>
          </table:table-cell>
          <table:table-cell office:value-type="float" office:value="17.906149067045199" table:formula="of:=[.C46]/3.3*4096" table:style-name="ce4">
            <text:p>18</text:p>
          </table:table-cell>
          <table:table-cell table:number-columns-repeated="16380" table:style-name="ce1"/>
        </table:table-row>
        <table:table-row table:number-rows-repeated="1048530" table:style-name="ro2">
          <table:table-cell table:number-columns-repeated="16384"/>
        </table:table-row>
      </table:table>
      <table:table table:name="Tesla_52k" table:style-name="ta1">
        <table:table-column table:style-name="co6" table:number-columns-repeated="7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office:value-type="string" table:style-name="ce1">
            <text:p>Rload kOhm</text:p>
          </table:table-cell>
          <table:table-cell office:value-type="float" office:value="147" table:style-name="ce1">
            <text:p>147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2.7522935779816518" table:formula="of:=[.B2]/([.$G$1]+[.B2])*5" table:style-name="ce1">
            <text:p>2.752293578</text:p>
          </table:table-cell>
          <table:table-cell office:value-type="float" office:value="3416.1801501251048" table:formula="of:=[.C2]/3.3*4096" table:style-name="ce4">
            <text:p>3416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0" table:style-name="ce1">
            <text:p>120</text:p>
          </table:table-cell>
          <table:table-cell office:value-type="float" office:value="2.2471910112359552" table:formula="of:=[.B3]/([.$G$1]+[.B3])*5" table:style-name="ce1">
            <text:p>2.247191011</text:p>
          </table:table-cell>
          <table:table-cell office:value-type="float" office:value="2789.2407218249919" table:formula="of:=[.C3]/3.3*4096" table:style-name="ce4">
            <text:p>2789</text:p>
          </table:table-cell>
          <table:table-cell table:number-columns-repeated="16380" table:style-name="ce1"/>
        </table:table-row>
        <table:table-row table:style-name="ro1">
          <table:table-cell office:value-type="float" office:value="13.5" table:style-name="ce8">
            <text:p>13.5</text:p>
          </table:table-cell>
          <table:table-cell office:value-type="float" office:value="82" table:style-name="ce8">
            <text:p>82</text:p>
          </table:table-cell>
          <table:table-cell office:value-type="float" office:value="1.7903930131004366" table:formula="of:=[.B4]/([.$G$1]+[.B4])*5" table:style-name="ce1">
            <text:p>1.790393013</text:p>
          </table:table-cell>
          <table:table-cell office:value-type="float" office:value="2222.2575095937541" table:formula="of:=[.C4]/3.3*4096" table:style-name="ce4">
            <text:p>2222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1.5165876777251186" table:formula="of:=[.B5]/([.$G$1]+[.B5])*5" table:style-name="ce1">
            <text:p>1.516587678</text:p>
          </table:table-cell>
          <table:table-cell office:value-type="float" office:value="1882.4070084733594" table:formula="of:=[.C5]/3.3*4096" table:style-name="ce4">
            <text:p>1882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53" table:style-name="ce8">
            <text:p>53</text:p>
          </table:table-cell>
          <table:table-cell office:value-type="float" office:value="1.3250000000000002" table:formula="of:=[.B6]/([.$G$1]+[.B6])*5" table:style-name="ce1">
            <text:p>1.325</text:p>
          </table:table-cell>
          <table:table-cell office:value-type="float" office:value="1644.606060606061" table:formula="of:=[.C6]/3.3*4096" table:style-name="ce4">
            <text:p>1645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39" table:style-name="ce8">
            <text:p>39</text:p>
          </table:table-cell>
          <table:table-cell office:value-type="float" office:value="1.0483870967741935" table:formula="of:=[.B7]/([.$G$1]+[.B7])*5" table:style-name="ce1">
            <text:p>1.048387097</text:p>
          </table:table-cell>
          <table:table-cell office:value-type="float" office:value="1301.2707722385142" table:formula="of:=[.C7]/3.3*4096" table:style-name="ce4">
            <text:p>1301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0.89385474860335201" table:formula="of:=[.B8]/([.$G$1]+[.B8])*5" table:style-name="ce1">
            <text:p>0.893854749</text:p>
          </table:table-cell>
          <table:table-cell office:value-type="float" office:value="1109.463348569494" table:formula="of:=[.C8]/3.3*4096" table:style-name="ce4">
            <text:p>1109</text:p>
          </table:table-cell>
          <table:table-cell table:number-columns-repeated="16380" table:style-name="ce1"/>
        </table:table-row>
        <table:table-row table:style-name="ro1">
          <table:table-cell office:value-type="float" office:value="35.5" table:style-name="ce8">
            <text:p>35.5</text:p>
          </table:table-cell>
          <table:table-cell office:value-type="float" office:value="29" table:style-name="ce8">
            <text:p>29</text:p>
          </table:table-cell>
          <table:table-cell office:value-type="float" office:value="0.82386363636363635" table:formula="of:=[.B9]/([.$G$1]+[.B9])*5" table:style-name="ce1">
            <text:p>0.823863636</text:p>
          </table:table-cell>
          <table:table-cell office:value-type="float" office:value="1022.5895316804408" table:formula="of:=[.C9]/3.3*4096" table:style-name="ce4">
            <text:p>1023</text:p>
          </table:table-cell>
          <table:table-cell table:number-columns-repeated="16380" table:style-name="ce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0.7267441860465117" table:formula="of:=[.B10]/([.$G$1]+[.B10])*5" table:style-name="ce1">
            <text:p>0.726744186</text:p>
          </table:table-cell>
          <table:table-cell office:value-type="float" office:value="902.04369274136729" table:formula="of:=[.C10]/3.3*4096" table:style-name="ce4">
            <text:p>902</text:p>
          </table:table-cell>
          <table:table-cell table:number-columns-repeated="16380" table:style-name="ce1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22.3" table:style-name="ce8">
            <text:p>22.3</text:p>
          </table:table-cell>
          <table:table-cell office:value-type="float" office:value="0.65859421145894848" table:formula="of:=[.B11]/([.$G$1]+[.B11])*5" table:style-name="ce1">
            <text:p>0.658594211</text:p>
          </table:table-cell>
          <table:table-cell office:value-type="float" office:value="817.45511822298579" table:formula="of:=[.C11]/3.3*4096" table:style-name="ce4">
            <text:p>817</text:p>
          </table:table-cell>
          <table:table-cell table:number-columns-repeated="16380" table:style-name="ce1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17.8" table:style-name="ce8">
            <text:p>17.8</text:p>
          </table:table-cell>
          <table:table-cell office:value-type="float" office:value="0.54004854368932032" table:formula="of:=[.B12]/([.$G$1]+[.B12])*5" table:style-name="ce1">
            <text:p>0.540048544</text:p>
          </table:table-cell>
          <table:table-cell office:value-type="float" office:value="670.31479847013827" table:formula="of:=[.C12]/3.3*4096" table:style-name="ce4">
            <text:p>670</text:p>
          </table:table-cell>
          <table:table-cell table:number-columns-repeated="16380" table:style-name="ce1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5" table:style-name="ce8">
            <text:p>15</text:p>
          </table:table-cell>
          <table:table-cell office:value-type="float" office:value="0.46296296296296291" table:formula="of:=[.B13]/([.$G$1]+[.B13])*5" table:style-name="ce1">
            <text:p>0.462962963</text:p>
          </table:table-cell>
          <table:table-cell office:value-type="float" office:value="574.63524130190797" table:formula="of:=[.C13]/3.3*4096" table:style-name="ce4">
            <text:p>575</text:p>
          </table:table-cell>
          <table:table-cell table:number-columns-repeated="16380" table:style-name="ce1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3" table:style-name="ce8">
            <text:p>13</text:p>
          </table:table-cell>
          <table:table-cell office:value-type="float" office:value="0.40625" table:formula="of:=[.B14]/([.$G$1]+[.B14])*5" table:style-name="ce1">
            <text:p>0.40625</text:p>
          </table:table-cell>
          <table:table-cell office:value-type="float" office:value="504.24242424242425" table:formula="of:=[.C14]/3.3*4096" table:style-name="ce4">
            <text:p>504</text:p>
          </table:table-cell>
          <table:table-cell table:number-columns-repeated="16380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0.37735849056603771" table:formula="of:=[.B15]/([.$G$1]+[.B15])*5" table:style-name="ce1">
            <text:p>0.377358491</text:p>
          </table:table-cell>
          <table:table-cell office:value-type="float" office:value="468.38193253287591" table:formula="of:=[.C15]/3.3*4096" table:style-name="ce4">
            <text:p>468</text:p>
          </table:table-cell>
          <table:table-cell table:number-columns-repeated="16380" table:style-name="ce1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0.34810126582278478" table:formula="of:=[.B16]/([.$G$1]+[.B16])*5" table:style-name="ce1">
            <text:p>0.348101266</text:p>
          </table:table-cell>
          <table:table-cell office:value-type="float" office:value="432.06751054852322" table:formula="of:=[.C16]/3.3*4096" table:style-name="ce4">
            <text:p>432</text:p>
          </table:table-cell>
          <table:table-cell table:number-columns-repeated="16380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0.31847133757961782" table:formula="of:=[.B17]/([.$G$1]+[.B17])*5" table:style-name="ce1">
            <text:p>0.318471338</text:p>
          </table:table-cell>
          <table:table-cell office:value-type="float" office:value="395.29048446245901" table:formula="of:=[.C17]/3.3*4096" table:style-name="ce4">
            <text:p>395</text:p>
          </table:table-cell>
          <table:table-cell table:number-columns-repeated="1638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0.28846153846153849" table:formula="of:=[.B18]/([.$G$1]+[.B18])*5" table:style-name="ce1">
            <text:p>0.288461538</text:p>
          </table:table-cell>
          <table:table-cell office:value-type="float" office:value="358.04195804195808" table:formula="of:=[.C18]/3.3*4096" table:style-name="ce4">
            <text:p>358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Tesla_LDU_Fluid" table:style-name="ta1">
        <table:table-column table:style-name="co6" table:number-columns-repeated="3" table:default-cell-style-name="ce1"/>
        <table:table-column table:style-name="co6" table:default-cell-style-name="ce4"/>
        <table:table-column table:style-name="co6" table:number-columns-repeated="3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office:value-type="string" table:style-name="ce1">
            <text:p>Rload kOhm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24.6" table:style-name="ce1">
            <text:p>24.6</text:p>
          </table:table-cell>
          <table:table-cell office:value-type="float" office:value="3.106060606060606" table:formula="of:=5*[.B2]/([.$G$1]+[.B2])" table:style-name="ce1">
            <text:p>3.106060606</text:p>
          </table:table-cell>
          <table:table-cell office:value-type="float" office:value="3855.2800734618918" table:formula="of:=[.C2]/3.3*4096" table:style-name="ce4">
            <text:p>385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.7678571428571428" table:formula="of:=5*[.B3]/([.$G$1]+[.B3])" table:style-name="ce1">
            <text:p>2.767857143</text:p>
          </table:table-cell>
          <table:table-cell office:value-type="float" office:value="3435.4978354978357" table:formula="of:=[.C3]/3.3*4096" table:style-name="ce4">
            <text:p>343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5.02" table:style-name="ce1">
            <text:p>15.02</text:p>
          </table:table-cell>
          <table:table-cell office:value-type="float" office:value="2.5016655562958028" table:formula="of:=5*[.B4]/([.$G$1]+[.B4])" table:style-name="ce1">
            <text:p>2.501665556</text:p>
          </table:table-cell>
          <table:table-cell office:value-type="float" office:value="3105.0976116932147" table:formula="of:=[.C4]/3.3*4096" table:style-name="ce4">
            <text:p>310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11.73" table:style-name="ce1">
            <text:p>11.73</text:p>
          </table:table-cell>
          <table:table-cell office:value-type="float" office:value="2.1941638608305278" table:formula="of:=5*[.B5]/([.$G$1]+[.B5])" table:style-name="ce1">
            <text:p>2.194163861</text:p>
          </table:table-cell>
          <table:table-cell office:value-type="float" office:value="2723.422779988437" table:formula="of:=[.C5]/3.3*4096" table:style-name="ce4">
            <text:p>2723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.9450101832993889" table:formula="of:=5*[.B6]/([.$G$1]+[.B6])" table:style-name="ce1">
            <text:p>1.945010183</text:p>
          </table:table-cell>
          <table:table-cell office:value-type="float" office:value="2414.1702153922115" table:formula="of:=[.C6]/3.3*4096" table:style-name="ce4">
            <text:p>241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8.11" table:style-name="ce1">
            <text:p>8.11</text:p>
          </table:table-cell>
          <table:table-cell office:value-type="float" office:value="1.7546516659454781" table:formula="of:=5*[.B7]/([.$G$1]+[.B7])" table:style-name="ce1">
            <text:p>1.754651666</text:p>
          </table:table-cell>
          <table:table-cell office:value-type="float" office:value="2177.8949162765693" table:formula="of:=[.C7]/3.3*4096" table:style-name="ce4">
            <text:p>2178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float" office:value="6.3" table:style-name="ce1">
            <text:p>6.3</text:p>
          </table:table-cell>
          <table:table-cell office:value-type="float" office:value="1.4788732394366197" table:formula="of:=5*[.B8]/([.$G$1]+[.B8])" table:style-name="ce1">
            <text:p>1.478873239</text:p>
          </table:table-cell>
          <table:table-cell office:value-type="float" office:value="1835.595390524968" table:formula="of:=[.C8]/3.3*4096" table:style-name="ce4">
            <text:p>1836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5.25" table:style-name="ce1">
            <text:p>5.25</text:p>
          </table:table-cell>
          <table:table-cell office:value-type="float" office:value="1.2962962962962963" table:formula="of:=5*[.B9]/([.$G$1]+[.B9])" table:style-name="ce1">
            <text:p>1.296296296</text:p>
          </table:table-cell>
          <table:table-cell office:value-type="float" office:value="1608.9786756453425" table:formula="of:=[.C9]/3.3*4096" table:style-name="ce4">
            <text:p>160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1340206185567012" table:formula="of:=5*[.B10]/([.$G$1]+[.B10])" table:style-name="ce1">
            <text:p>1.134020619</text:p>
          </table:table-cell>
          <table:table-cell office:value-type="float" office:value="1407.5601374570449" table:formula="of:=[.C10]/3.3*4096" table:style-name="ce4">
            <text:p>1408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3.52" table:style-name="ce1">
            <text:p>3.52</text:p>
          </table:table-cell>
          <table:table-cell office:value-type="float" office:value="0.95032397408207359" table:formula="of:=5*[.B11]/([.$G$1]+[.B11])" table:style-name="ce1">
            <text:p>0.950323974</text:p>
          </table:table-cell>
          <table:table-cell office:value-type="float" office:value="1179.5536357091435" table:formula="of:=[.C11]/3.3*4096" table:style-name="ce4">
            <text:p>1180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2.86" table:style-name="ce1">
            <text:p>2.86</text:p>
          </table:table-cell>
          <table:table-cell office:value-type="float" office:value="0.80067189249720039" table:formula="of:=5*[.B12]/([.$G$1]+[.B12])" table:style-name="ce1">
            <text:p>0.800671892</text:p>
          </table:table-cell>
          <table:table-cell office:value-type="float" office:value="993.80365808137367" table:formula="of:=[.C12]/3.3*4096" table:style-name="ce4">
            <text:p>99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2.44" table:style-name="ce1">
            <text:p>2.44</text:p>
          </table:table-cell>
          <table:table-cell office:value-type="float" office:value="0.69954128440366958" table:formula="of:=5*[.B13]/([.$G$1]+[.B13])" table:style-name="ce1">
            <text:p>0.699541284</text:p>
          </table:table-cell>
          <table:table-cell office:value-type="float" office:value="868.27912149013059" table:formula="of:=[.C13]/3.3*4096" table:style-name="ce4">
            <text:p>868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2.06" table:style-name="ce1">
            <text:p>2.06</text:p>
          </table:table-cell>
          <table:table-cell office:value-type="float" office:value="0.6037514654161783" table:formula="of:=5*[.B14]/([.$G$1]+[.B14])" table:style-name="ce1">
            <text:p>0.603751465</text:p>
          </table:table-cell>
          <table:table-cell office:value-type="float" office:value="749.38363707414135" table:formula="of:=[.C14]/3.3*4096" table:style-name="ce4">
            <text:p>74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float" office:value="1.72" table:style-name="ce1">
            <text:p>1.72</text:p>
          </table:table-cell>
          <table:table-cell office:value-type="float" office:value="0.5143540669856459" table:formula="of:=5*[.B15]/([.$G$1]+[.B15])" table:style-name="ce1">
            <text:p>0.514354067</text:p>
          </table:table-cell>
          <table:table-cell office:value-type="float" office:value="638.42250253733505" table:formula="of:=[.C15]/3.3*4096" table:style-name="ce4">
            <text:p>638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1.53" table:style-name="ce1">
            <text:p>1.53</text:p>
          </table:table-cell>
          <table:table-cell office:value-type="float" office:value="0.4627949183303085" table:formula="of:=5*[.B16]/([.$G$1]+[.B16])" table:style-name="ce1">
            <text:p>0.462794918</text:p>
          </table:table-cell>
          <table:table-cell office:value-type="float" office:value="574.42666226695269" table:formula="of:=[.C16]/3.3*4096" table:style-name="ce4">
            <text:p>57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float" office:value="1.31" table:style-name="ce1">
            <text:p>1.31</text:p>
          </table:table-cell>
          <table:table-cell office:value-type="float" office:value="0.40159411404046602" table:formula="of:=5*[.B17]/([.$G$1]+[.B17])" table:style-name="ce1">
            <text:p>0.401594114</text:p>
          </table:table-cell>
          <table:table-cell office:value-type="float" office:value="498.46348215446938" table:formula="of:=[.C17]/3.3*4096" table:style-name="ce4">
            <text:p>49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34739454094292804" table:formula="of:=5*[.B18]/([.$G$1]+[.B18])" table:style-name="ce1">
            <text:p>0.347394541</text:p>
          </table:table-cell>
          <table:table-cell office:value-type="float" office:value="431.19031506128283" table:formula="of:=[.C18]/3.3*4096" table:style-name="ce4">
            <text:p>43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float" office:value="0.96" table:style-name="ce1">
            <text:p>0.96</text:p>
          </table:table-cell>
          <table:table-cell office:value-type="float" office:value="0.3007518796992481" table:formula="of:=5*[.B19]/([.$G$1]+[.B19])" table:style-name="ce1">
            <text:p>0.30075188</text:p>
          </table:table-cell>
          <table:table-cell office:value-type="float" office:value="373.29687856003648" table:formula="of:=[.C19]/3.3*4096" table:style-name="ce4">
            <text:p>37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0.8" table:style-name="ce1">
            <text:p>0.8</text:p>
          </table:table-cell>
          <table:table-cell office:value-type="float" office:value="0.25316455696202528" table:formula="of:=5*[.B20]/([.$G$1]+[.B20])" table:style-name="ce1">
            <text:p>0.253164557</text:p>
          </table:table-cell>
          <table:table-cell office:value-type="float" office:value="314.23091676256229" table:formula="of:=[.C20]/3.3*4096" table:style-name="ce4">
            <text:p>31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0.7" table:style-name="ce1">
            <text:p>0.7</text:p>
          </table:table-cell>
          <table:table-cell office:value-type="float" office:value="0.22292993630573249" table:formula="of:=5*[.B21]/([.$G$1]+[.B21])" table:style-name="ce1">
            <text:p>0.222929936</text:p>
          </table:table-cell>
          <table:table-cell office:value-type="float" office:value="276.70333912372132" table:formula="of:=[.C21]/3.3*4096" table:style-name="ce4">
            <text:p>277</text:p>
          </table:table-cell>
          <table:table-cell table:number-columns-repeated="16380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BB600" table:style-name="ta1">
        <table:table-column table:style-name="co6" table:number-columns-repeated="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MBB600</text:p>
          </table:table-cell>
          <table:table-cell office:value-type="float" office:value="5000" table:style-name="ce1">
            <text:p>5000</text:p>
          </table:table-cell>
          <table:table-cell office:value-type="float" office:value="3375" table:style-name="ce1">
            <text:p>3375</text:p>
          </table:table-cell>
          <table:table-cell office:value-type="float" office:value="6.0306814945994956E-2" table:formula="of:=[.B1]*EXP(-[.C1]/298)" table:style-name="ce1">
            <text:p>0.0603068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10000" table:style-name="ce1">
            <text:p>1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17764.785210829556" table:formula="of:=[.$D$1]*EXP([.$C$1]/(273+[.A4]))" table:style-name="ce1">
            <text:p>17764.78521</text:p>
          </table:table-cell>
          <table:table-cell office:value-type="float" office:value="3.1991576876849859" table:formula="of:=[.B4]/([.B4]+[.$B$2])*5" table:style-name="ce1">
            <text:p>3.199157688</text:p>
          </table:table-cell>
          <table:table-cell office:value-type="float" office:value="3970.8332996235463" table:formula="of:=[.C4]/3.3*4096" table:style-name="ce4">
            <text:p>397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105.600531928845" table:formula="of:=[.$D$1]*EXP([.$C$1]/(273+[.A5]))" table:style-name="ce1">
            <text:p>14105.60053</text:p>
          </table:table-cell>
          <table:table-cell office:value-type="float" office:value="2.9257932224599434" table:formula="of:=[.B5]/([.B5]+[.$B$2])*5" table:style-name="ce1">
            <text:p>2.925793222</text:p>
          </table:table-cell>
          <table:table-cell office:value-type="float" office:value="3631.5300118775544" table:formula="of:=[.C5]/3.3*4096" table:style-name="ce4">
            <text:p>363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293.443391895802" table:formula="of:=[.$D$1]*EXP([.$C$1]/(273+[.A6]))" table:style-name="ce1">
            <text:p>11293.44339</text:p>
          </table:table-cell>
          <table:table-cell office:value-type="float" office:value="2.6518593503280075" table:formula="of:=[.B6]/([.B6]+[.$B$2])*5" table:style-name="ce1">
            <text:p>2.65185935</text:p>
          </table:table-cell>
          <table:table-cell office:value-type="float" office:value="3291.5199693768241" table:formula="of:=[.C6]/3.3*4096" table:style-name="ce4">
            <text:p>329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113.2519252493803" table:formula="of:=[.$D$1]*EXP([.$C$1]/(273+[.A7]))" table:style-name="ce1">
            <text:p>9113.251925</text:p>
          </table:table-cell>
          <table:table-cell office:value-type="float" office:value="2.3840139712725716" table:formula="of:=[.B7]/([.B7]+[.$B$2])*5" table:style-name="ce1">
            <text:p>2.384013971</text:p>
          </table:table-cell>
          <table:table-cell office:value-type="float" office:value="2959.067038282562" table:formula="of:=[.C7]/3.3*4096" table:style-name="ce4">
            <text:p>295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08.9190889375941" table:formula="of:=[.$D$1]*EXP([.$C$1]/(273+[.A8]))" table:style-name="ce1">
            <text:p>7408.919089</text:p>
          </table:table-cell>
          <table:table-cell office:value-type="float" office:value="2.1279089905258832" table:formula="of:=[.B8]/([.B8]+[.$B$2])*5" table:style-name="ce1">
            <text:p>2.127908991</text:p>
          </table:table-cell>
          <table:table-cell office:value-type="float" office:value="2641.1864318769753" table:formula="of:=[.C8]/3.3*4096" table:style-name="ce4">
            <text:p>264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66.0392988358972" table:formula="of:=[.$D$1]*EXP([.$C$1]/(273+[.A9]))" table:style-name="ce1">
            <text:p>6066.039299</text:p>
          </table:table-cell>
          <table:table-cell office:value-type="float" office:value="1.8878452822144616" table:formula="of:=[.B9]/([.B9]+[.$B$2])*5" table:style-name="ce1">
            <text:p>1.887845282</text:p>
          </table:table-cell>
          <table:table-cell office:value-type="float" office:value="2343.2164472577074" table:formula="of:=[.C9]/3.3*4096" table:style-name="ce4">
            <text:p>234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00" table:formula="of:=[.$D$1]*EXP([.$C$1]/(273+[.A10]))" table:style-name="ce1">
            <text:p>5000</text:p>
          </table:table-cell>
          <table:table-cell office:value-type="float" office:value="1.6666666666666665" table:formula="of:=[.B10]/([.B10]+[.$B$2])*5" table:style-name="ce1">
            <text:p>1.666666667</text:p>
          </table:table-cell>
          <table:table-cell office:value-type="float" office:value="2068.6868686868688" table:formula="of:=[.C10]/3.3*4096" table:style-name="ce4">
            <text:p>206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47.6769984763778" table:formula="of:=[.$D$1]*EXP([.$C$1]/(273+[.A11]))" table:style-name="ce1">
            <text:p>4147.676998</text:p>
          </table:table-cell>
          <table:table-cell office:value-type="float" office:value="1.4658508951409686" table:formula="of:=[.B11]/([.B11]+[.$B$2])*5" table:style-name="ce1">
            <text:p>1.465850895</text:p>
          </table:table-cell>
          <table:table-cell office:value-type="float" office:value="1819.4318989386084" table:formula="of:=[.C11]/3.3*4096" table:style-name="ce4">
            <text:p>181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61.5856502891243" table:formula="of:=[.$D$1]*EXP([.$C$1]/(273+[.A12]))" table:style-name="ce1">
            <text:p>3461.58565</text:p>
          </table:table-cell>
          <table:table-cell office:value-type="float" office:value="1.285727305911684" table:formula="of:=[.B12]/([.B12]+[.$B$2])*5" table:style-name="ce1">
            <text:p>1.285727306</text:p>
          </table:table-cell>
          <table:table-cell office:value-type="float" office:value="1595.8603166709872" table:formula="of:=[.C12]/3.3*4096" table:style-name="ce4">
            <text:p>159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05.722767501341" table:formula="of:=[.$D$1]*EXP([.$C$1]/(273+[.A13]))" table:style-name="ce1">
            <text:p>2905.722768</text:p>
          </table:table-cell>
          <table:table-cell office:value-type="float" office:value="1.1257497235328857" table:formula="of:=[.B13]/([.B13]+[.$B$2])*5" table:style-name="ce1">
            <text:p>1.125749724</text:p>
          </table:table-cell>
          <table:table-cell office:value-type="float" office:value="1397.2942023002122" table:formula="of:=[.C13]/3.3*4096" table:style-name="ce4">
            <text:p>139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52.5838559446647" table:formula="of:=[.$D$1]*EXP([.$C$1]/(273+[.A14]))" table:style-name="ce1">
            <text:p>2452.583856</text:p>
          </table:table-cell>
          <table:table-cell office:value-type="float" office:value="0.98476905850099561" table:formula="of:=[.B14]/([.B14]+[.$B$2])*5" table:style-name="ce1">
            <text:p>0.984769059</text:p>
          </table:table-cell>
          <table:table-cell office:value-type="float" office:value="1222.3072920060843" table:formula="of:=[.C14]/3.3*4096" table:style-name="ce4">
            <text:p>12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81.0050318362755" table:formula="of:=[.$D$1]*EXP([.$C$1]/(273+[.A15]))" table:style-name="ce1">
            <text:p>2081.005032</text:p>
          </table:table-cell>
          <table:table-cell office:value-type="float" office:value="0.86127148625149152" table:formula="of:=[.B15]/([.B15]+[.$B$2])*5" table:style-name="ce1">
            <text:p>0.861271486</text:p>
          </table:table-cell>
          <table:table-cell office:value-type="float" office:value="1069.0206083897301" table:formula="of:=[.C15]/3.3*4096" table:style-name="ce4">
            <text:p>106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74.5887449045154" table:formula="of:=[.$D$1]*EXP([.$C$1]/(273+[.A16]))" table:style-name="ce1">
            <text:p>1774.588745</text:p>
          </table:table-cell>
          <table:table-cell office:value-type="float" office:value="0.75356718750473284" table:formula="of:=[.B16]/([.B16]+[.$B$2])*5" table:style-name="ce1">
            <text:p>0.753567188</text:p>
          </table:table-cell>
          <table:table-cell office:value-type="float" office:value="935.33672727860176" table:formula="of:=[.C16]/3.3*4096" table:style-name="ce4">
            <text:p>93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20.5463208058823" table:formula="of:=[.$D$1]*EXP([.$C$1]/(273+[.A17]))" table:style-name="ce1">
            <text:p>1520.546321</text:p>
          </table:table-cell>
          <table:table-cell office:value-type="float" office:value="0.65992804441044828" table:formula="of:=[.B17]/([.B17]+[.$B$2])*5" table:style-name="ce1">
            <text:p>0.659928044</text:p>
          </table:table-cell>
          <table:table-cell office:value-type="float" office:value="819.11068785005943" table:formula="of:=[.C17]/3.3*4096" table:style-name="ce4">
            <text:p>81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08.8405347588935" table:formula="of:=[.$D$1]*EXP([.$C$1]/(273+[.A18]))" table:style-name="ce1">
            <text:p>1308.840535</text:p>
          </table:table-cell>
          <table:table-cell office:value-type="float" office:value="0.57868025052437355" table:formula="of:=[.B18]/([.B18]+[.$B$2])*5" table:style-name="ce1">
            <text:p>0.578680251</text:p>
          </table:table-cell>
          <table:table-cell office:value-type="float" office:value="718.26494125691943" table:formula="of:=[.C18]/3.3*4096" table:style-name="ce4">
            <text:p>71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31.5458452472656" table:formula="of:=[.$D$1]*EXP([.$C$1]/(273+[.A19]))" table:style-name="ce1">
            <text:p>1131.545845</text:p>
          </table:table-cell>
          <table:table-cell office:value-type="float" office:value="0.50826087453540492" table:formula="of:=[.B19]/([.B19]+[.$B$2])*5" table:style-name="ce1">
            <text:p>0.508260875</text:p>
          </table:table-cell>
          <table:table-cell office:value-type="float" office:value="630.85955821121775" table:formula="of:=[.C19]/3.3*4096" table:style-name="ce4">
            <text:p>63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82.3677192471755" table:formula="of:=[.$D$1]*EXP([.$C$1]/(273+[.A20]))" table:style-name="ce1">
            <text:p>982.3677192</text:p>
          </table:table-cell>
          <table:table-cell office:value-type="float" office:value="0.447247690279722" table:formula="of:=[.B20]/([.B20]+[.$B$2])*5" table:style-name="ce1">
            <text:p>0.44724769</text:p>
          </table:table-cell>
          <table:table-cell office:value-type="float" office:value="555.12925435931561" table:formula="of:=[.C20]/3.3*4096" table:style-name="ce4">
            <text:p>55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56.27908021299356" table:formula="of:=[.$D$1]*EXP([.$C$1]/(273+[.A21]))" table:style-name="ce1">
            <text:p>856.2790802</text:p>
          </table:table-cell>
          <table:table-cell office:value-type="float" office:value="0.39437042557872137" table:formula="of:=[.B21]/([.B21]+[.$B$2])*5" table:style-name="ce1">
            <text:p>0.394370426</text:p>
          </table:table-cell>
          <table:table-cell office:value-type="float" office:value="489.49735247589177" table:formula="of:=[.C21]/3.3*4096" table:style-name="ce4">
            <text:p>48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49.24357984717199" table:formula="of:=[.$D$1]*EXP([.$C$1]/(273+[.A22]))" table:style-name="ce1">
            <text:p>749.2435798</text:p>
          </table:table-cell>
          <table:table-cell office:value-type="float" office:value="0.34850990875853999" table:formula="of:=[.B22]/([.B22]+[.$B$2])*5" table:style-name="ce1">
            <text:p>0.348509909</text:p>
          </table:table-cell>
          <table:table-cell office:value-type="float" office:value="432.57472311363028" table:formula="of:=[.C22]/3.3*4096" table:style-name="ce4">
            <text:p>43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58.00366213764789" table:formula="of:=[.$D$1]*EXP([.$C$1]/(273+[.A23]))" table:style-name="ce1">
            <text:p>658.0036621</text:p>
          </table:table-cell>
          <table:table-cell office:value-type="float" office:value="0.30868992120691102" table:formula="of:=[.B23]/([.B23]+[.$B$2])*5" table:style-name="ce1">
            <text:p>0.308689921</text:p>
          </table:table-cell>
          <table:table-cell office:value-type="float" office:value="383.14967189803264" table:formula="of:=[.C23]/3.3*4096" table:style-name="ce4">
            <text:p>38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79.91728881818756" table:formula="of:=[.$D$1]*EXP([.$C$1]/(273+[.A24]))" table:style-name="ce1">
            <text:p>579.9172888</text:p>
          </table:table-cell>
          <table:table-cell office:value-type="float" office:value="0.27406513349168454" table:formula="of:=[.B24]/([.B24]+[.$B$2])*5" table:style-name="ce1">
            <text:p>0.274065133</text:p>
          </table:table-cell>
          <table:table-cell office:value-type="float" office:value="340.17296569149693" table:formula="of:=[.C24]/3.3*4096" table:style-name="ce4">
            <text:p>3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2.83143701851441" table:formula="of:=[.$D$1]*EXP([.$C$1]/(273+[.A25]))" table:style-name="ce1">
            <text:p>512.831437</text:p>
          </table:table-cell>
          <table:table-cell office:value-type="float" office:value="0.24390738122780919" table:formula="of:=[.B25]/([.B25]+[.$B$2])*5" table:style-name="ce1">
            <text:p>0.243907381</text:p>
          </table:table-cell>
          <table:table-cell office:value-type="float" office:value="302.74079803306256" table:formula="of:=[.C25]/3.3*4096" table:style-name="ce4">
            <text:p>303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Leaf_Heatsink" table:style-name="ta1"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Temp</text:p>
          </table:table-cell>
          <table:table-cell office:value-type="string" table:style-name="ce2">
            <text:p>Dutycycle 1</text:p>
          </table:table-cell>
          <table:table-cell office:value-type="string" table:style-name="ce2">
            <text:p>Dutycycle 2</text:p>
          </table:table-cell>
          <table:table-cell office:value-type="string" table:style-name="ce2">
            <text:p>Voltage</text:p>
          </table:table-cell>
          <table:table-cell office:value-type="string" table:style-name="ce2">
            <text:p>Voltage divided</text:p>
          </table:table-cell>
          <table:table-cell office:value-type="string" table:style-name="ce2">
            <text:p>Digits</text:p>
          </table:table-cell>
          <table:table-cell table:number-columns-repeated="16378" table:style-name="ce2"/>
        </table:table-row>
        <table:table-row table:style-name="ro1">
          <table:table-cell office:value-type="float" office:value="-10" table:style-name="ce10">
            <text:p>-10°C</text:p>
          </table:table-cell>
          <table:table-cell office:value-type="percentage" office:value="0.37552727272727277" table:formula="of:=[.B6]-[.$M$10]*([.A6]-[.A2])" table:style-name="ce5">
            <text:p>37.55%</text:p>
          </table:table-cell>
          <table:table-cell office:value-type="percentage" office:value="0.37852727272727277" table:formula="of:=[.C6]-[.$M$10]*([.A6]-[.A2])" table:style-name="ce5">
            <text:p>37.85%</text:p>
          </table:table-cell>
          <table:table-cell office:value-type="float" office:value="1.0851363636363638" table:formula="of:=5*([.B2]+[.C2])/2-0.8" table:style-name="ce11">
            <text:p>1.085V</text:p>
          </table:table-cell>
          <table:table-cell office:value-type="float" office:value="0.89476156299840526" table:formula="of:=[.D2]*47/(47+10)" table:style-name="ce11">
            <text:p>0.895V</text:p>
          </table:table-cell>
          <table:table-cell office:value-type="float" office:value="1110.5888975883238" table:formula="of:=[.E2]/3.3*4096" table:style-name="ce4">
            <text:p>1111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0" table:style-name="ce10">
            <text:p>0°C</text:p>
          </table:table-cell>
          <table:table-cell office:value-type="percentage" office:value="0.39789545454545461" table:formula="of:=[.B5]-[.$M$10]*([.A6]-[.A3])" table:style-name="ce5">
            <text:p>39.79%</text:p>
          </table:table-cell>
          <table:table-cell office:value-type="percentage" office:value="0.40089545454545461" table:formula="of:=[.C5]-[.$M$10]*([.A6]-[.A3])" table:style-name="ce5">
            <text:p>40.09%</text:p>
          </table:table-cell>
          <table:table-cell office:value-type="float" office:value="1.1969772727272729" table:formula="of:=5*([.B3]+[.C3])/2-0.8" table:style-name="ce11">
            <text:p>1.197V</text:p>
          </table:table-cell>
          <table:table-cell office:value-type="float" office:value="0.98698125996810226" table:formula="of:=[.D3]*47/(47+10)" table:style-name="ce11">
            <text:p>0.987V</text:p>
          </table:table-cell>
          <table:table-cell office:value-type="float" office:value="1225.0531032816202" table:formula="of:=[.E3]/3.3*4096" table:style-name="ce4">
            <text:p>1225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0">
            <text:p>10°C</text:p>
          </table:table-cell>
          <table:table-cell office:value-type="percentage" office:value="0.43943636363636368" table:formula="of:=[.B6]-[.$M$10]*([.A6]-[.A4])" table:style-name="ce5">
            <text:p>43.94%</text:p>
          </table:table-cell>
          <table:table-cell office:value-type="percentage" office:value="0.44243636363636368" table:formula="of:=[.C6]-[.$M$10]*([.A6]-[.A4])" table:style-name="ce5">
            <text:p>44.24%</text:p>
          </table:table-cell>
          <table:table-cell office:value-type="float" office:value="1.4046818181818181" table:formula="of:=5*([.B4]+[.C4])/2-0.8" table:style-name="ce11">
            <text:p>1.405V</text:p>
          </table:table-cell>
          <table:table-cell office:value-type="float" office:value="1.1582464114832536" table:formula="of:=[.D4]*47/(47+10)" table:style-name="ce11">
            <text:p>1.158V</text:p>
          </table:table-cell>
          <table:table-cell office:value-type="float" office:value="1437.6294852834567" table:formula="of:=[.E4]/3.3*4096" table:style-name="ce4">
            <text:p>1438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0">
            <text:p>15°C</text:p>
          </table:table-cell>
          <table:table-cell office:value-type="percentage" office:value="0.45541363636363641" table:formula="of:=[.B6]-[.$M$10]*([.A6]-[.A5])" table:style-name="ce5">
            <text:p>45.54%</text:p>
          </table:table-cell>
          <table:table-cell office:value-type="percentage" office:value="0.45841363636363641" table:formula="of:=[.C6]-[.$M$10]*([.A6]-[.A5])" table:style-name="ce5">
            <text:p>45.84%</text:p>
          </table:table-cell>
          <table:table-cell office:value-type="float" office:value="1.484568181818182" table:formula="of:=5*([.B5]+[.C5])/2-0.8" table:style-name="ce11">
            <text:p>1.485V</text:p>
          </table:table-cell>
          <table:table-cell office:value-type="float" office:value="1.224117623604466" table:formula="of:=[.D5]*47/(47+10)" table:style-name="ce11">
            <text:p>1.224V</text:p>
          </table:table-cell>
          <table:table-cell office:value-type="float" office:value="1519.3896322072403" table:formula="of:=[.E5]/3.3*4096" table:style-name="ce4">
            <text:p>1519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18" table:style-name="ce10">
            <text:p>18°C</text:p>
          </table:table-cell>
          <table:table-cell office:value-type="percentage" office:value="0.46500000000000002" table:style-name="ce5">
            <text:p>46.50%</text:p>
          </table:table-cell>
          <table:table-cell office:value-type="percentage" office:value="0.46800000000000003" table:style-name="ce5">
            <text:p>46.80%</text:p>
          </table:table-cell>
          <table:table-cell office:value-type="float" office:value="1.5325" table:formula="of:=5*([.B6]+[.C6])/2-0.8" table:style-name="ce11">
            <text:p>1.533V</text:p>
          </table:table-cell>
          <table:table-cell office:value-type="float" office:value="1.263640350877193" table:formula="of:=[.D6]*47/(47+10)" table:style-name="ce11">
            <text:p>1.264V</text:p>
          </table:table-cell>
          <table:table-cell office:value-type="float" office:value="1568.44572036151" table:formula="of:=[.E6]/3.3*4096" table:style-name="ce4">
            <text:p>1568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style-name="ce10">
            <text:p>25°C</text:p>
          </table:table-cell>
          <table:table-cell office:value-type="percentage" office:value="0.48599999999999999" table:style-name="ce5">
            <text:p>48.60%</text:p>
          </table:table-cell>
          <table:table-cell office:value-type="percentage" office:value="0.49" table:style-name="ce5">
            <text:p>49.00%</text:p>
          </table:table-cell>
          <table:table-cell office:value-type="float" office:value="1.64" table:formula="of:=5*([.B7]+[.C7])/2-0.8" table:style-name="ce11">
            <text:p>1.640V</text:p>
          </table:table-cell>
          <table:table-cell office:value-type="float" office:value="1.3522807017543859" table:formula="of:=[.D7]*47/(47+10)" table:style-name="ce11">
            <text:p>1.352V</text:p>
          </table:table-cell>
          <table:table-cell office:value-type="float" office:value="1678.4671982987772" table:formula="of:=[.E7]/3.3*4096" table:style-name="ce4">
            <text:p>1678</text:p>
          </table:table-cell>
          <table:table-cell office:value-type="string" table:style-name="ce1">
            <text:p>, \</text:p>
          </table:table-cell>
          <table:table-cell table:number-columns-repeated="3" table:style-name="ce1"/>
          <table:table-cell office:value-type="float" office:value="1.5357142857142847E-2" table:formula="of:=([.D7]-[.D6])/([.A7]-[.A6])" table:style-name="ce1">
            <text:p>0.015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30" table:style-name="ce10">
            <text:p>30°C</text:p>
          </table:table-cell>
          <table:table-cell office:value-type="percentage" office:value="0.50119999999999998" table:style-name="ce5">
            <text:p>50.12%</text:p>
          </table:table-cell>
          <table:table-cell office:value-type="percentage" office:value="0.50539999999999996" table:style-name="ce5">
            <text:p>50.54%</text:p>
          </table:table-cell>
          <table:table-cell office:value-type="float" office:value="1.7164999999999997" table:formula="of:=5*([.B8]+[.C8])/2-0.8" table:style-name="ce11">
            <text:p>1.717V</text:p>
          </table:table-cell>
          <table:table-cell office:value-type="float" office:value="1.4153596491228067" table:formula="of:=[.D8]*47/(47+10)" table:style-name="ce11">
            <text:p>1.415V</text:p>
          </table:table-cell>
          <table:table-cell office:value-type="float" office:value="1756.7615523657626" table:formula="of:=[.E8]/3.3*4096" table:style-name="ce4">
            <text:p>1757</text:p>
          </table:table-cell>
          <table:table-cell office:value-type="string" table:style-name="ce1">
            <text:p>, \</text:p>
          </table:table-cell>
          <table:table-cell table:number-columns-repeated="3" table:style-name="ce1"/>
          <table:table-cell office:value-type="float" office:value="1.5299999999999958E-2" table:formula="of:=([.D8]-[.D7])/([.A8]-[.A7])" table:style-name="ce1">
            <text:p>0.0153</text:p>
          </table:table-cell>
          <table:table-cell table:number-columns-repeated="16373" table:style-name="ce1"/>
        </table:table-row>
        <table:table-row table:style-name="ro1">
          <table:table-cell office:value-type="float" office:value="35" table:style-name="ce10">
            <text:p>35°C</text:p>
          </table:table-cell>
          <table:table-cell office:value-type="percentage" office:value="0.51900000000000002" table:style-name="ce5">
            <text:p>51.90%</text:p>
          </table:table-cell>
          <table:table-cell office:value-type="percentage" office:value="0.52300000000000002" table:style-name="ce5">
            <text:p>52.30%</text:p>
          </table:table-cell>
          <table:table-cell office:value-type="float" office:value="1.8049999999999999" table:formula="of:=5*([.B9]+[.C9])/2-0.8" table:style-name="ce11">
            <text:p>1.805V</text:p>
          </table:table-cell>
          <table:table-cell office:value-type="float" office:value="1.4883333333333333" table:formula="of:=[.D9]*47/(47+10)" table:style-name="ce11">
            <text:p>1.488V</text:p>
          </table:table-cell>
          <table:table-cell office:value-type="float" office:value="1847.3373737373738" table:formula="of:=[.E9]/3.3*4096" table:style-name="ce4">
            <text:p>1847</text:p>
          </table:table-cell>
          <table:table-cell office:value-type="string" table:style-name="ce1">
            <text:p>, \</text:p>
          </table:table-cell>
          <table:table-cell table:number-columns-repeated="3" table:style-name="ce1"/>
          <table:table-cell office:value-type="float" office:value="1.7700000000000049E-2" table:formula="of:=([.D9]-[.D8])/([.A9]-[.A8])" table:style-name="ce1">
            <text:p>0.0177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style-name="ce10">
            <text:p>40°C</text:p>
          </table:table-cell>
          <table:table-cell office:value-type="percentage" office:value="0.5343" table:style-name="ce5">
            <text:p>53.43%</text:p>
          </table:table-cell>
          <table:table-cell office:value-type="percentage" office:value="0.5383" table:style-name="ce5">
            <text:p>53.83%</text:p>
          </table:table-cell>
          <table:table-cell office:value-type="float" office:value="1.8814999999999997" table:formula="of:=5*([.B10]+[.C10])/2-0.8" table:style-name="ce11">
            <text:p>1.882V</text:p>
          </table:table-cell>
          <table:table-cell office:value-type="float" office:value="1.5514122807017541" table:formula="of:=[.D10]*47/(47+10)" table:style-name="ce11">
            <text:p>1.551V</text:p>
          </table:table-cell>
          <table:table-cell office:value-type="float" office:value="1925.6317278043591" table:formula="of:=[.E10]/3.3*4096" table:style-name="ce4">
            <text:p>1926</text:p>
          </table:table-cell>
          <table:table-cell office:value-type="string" table:style-name="ce1">
            <text:p>, \</text:p>
          </table:table-cell>
          <table:table-cell table:number-columns-repeated="3" table:style-name="ce1"/>
          <table:table-cell office:value-type="float" office:value="1.5299999999999958E-2" table:formula="of:=([.D10]-[.D9])/([.A10]-[.A9])" table:style-name="ce1">
            <text:p>0.0153</text:p>
          </table:table-cell>
          <table:table-cell office:value-type="float" office:value="1.5863636363636354E-2" table:formula="of:=([.D10]-[.D6])/([.A10]-[.A6])" table:style-name="ce1">
            <text:p>0.015863636</text:p>
          </table:table-cell>
          <table:table-cell office:value-type="percentage" office:value="3.1954545454545443E-3" table:formula="of:=([.C10]-[.C6])/([.A10]-[.A6])" table:style-name="ce5">
            <text:p>0.32%</text:p>
          </table:table-cell>
          <table:table-cell table:number-columns-repeated="16371"/>
        </table:table-row>
        <table:table-row table:style-name="ro1">
          <table:table-cell office:value-type="float" office:value="50" table:style-name="ce10">
            <text:p>50°C</text:p>
          </table:table-cell>
          <table:table-cell office:value-type="percentage" office:value="0.55766818181818179" table:formula="of:=[.$B$3]+[.$M$10]*[.$A11]" table:style-name="ce5">
            <text:p>55.77%</text:p>
          </table:table-cell>
          <table:table-cell office:value-type="percentage" office:value="0.56066818181818179" table:formula="of:=[.$C$3]+[.$M$10]*[.$A11]" table:style-name="ce5">
            <text:p>56.07%</text:p>
          </table:table-cell>
          <table:table-cell office:value-type="float" office:value="1.9958409090909084" table:formula="of:=5*([.B11]+[.C11])/2-0.8" table:style-name="ce11">
            <text:p>1.996V</text:p>
          </table:table-cell>
          <table:table-cell office:value-type="float" office:value="1.6456933811802228" table:formula="of:=[.D11]*47/(47+10)" table:style-name="ce11">
            <text:p>1.646V</text:p>
          </table:table-cell>
          <table:table-cell office:value-type="float" office:value="2042.6545725194524" table:formula="of:=[.E11]/3.3*4096" table:style-name="ce4">
            <text:p>2043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60" table:style-name="ce10">
            <text:p>60°C</text:p>
          </table:table-cell>
          <table:table-cell office:value-type="percentage" office:value="0.58962272727272724" table:formula="of:=[.$B$3]+[.$M$10]*[.$A12]" table:style-name="ce5">
            <text:p>58.96%</text:p>
          </table:table-cell>
          <table:table-cell office:value-type="percentage" office:value="0.59262272727272725" table:formula="of:=[.$C$3]+[.$M$10]*[.$A12]" table:style-name="ce5">
            <text:p>59.26%</text:p>
          </table:table-cell>
          <table:table-cell office:value-type="float" office:value="2.1556136363636362" table:formula="of:=5*([.B12]+[.C12])/2-0.8" table:style-name="ce11">
            <text:p>2.156V</text:p>
          </table:table-cell>
          <table:table-cell office:value-type="float" office:value="1.7774358054226473" table:formula="of:=[.D12]*47/(47+10)" table:style-name="ce11">
            <text:p>1.777V</text:p>
          </table:table-cell>
          <table:table-cell office:value-type="float" office:value="2206.1748663670191" table:formula="of:=[.E12]/3.3*4096" table:style-name="ce4">
            <text:p>2206</text:p>
          </table:table-cell>
          <table:table-cell office:value-type="string" table:style-name="ce1">
            <text:p>, \</text:p>
          </table:table-cell>
          <table:table-cell table:number-columns-repeated="3" table:style-name="ce1"/>
          <table:table-cell office:value-type="float" office:value="3.3724999999999996" table:formula="of:=2.5+[.L10]*55" table:style-name="ce1">
            <text:p>3.3725</text:p>
          </table:table-cell>
          <table:table-cell table:number-columns-repeated="16373" table:style-name="ce1"/>
        </table:table-row>
        <table:table-row table:style-name="ro1">
          <table:table-cell office:value-type="float" office:value="70" table:style-name="ce10">
            <text:p>70°C</text:p>
          </table:table-cell>
          <table:table-cell office:value-type="percentage" office:value="0.6215772727272727" table:formula="of:=[.$B$3]+[.$M$10]*[.$A13]" table:style-name="ce5">
            <text:p>62.16%</text:p>
          </table:table-cell>
          <table:table-cell office:value-type="percentage" office:value="0.6245772727272727" table:formula="of:=[.$C$3]+[.$M$10]*[.$A13]" table:style-name="ce5">
            <text:p>62.46%</text:p>
          </table:table-cell>
          <table:table-cell office:value-type="float" office:value="2.315386363636363" table:formula="of:=5*([.B13]+[.C13])/2-0.8" table:style-name="ce11">
            <text:p>2.315V</text:p>
          </table:table-cell>
          <table:table-cell office:value-type="float" office:value="1.9091782296650712" table:formula="of:=[.D13]*47/(47+10)" table:style-name="ce11">
            <text:p>1.909V</text:p>
          </table:table-cell>
          <table:table-cell office:value-type="float" office:value="2369.6951602145855" table:formula="of:=[.E13]/3.3*4096" table:style-name="ce4">
            <text:p>2370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80" table:style-name="ce10">
            <text:p>80°C</text:p>
          </table:table-cell>
          <table:table-cell office:value-type="percentage" office:value="0.65353181818181816" table:formula="of:=[.$B$3]+[.$M$10]*[.$A14]" table:style-name="ce5">
            <text:p>65.35%</text:p>
          </table:table-cell>
          <table:table-cell office:value-type="percentage" office:value="0.65653181818181816" table:formula="of:=[.$C$3]+[.$M$10]*[.$A14]" table:style-name="ce5">
            <text:p>65.65%</text:p>
          </table:table-cell>
          <table:table-cell office:value-type="float" office:value="2.4751590909090915" table:formula="of:=5*([.B14]+[.C14])/2-0.8" table:style-name="ce11">
            <text:p>2.475V</text:p>
          </table:table-cell>
          <table:table-cell office:value-type="float" office:value="2.0409206539074964" table:formula="of:=[.D14]*47/(47+10)" table:style-name="ce11">
            <text:p>2.041V</text:p>
          </table:table-cell>
          <table:table-cell office:value-type="float" office:value="2533.2154540621532" table:formula="of:=[.E14]/3.3*4096" table:style-name="ce4">
            <text:p>2533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90" table:style-name="ce10">
            <text:p>90°C</text:p>
          </table:table-cell>
          <table:table-cell office:value-type="percentage" office:value="0.68548636363636362" table:formula="of:=[.$B$3]+[.$M$10]*[.$A15]" table:style-name="ce5">
            <text:p>68.55%</text:p>
          </table:table-cell>
          <table:table-cell office:value-type="percentage" office:value="0.68848636363636362" table:formula="of:=[.$C$3]+[.$M$10]*[.$A15]" table:style-name="ce5">
            <text:p>68.85%</text:p>
          </table:table-cell>
          <table:table-cell office:value-type="float" office:value="2.6349318181818182" table:formula="of:=5*([.B15]+[.C15])/2-0.8" table:style-name="ce11">
            <text:p>2.635V</text:p>
          </table:table-cell>
          <table:table-cell office:value-type="float" office:value="2.1726630781499203" table:formula="of:=[.D15]*47/(47+10)" table:style-name="ce11">
            <text:p>2.173V</text:p>
          </table:table-cell>
          <table:table-cell office:value-type="float" office:value="2696.7357479097195" table:formula="of:=[.E15]/3.3*4096" table:style-name="ce4">
            <text:p>2697</text:p>
          </table:table-cell>
          <table:table-cell office:value-type="string" table:style-name="ce1">
            <text:p>, \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10">
            <text:p>100°C</text:p>
          </table:table-cell>
          <table:table-cell office:value-type="percentage" office:value="0.71744090909090907" table:formula="of:=[.$B$3]+[.$M$10]*[.$A16]" table:style-name="ce5">
            <text:p>71.74%</text:p>
          </table:table-cell>
          <table:table-cell office:value-type="percentage" office:value="0.72044090909090897" table:formula="of:=[.$C$3]+[.$M$10]*[.$A16]" table:style-name="ce5">
            <text:p>72.04%</text:p>
          </table:table-cell>
          <table:table-cell office:value-type="float" office:value="2.7947045454545449" table:formula="of:=5*([.B16]+[.C16])/2-0.8" table:style-name="ce11">
            <text:p>2.795V</text:p>
          </table:table-cell>
          <table:table-cell office:value-type="float" office:value="2.3044055023923438" table:formula="of:=[.D16]*47/(47+10)" table:style-name="ce11">
            <text:p>2.304V</text:p>
          </table:table-cell>
          <table:table-cell office:value-type="float" office:value="2860.2560417572849" table:formula="of:=[.E16]/3.3*4096" table:style-name="ce4">
            <text:p>2860</text:p>
          </table:table-cell>
          <table:table-cell table:number-columns-repeated="16378" table:style-name="ce1"/>
        </table:table-row>
        <table:table-row table:style-name="ro1">
          <table:table-cell table:style-name="ce10"/>
          <table:table-cell table:number-columns-repeated="2" table:style-name="ce5"/>
          <table:table-cell table:number-columns-repeated="2" table:style-name="ce11"/>
          <table:table-cell table:style-name="ce4"/>
          <table:table-cell table:number-columns-repeated="16378"/>
        </table:table-row>
        <table:table-row table:number-rows-repeated="15" table:style-name="ro1">
          <table:table-cell table:style-name="ce10"/>
          <table:table-cell table:number-columns-repeated="2" table:style-name="ce5"/>
          <table:table-cell table:number-columns-repeated="16381" table:style-name="ce1"/>
        </table:table-row>
        <table:table-row table:number-rows-repeated="4" table:style-name="ro1">
          <table:table-cell table:style-name="ce10"/>
          <table:table-cell table:number-columns-repeated="2" table:style-name="ce5"/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Leaf" table:style-name="ta1">
        <table:shapes>
          <draw:frame draw:z-index="1" draw:id="id0" draw:style-name="a0" draw:name="Chart 1" svg:x="10.94449in" svg:y="0.718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0.61969in" svg:y="3.866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6" table:number-columns-repeated="12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1">
            <text:p>Leaf</text:p>
          </table:table-cell>
          <table:table-cell office:value-type="float" office:value="17000" table:style-name="ce1">
            <text:p>17000</text:p>
          </table:table-cell>
          <table:table-cell office:value-type="float" office:value="2165" table:style-name="ce1">
            <text:p>2165</text:p>
          </table:table-cell>
          <table:table-cell office:value-type="float" office:value="11.892024340113409" table:formula="of:=[.B1]*EXP(-[.C1]/298)" table:style-name="ce1">
            <text:p>11.89202434</text:p>
          </table:table-cell>
          <table:table-cell table:style-name="ce3"/>
          <table:table-cell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4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61894.104069917979" table:formula="of:=[.$D$1]*EXP([.$C$1]/(273+[.A5]))" table:style-name="ce1">
            <text:p>61894.10407</text:p>
          </table:table-cell>
          <table:table-cell office:value-type="float" office:value="3.9749353885712491E-2" table:formula="of:=5*[.$C$26]/([.$C$26]+[.B5]+[.$C$26])" table:style-name="ce7">
            <text:p>0.04</text:p>
          </table:table-cell>
          <table:table-cell office:value-type="float" office:value="49.337379853296476" table:formula="of:=[.C5]/3.3*4096" table:style-name="ce4">
            <text:p>4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44703.501702435991" table:formula="of:=[.$D$1]*EXP([.$C$1]/(273+[.A6]))" table:style-name="ce1">
            <text:p>44703.5017</text:p>
          </table:table-cell>
          <table:table-cell office:value-type="float" office:value="5.4700403839444765E-2" table:formula="of:=5*[.$C$26]/([.$C$26]+[.B6]+[.$C$26])" table:style-name="ce7">
            <text:p>0.05</text:p>
          </table:table-cell>
          <table:table-cell office:value-type="float" office:value="67.894804280716897" table:formula="of:=[.C6]/3.3*4096" table:style-name="ce4">
            <text:p>68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3066.331957491544" table:formula="of:=[.$D$1]*EXP([.$C$1]/(273+[.A7]))" table:style-name="ce1">
            <text:p>33066.33196</text:p>
          </table:table-cell>
          <table:table-cell office:value-type="float" office:value="7.3386239619796331E-2" table:formula="of:=5*[.$C$26]/([.$C$26]+[.B7]+[.$C$26])" table:style-name="ce7">
            <text:p>0.07</text:p>
          </table:table-cell>
          <table:table-cell office:value-type="float" office:value="91.087890146268421" table:formula="of:=[.C7]/3.3*4096" table:style-name="ce4">
            <text:p>91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985.342460856966" table:formula="of:=[.$D$1]*EXP([.$C$1]/(273+[.A8]))" table:style-name="ce1">
            <text:p>24985.34246</text:p>
          </table:table-cell>
          <table:table-cell office:value-type="float" office:value="9.6208083605820338E-2" table:formula="of:=5*[.$C$26]/([.$C$26]+[.B8]+[.$C$26])" table:style-name="ce7">
            <text:p>0.10</text:p>
          </table:table-cell>
          <table:table-cell office:value-type="float" office:value="119.41463953013337" table:formula="of:=[.C8]/3.3*4096" table:style-name="ce4">
            <text:p>11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243.843111458304" table:formula="of:=[.$D$1]*EXP([.$C$1]/(273+[.A9]))" table:style-name="ce1">
            <text:p>19243.84311</text:p>
          </table:table-cell>
          <table:table-cell office:value-type="float" office:value="0.12349433782091328" table:formula="of:=5*[.$C$26]/([.$C$26]+[.B9]+[.$C$26])" table:style-name="ce7">
            <text:p>0.12</text:p>
          </table:table-cell>
          <table:table-cell office:value-type="float" office:value="153.28266900438206" table:formula="of:=[.C9]/3.3*4096" table:style-name="ce4">
            <text:p>153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079.364116764316" table:formula="of:=[.$D$1]*EXP([.$C$1]/(273+[.A10]))" table:style-name="ce1">
            <text:p>15079.36412</text:p>
          </table:table-cell>
          <table:table-cell office:value-type="float" office:value="0.15547878522095937" table:formula="of:=5*[.$C$26]/([.$C$26]+[.B10]+[.$C$26])" table:style-name="ce7">
            <text:p>0.16</text:p>
          </table:table-cell>
          <table:table-cell office:value-type="float" office:value="192.98215280759078" table:formula="of:=[.C10]/3.3*4096" table:style-name="ce4">
            <text:p>193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001.667281521655" table:formula="of:=[.$D$1]*EXP([.$C$1]/(273+[.A11]))" table:style-name="ce1">
            <text:p>12001.66728</text:p>
          </table:table-cell>
          <table:table-cell office:value-type="float" office:value="0.19228303154266008" table:formula="of:=5*[.$C$26]/([.$C$26]+[.B11]+[.$C$26])" table:style-name="ce7">
            <text:p>0.19</text:p>
          </table:table-cell>
          <table:table-cell office:value-type="float" office:value="238.66402945416235" table:formula="of:=[.C11]/3.3*4096" table:style-name="ce4">
            <text:p>239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16.399999999999999" table:style-name="ce1">
            <text:p>16.4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688.1069984809819" table:formula="of:=[.$D$1]*EXP([.$C$1]/(273+[.A12]))" table:style-name="ce1">
            <text:p>9688.106998</text:p>
          </table:table-cell>
          <table:table-cell office:value-type="float" office:value="0.23390484398736891" table:formula="of:=5*[.$C$26]/([.$C$26]+[.B12]+[.$C$26])" table:style-name="ce7">
            <text:p>0.23</text:p>
          </table:table-cell>
          <table:table-cell office:value-type="float" office:value="290.32552756735248" table:formula="of:=[.C12]/3.3*4096" table:style-name="ce4">
            <text:p>290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float" office:value="14.2" table:style-name="ce1">
            <text:p>14.2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921.7661081223187" table:formula="of:=[.$D$1]*EXP([.$C$1]/(273+[.A13]))" table:style-name="ce1">
            <text:p>7921.766108</text:p>
          </table:table-cell>
          <table:table-cell office:value-type="float" office:value="0.28021357763728144" table:formula="of:=5*[.$C$26]/([.$C$26]+[.B13]+[.$C$26])" table:style-name="ce7">
            <text:p>0.28</text:p>
          </table:table-cell>
          <table:table-cell office:value-type="float" office:value="347.80448909160754" table:formula="of:=[.C13]/3.3*4096" table:style-name="ce4">
            <text:p>348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office:value-type="float" office:value="12.3" table:style-name="ce1">
            <text:p>12.3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53.9375761234951" table:formula="of:=[.$D$1]*EXP([.$C$1]/(273+[.A14]))" table:style-name="ce1">
            <text:p>6553.937576</text:p>
          </table:table-cell>
          <table:table-cell office:value-type="float" office:value="0.33095322469992422" table:formula="of:=5*[.$C$26]/([.$C$26]+[.B14]+[.$C$26])" table:style-name="ce7">
            <text:p>0.33</text:p>
          </table:table-cell>
          <table:table-cell office:value-type="float" office:value="410.78315405178478" table:formula="of:=[.C14]/3.3*4096" table:style-name="ce4">
            <text:p>411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480.8332857087098" table:formula="of:=[.$D$1]*EXP([.$C$1]/(273+[.A15]))" table:style-name="ce1">
            <text:p>5480.833286</text:p>
          </table:table-cell>
          <table:table-cell office:value-type="float" office:value="0.38575286383510377" table:formula="of:=5*[.$C$26]/([.$C$26]+[.B15]+[.$C$26])" table:style-name="ce7">
            <text:p>0.39</text:p>
          </table:table-cell>
          <table:table-cell office:value-type="float" office:value="478.80113038441971" table:formula="of:=[.C15]/3.3*4096" table:style-name="ce4">
            <text:p>479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office:value-type="float" office:value="9.1999999999999993" table:style-name="ce1">
            <text:p>9.2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628.8108568595899" table:formula="of:=[.$D$1]*EXP([.$C$1]/(273+[.A16]))" table:style-name="ce1">
            <text:p>4628.810857</text:p>
          </table:table-cell>
          <table:table-cell office:value-type="float" office:value="0.44414354356095614" table:formula="of:=5*[.$C$26]/([.$C$26]+[.B16]+[.$C$26])" table:style-name="ce7">
            <text:p>0.44</text:p>
          </table:table-cell>
          <table:table-cell office:value-type="float" office:value="551.2763498259626" table:formula="of:=[.C16]/3.3*4096" table:style-name="ce4">
            <text:p>551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55" table:style-name="ce1">
            <text:p>55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944.8156262651037" table:formula="of:=[.$D$1]*EXP([.$C$1]/(273+[.A17]))" table:style-name="ce1">
            <text:p>3944.815626</text:p>
          </table:table-cell>
          <table:table-cell office:value-type="float" office:value="0.50558002339276076" table:formula="of:=5*[.$C$26]/([.$C$26]+[.B17]+[.$C$26])" table:style-name="ce7">
            <text:p>0.51</text:p>
          </table:table-cell>
          <table:table-cell office:value-type="float" office:value="627.53205327780245" table:formula="of:=[.C17]/3.3*4096" table:style-name="ce4">
            <text:p>628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60" table:style-name="ce1">
            <text:p>60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390.0822623422328" table:formula="of:=[.$D$1]*EXP([.$C$1]/(273+[.A18]))" table:style-name="ce1">
            <text:p>3390.082262</text:p>
          </table:table-cell>
          <table:table-cell office:value-type="float" office:value="0.56946541103450288" table:formula="of:=5*[.$C$26]/([.$C$26]+[.B18]+[.$C$26])" table:style-name="ce7">
            <text:p>0.57</text:p>
          </table:table-cell>
          <table:table-cell office:value-type="float" office:value="706.82737078706782" table:formula="of:=[.C18]/3.3*4096" table:style-name="ce4">
            <text:p>707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65" table:style-name="ce1">
            <text:p>65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35.9131384927132" table:formula="of:=[.$D$1]*EXP([.$C$1]/(273+[.A19]))" table:style-name="ce1">
            <text:p>2935.913138</text:p>
          </table:table-cell>
          <table:table-cell office:value-type="float" office:value="0.63517661900368905" table:formula="of:=5*[.$C$26]/([.$C$26]+[.B19]+[.$C$26])" table:style-name="ce7">
            <text:p>0.64</text:p>
          </table:table-cell>
          <table:table-cell office:value-type="float" office:value="788.38891861791228" table:formula="of:=[.C19]/3.3*4096" table:style-name="ce4">
            <text:p>788</text:p>
          </table:table-cell>
          <table:table-cell office:value-type="string" table:style-name="ce1">
            <text:p>,\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60.8035850362767" table:formula="of:=[.$D$1]*EXP([.$C$1]/(273+[.A20]))" table:style-name="ce1">
            <text:p>2560.803585</text:p>
          </table:table-cell>
          <table:table-cell office:value-type="float" office:value="0.70208871124087302" table:formula="of:=5*[.$C$26]/([.$C$26]+[.B20]+[.$C$26])" table:style-name="ce7">
            <text:p>0.70</text:p>
          </table:table-cell>
          <table:table-cell office:value-type="float" office:value="871.44101855836846" table:formula="of:=[.C20]/3.3*4096" table:style-name="ce4">
            <text:p>871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248.4552469578903" table:formula="of:=[.$D$1]*EXP([.$C$1]/(273+[.A21]))" table:style-name="ce1">
            <text:p>2248.455247</text:p>
          </table:table-cell>
          <table:table-cell office:value-type="float" office:value="0.76959656511851204" table:formula="of:=5*[.$C$26]/([.$C$26]+[.B21]+[.$C$26])" table:style-name="ce7">
            <text:p>0.77</text:p>
          </table:table-cell>
          <table:table-cell office:value-type="float" office:value="955.23258506831075" table:formula="of:=[.C21]/3.3*4096" table:style-name="ce4">
            <text:p>95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86.3841632827998" table:formula="of:=[.$D$1]*EXP([.$C$1]/(273+[.A22]))" table:style-name="ce1">
            <text:p>1986.384163</text:p>
          </table:table-cell>
          <table:table-cell office:value-type="float" office:value="0.83713275429771261" table:formula="of:=5*[.$C$26]/([.$C$26]+[.B22]+[.$C$26])" table:style-name="ce7">
            <text:p>0.84</text:p>
          </table:table-cell>
          <table:table-cell office:value-type="float" office:value="1039.0593216980094" table:formula="of:=[.C22]/3.3*4096" table:style-name="ce4">
            <text:p>103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Load Resistance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number-rows-repeated="6"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5"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Toyota_Motor" table:style-name="ta1">
        <table:table-column table:style-name="co8" table:default-cell-style-name="ce1"/>
        <table:table-column table:style-name="co10" table:default-cell-style-name="ce1"/>
        <table:table-column table:style-name="co6" table:default-cell-style-name="ce1"/>
        <table:table-column table:style-name="co6" table:default-cell-style-name="ce4"/>
        <table:table-column table:style-name="co6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R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480760.55758919159" table:formula="of:=[.B$11]/(EXP(3900*([.A2]-[.A$11])/(([.A2]+273.15)*([.A$11]+273.15))))" table:style-name="ce4">
            <text:p>480761</text:p>
          </table:table-cell>
          <table:table-cell office:value-type="float" office:value="3.2300772587563693" table:formula="of:=[.B$57]*([.B$54]*[.B2]/([.B$54]+[.B2]))/(([.B$54]*[.B2]/([.B$54]+[.B2]))+[.B$51])" table:style-name="ce12">
            <text:p>3.230077259</text:p>
          </table:table-cell>
          <table:table-cell office:value-type="float" office:value="4009.211046020027" table:formula="of:=[.C2]/3.3*4096" table:style-name="ce4">
            <text:p>4009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356729.9840923252" table:formula="of:=[.B$11]/(EXP(3900*([.A3]-[.A$11])/(([.A3]+273.15)*([.A$11]+273.15))))" table:style-name="ce4">
            <text:p>356730</text:p>
          </table:table-cell>
          <table:table-cell office:value-type="float" office:value="3.2282673613640478" table:formula="of:=[.B$57]*([.B$54]*[.B3]/([.B$54]+[.B3]))/(([.B$54]*[.B3]/([.B$54]+[.B3]))+[.B$51])" table:style-name="ce12">
            <text:p>3.228267361</text:p>
          </table:table-cell>
          <table:table-cell office:value-type="float" office:value="4006.9645794385274" table:formula="of:=[.C3]/3.3*4096" table:style-name="ce4">
            <text:p>4007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267716.37551390054" table:formula="of:=[.B$11]/(EXP(3900*([.A4]-[.A$11])/(([.A4]+273.15)*([.A$11]+273.15))))" table:style-name="ce4">
            <text:p>267716</text:p>
          </table:table-cell>
          <table:table-cell office:value-type="float" office:value="3.2259377762654786" table:formula="of:=[.B$57]*([.B$54]*[.B4]/([.B$54]+[.B4]))/(([.B$54]*[.B4]/([.B$54]+[.B4]))+[.B$51])" table:style-name="ce12">
            <text:p>3.225937776</text:p>
          </table:table-cell>
          <table:table-cell office:value-type="float" office:value="4004.0730701767884" table:formula="of:=[.C4]/3.3*4096" table:style-name="ce4">
            <text:p>400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203076.33824382923" table:formula="of:=[.B$11]/(EXP(3900*([.A5]-[.A$11])/(([.A5]+273.15)*([.A$11]+273.15))))" table:style-name="ce4">
            <text:p>203076</text:p>
          </table:table-cell>
          <table:table-cell office:value-type="float" office:value="3.2229709579072625" table:formula="of:=[.B$57]*([.B$54]*[.B5]/([.B$54]+[.B5]))/(([.B$54]*[.B5]/([.B$54]+[.B5]))+[.B$51])" table:style-name="ce12">
            <text:p>3.222970958</text:p>
          </table:table-cell>
          <table:table-cell office:value-type="float" office:value="4000.3906192691356" table:formula="of:=[.C5]/3.3*4096" table:style-name="ce4">
            <text:p>4000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5609.98941938757" table:formula="of:=[.B$11]/(EXP(3900*([.A6]-[.A$11])/(([.A6]+273.15)*([.A$11]+273.15))))" table:style-name="ce4">
            <text:p>155610</text:p>
          </table:table-cell>
          <table:table-cell office:value-type="float" office:value="3.2192306379409441" table:formula="of:=[.B$57]*([.B$54]*[.B6]/([.B$54]+[.B6]))/(([.B$54]*[.B6]/([.B$54]+[.B6]))+[.B$51])" table:style-name="ce12">
            <text:p>3.219230638</text:p>
          </table:table-cell>
          <table:table-cell office:value-type="float" office:value="3995.7480887897295" table:formula="of:=[.C6]/3.3*4096" table:style-name="ce4">
            <text:p>3996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0385.01716060688" table:formula="of:=[.B$11]/(EXP(3900*([.A7]-[.A$11])/(([.A7]+273.15)*([.A$11]+273.15))))" table:style-name="ce4">
            <text:p>120385</text:p>
          </table:table-cell>
          <table:table-cell office:value-type="float" office:value="3.214560543197635" table:formula="of:=[.B$57]*([.B$54]*[.B7]/([.B$54]+[.B7]))/(([.B$54]*[.B7]/([.B$54]+[.B7]))+[.B$51])" table:style-name="ce12">
            <text:p>3.214560543</text:p>
          </table:table-cell>
          <table:table-cell office:value-type="float" office:value="3989.9515105871251" table:formula="of:=[.C7]/3.3*4096" table:style-name="ce4">
            <text:p>3990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3981.854839324733" table:formula="of:=[.B$11]/(EXP(3900*([.A8]-[.A$11])/(([.A8]+273.15)*([.A$11]+273.15))))" table:style-name="ce4">
            <text:p>93982</text:p>
          </table:table-cell>
          <table:table-cell office:value-type="float" office:value="3.2087834051021855" table:formula="of:=[.B$57]*([.B$54]*[.B8]/([.B$54]+[.B8]))/(([.B$54]*[.B8]/([.B$54]+[.B8]))+[.B$51])" table:style-name="ce12">
            <text:p>3.208783405</text:p>
          </table:table-cell>
          <table:table-cell office:value-type="float" office:value="3982.7808567571374" table:formula="of:=[.C8]/3.3*4096" table:style-name="ce4">
            <text:p>3983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002.649249607435" table:formula="of:=[.B$11]/(EXP(3900*([.A9]-[.A$11])/(([.A9]+273.15)*([.A$11]+273.15))))" table:style-name="ce4">
            <text:p>74003</text:p>
          </table:table-cell>
          <table:table-cell office:value-type="float" office:value="3.2017003720655239" table:formula="of:=[.B$57]*([.B$54]*[.B9]/([.B$54]+[.B9]))/(([.B$54]*[.B9]/([.B$54]+[.B9]))+[.B$51])" table:style-name="ce12">
            <text:p>3.201700372</text:p>
          </table:table-cell>
          <table:table-cell office:value-type="float" office:value="3973.9893102970868" table:formula="of:=[.C9]/3.3*4096" table:style-name="ce4">
            <text:p>3974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747.753135239618" table:formula="of:=[.B$11]/(EXP(3900*([.A10]-[.A$11])/(([.A10]+273.15)*([.A$11]+273.15))))" table:style-name="ce4">
            <text:p>58748</text:p>
          </table:table-cell>
          <table:table-cell office:value-type="float" office:value="3.1930909511124757" table:formula="of:=[.B$57]*([.B$54]*[.B10]/([.B$54]+[.B10]))/(([.B$54]*[.B10]/([.B$54]+[.B10]))+[.B$51])" table:style-name="ce12">
            <text:p>3.193090951</text:p>
          </table:table-cell>
          <table:table-cell office:value-type="float" office:value="3963.3031926535459" table:formula="of:=[.C10]/3.3*4096" table:style-name="ce4">
            <text:p>3963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000" table:style-name="ce4">
            <text:p>47000</text:p>
          </table:table-cell>
          <table:table-cell office:value-type="float" office:value="3.1827136173356316" table:formula="of:=[.B$57]*([.B$54]*[.B11]/([.B$54]+[.B11]))/(([.B$54]*[.B11]/([.B$54]+[.B11]))+[.B$51])" table:style-name="ce12">
            <text:p>3.182713617</text:p>
          </table:table-cell>
          <table:table-cell office:value-type="float" office:value="3950.422720183863" table:formula="of:=[.C11]/3.3*4096" table:style-name="ce4">
            <text:p>3950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879.189201937043" table:formula="of:=[.B$11]/(EXP(3900*([.A12]-[.A$11])/(([.A12]+273.15)*([.A$11]+273.15))))" table:style-name="ce4">
            <text:p>37879</text:p>
          </table:table-cell>
          <table:table-cell office:value-type="float" office:value="3.1703072375813801" table:formula="of:=[.B$57]*([.B$54]*[.B12]/([.B$54]+[.B12]))/(([.B$54]*[.B12]/([.B$54]+[.B12]))+[.B$51])" table:style-name="ce12">
            <text:p>3.170307238</text:p>
          </table:table-cell>
          <table:table-cell office:value-type="float" office:value="3935.0237712525254" table:formula="of:=[.C12]/3.3*4096" table:style-name="ce4">
            <text:p>393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742.850025457614" table:formula="of:=[.B$11]/(EXP(3900*([.A13]-[.A$11])/(([.A13]+273.15)*([.A$11]+273.15))))" table:style-name="ce4">
            <text:p>30743</text:p>
          </table:table-cell>
          <table:table-cell office:value-type="float" office:value="3.1555934553950853" table:formula="of:=[.B$57]*([.B$54]*[.B13]/([.B$54]+[.B13]))/(([.B$54]*[.B13]/([.B$54]+[.B13]))+[.B$51])" table:style-name="ce12">
            <text:p>3.155593455</text:p>
          </table:table-cell>
          <table:table-cell office:value-type="float" office:value="3916.7608464540212" table:formula="of:=[.C13]/3.3*4096" table:style-name="ce4">
            <text:p>3917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117.856005417962" table:formula="of:=[.B$11]/(EXP(3900*([.A14]-[.A$11])/(([.A14]+273.15)*([.A$11]+273.15))))" table:style-name="ce4">
            <text:p>25118</text:p>
          </table:table-cell>
          <table:table-cell office:value-type="float" office:value="3.1382801745519204" table:formula="of:=[.B$57]*([.B$54]*[.B14]/([.B$54]+[.B14]))/(([.B$54]*[.B14]/([.B$54]+[.B14]))+[.B$51])" table:style-name="ce12">
            <text:p>3.138280175</text:p>
          </table:table-cell>
          <table:table-cell office:value-type="float" office:value="3895.2713924135355" table:formula="of:=[.C14]/3.3*4096" table:style-name="ce4">
            <text:p>3895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652.826787376365" table:formula="of:=[.B$11]/(EXP(3900*([.A15]-[.A$11])/(([.A15]+273.15)*([.A$11]+273.15))))" table:style-name="ce4">
            <text:p>20653</text:p>
          </table:table-cell>
          <table:table-cell office:value-type="float" office:value="3.1180662551272826" table:formula="of:=[.B$57]*([.B$54]*[.B15]/([.B$54]+[.B15]))/(([.B$54]*[.B15]/([.B$54]+[.B15]))+[.B$51])" table:style-name="ce12">
            <text:p>3.118066255</text:p>
          </table:table-cell>
          <table:table-cell office:value-type="float" office:value="3870.1816306064698" table:formula="of:=[.C15]/3.3*4096" table:style-name="ce4">
            <text:p>3870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084.681668425143" table:formula="of:=[.B$11]/(EXP(3900*([.A16]-[.A$11])/(([.A16]+273.15)*([.A$11]+273.15))))" table:style-name="ce4">
            <text:p>17085</text:p>
          </table:table-cell>
          <table:table-cell office:value-type="float" office:value="3.0946474958308858" table:formula="of:=[.B$57]*([.B$54]*[.B16]/([.B$54]+[.B16]))/(([.B$54]*[.B16]/([.B$54]+[.B16]))+[.B$51])" table:style-name="ce12">
            <text:p>3.094647496</text:p>
          </table:table-cell>
          <table:table-cell office:value-type="float" office:value="3841.1139827040329" table:formula="of:=[.C16]/3.3*4096" table:style-name="ce4">
            <text:p>3841</text:p>
          </table:table-cell>
          <table:table-cell office:value-type="string" table:style-name="ce1">
            <text:p>,\</text:p>
          </table:table-cell>
          <table:table-cell table:number-columns-repeated="16379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214.922355425731" table:formula="of:=[.B$11]/(EXP(3900*([.A17]-[.A$11])/(([.A17]+273.15)*([.A$11]+273.15))))" table:style-name="ce4">
            <text:p>14215</text:p>
          </table:table-cell>
          <table:table-cell office:value-type="float" office:value="3.0677239167935202" table:formula="of:=[.B$57]*([.B$54]*[.B17]/([.B$54]+[.B17]))/(([.B$54]*[.B17]/([.B$54]+[.B17]))+[.B$51])" table:style-name="ce12">
            <text:p>3.067723917</text:p>
          </table:table-cell>
          <table:table-cell office:value-type="float" office:value="3807.6961100564422" table:formula="of:=[.C17]/3.3*4096" table:style-name="ce4">
            <text:p>380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892.667665563706" table:formula="of:=[.B$11]/(EXP(3900*([.A18]-[.A$11])/(([.A18]+273.15)*([.A$11]+273.15))))" table:style-name="ce4">
            <text:p>11893</text:p>
          </table:table-cell>
          <table:table-cell office:value-type="float" office:value="3.0370082771803393" table:formula="of:=[.B$57]*([.B$54]*[.B18]/([.B$54]+[.B18]))/(([.B$54]*[.B18]/([.B$54]+[.B18]))+[.B$51])" table:style-name="ce12">
            <text:p>3.037008277</text:p>
          </table:table-cell>
          <table:table-cell office:value-type="float" office:value="3769.571485857779" table:formula="of:=[.C18]/3.3*4096" table:style-name="ce4">
            <text:p>377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002.416335422446" table:formula="of:=[.B$11]/(EXP(3900*([.A19]-[.A$11])/(([.A19]+273.15)*([.A$11]+273.15))))" table:style-name="ce4">
            <text:p>10002</text:p>
          </table:table-cell>
          <table:table-cell office:value-type="float" office:value="3.0022356632411622" table:formula="of:=[.B$57]*([.B$54]*[.B19]/([.B$54]+[.B19]))/(([.B$54]*[.B19]/([.B$54]+[.B19]))+[.B$51])" table:style-name="ce12">
            <text:p>3.002235663</text:p>
          </table:table-cell>
          <table:table-cell office:value-type="float" office:value="3726.4112959502427" table:formula="of:=[.C19]/3.3*4096" table:style-name="ce4">
            <text:p>372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455.1494045279796" table:formula="of:=[.B$11]/(EXP(3900*([.A20]-[.A$11])/(([.A20]+273.15)*([.A$11]+273.15))))" table:style-name="ce4">
            <text:p>8455</text:p>
          </table:table-cell>
          <table:table-cell office:value-type="float" office:value="2.9631738691302369" table:formula="of:=[.B$57]*([.B$54]*[.B20]/([.B$54]+[.B20]))/(([.B$54]*[.B20]/([.B$54]+[.B20]))+[.B$51])" table:style-name="ce12">
            <text:p>2.963173869</text:p>
          </table:table-cell>
          <table:table-cell office:value-type="float" office:value="3677.9273236234699" table:formula="of:=[.C20]/3.3*4096" table:style-name="ce4">
            <text:p>367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81.8110064193143" table:formula="of:=[.B$11]/(EXP(3900*([.A21]-[.A$11])/(([.A21]+273.15)*([.A$11]+273.15))))" table:style-name="ce4">
            <text:p>7182</text:p>
          </table:table-cell>
          <table:table-cell office:value-type="float" office:value="2.9196341731270103" table:formula="of:=[.B$57]*([.B$54]*[.B21]/([.B$54]+[.B21]))/(([.B$54]*[.B21]/([.B$54]+[.B21]))+[.B$51])" table:style-name="ce12">
            <text:p>2.919634173</text:p>
          </table:table-cell>
          <table:table-cell office:value-type="float" office:value="3623.8853251903743" table:formula="of:=[.C21]/3.3*4096" table:style-name="ce4">
            <text:p>362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128.4965310875477" table:formula="of:=[.B$11]/(EXP(3900*([.A22]-[.A$11])/(([.A22]+273.15)*([.A$11]+273.15))))" table:style-name="ce4">
            <text:p>6128</text:p>
          </table:table-cell>
          <table:table-cell office:value-type="float" office:value="2.8714819975844281" table:formula="of:=[.B$57]*([.B$54]*[.B22]/([.B$54]+[.B22]))/(([.B$54]*[.B22]/([.B$54]+[.B22]))+[.B$51])" table:style-name="ce12">
            <text:p>2.871481998</text:p>
          </table:table-cell>
          <table:table-cell office:value-type="float" office:value="3564.1182612441871" table:formula="of:=[.C22]/3.3*4096" table:style-name="ce4">
            <text:p>356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252.8758231292104" table:formula="of:=[.B$11]/(EXP(3900*([.A23]-[.A$11])/(([.A23]+273.15)*([.A$11]+273.15))))" table:style-name="ce4">
            <text:p>5253</text:p>
          </table:table-cell>
          <table:table-cell office:value-type="float" office:value="2.8186468469066339" table:formula="of:=[.B$57]*([.B$54]*[.B23]/([.B$54]+[.B23]))/(([.B$54]*[.B23]/([.B$54]+[.B23]))+[.B$51])" table:style-name="ce12">
            <text:p>2.818646847</text:p>
          </table:table-cell>
          <table:table-cell office:value-type="float" office:value="3498.5386317968405" table:formula="of:=[.C23]/3.3*4096" table:style-name="ce4">
            <text:p>349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521.5163157391753" table:formula="of:=[.B$11]/(EXP(3900*([.A24]-[.A$11])/(([.A24]+273.15)*([.A$11]+273.15))))" table:style-name="ce4">
            <text:p>4522</text:p>
          </table:table-cell>
          <table:table-cell office:value-type="float" office:value="2.7611308605127216" table:formula="of:=[.B$57]*([.B$54]*[.B24]/([.B$54]+[.B24]))/(([.B$54]*[.B24]/([.B$54]+[.B24]))+[.B$51])" table:style-name="ce12">
            <text:p>2.761130861</text:p>
          </table:table-cell>
          <table:table-cell office:value-type="float" office:value="3427.149092321245" table:formula="of:=[.C24]/3.3*4096" table:style-name="ce4">
            <text:p>342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907.8665566649256" table:formula="of:=[.B$11]/(EXP(3900*([.A25]-[.A$11])/(([.A25]+273.15)*([.A$11]+273.15))))" table:style-name="ce4">
            <text:p>3908</text:p>
          </table:table-cell>
          <table:table-cell office:value-type="float" office:value="2.6990153125703356" table:formula="of:=[.B$57]*([.B$54]*[.B25]/([.B$54]+[.B25]))/(([.B$54]*[.B25]/([.B$54]+[.B25]))+[.B$51])" table:style-name="ce12">
            <text:p>2.699015313</text:p>
          </table:table-cell>
          <table:table-cell office:value-type="float" office:value="3350.0505212994226" table:formula="of:=[.C25]/3.3*4096" table:style-name="ce4">
            <text:p>335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90.7276381855104" table:formula="of:=[.B$11]/(EXP(3900*([.A26]-[.A$11])/(([.A26]+273.15)*([.A$11]+273.15))))" table:style-name="ce4">
            <text:p>3391</text:p>
          </table:table-cell>
          <table:table-cell office:value-type="float" office:value="2.6324644488503228" table:formula="of:=[.B$57]*([.B$54]*[.B26]/([.B$54]+[.B26]))/(([.B$54]*[.B26]/([.B$54]+[.B26]))+[.B$51])" table:style-name="ce12">
            <text:p>2.632464449</text:p>
          </table:table-cell>
          <table:table-cell office:value-type="float" office:value="3267.4467825730071" table:formula="of:=[.C26]/3.3*4096" table:style-name="ce4">
            <text:p>326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953.0874541534622" table:formula="of:=[.B$11]/(EXP(3900*([.A27]-[.A$11])/(([.A27]+273.15)*([.A$11]+273.15))))" table:style-name="ce4">
            <text:p>2953</text:p>
          </table:table-cell>
          <table:table-cell office:value-type="float" office:value="2.5617261779362699" table:formula="of:=[.B$57]*([.B$54]*[.B27]/([.B$54]+[.B27]))/(([.B$54]*[.B27]/([.B$54]+[.B27]))+[.B$51])" table:style-name="ce12">
            <text:p>2.561726178</text:p>
          </table:table-cell>
          <table:table-cell office:value-type="float" office:value="3179.6455832808974" table:formula="of:=[.C27]/3.3*4096" table:style-name="ce4">
            <text:p>318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81.2264718429306" table:formula="of:=[.B$11]/(EXP(3900*([.A28]-[.A$11])/(([.A28]+273.15)*([.A$11]+273.15))))" table:style-name="ce4">
            <text:p>2581</text:p>
          </table:table-cell>
          <table:table-cell office:value-type="float" office:value="2.4871293244286159" table:formula="of:=[.B$57]*([.B$54]*[.B28]/([.B$54]+[.B28]))/(([.B$54]*[.B28]/([.B$54]+[.B28]))+[.B$51])" table:style-name="ce12">
            <text:p>2.487129324</text:p>
          </table:table-cell>
          <table:table-cell office:value-type="float" office:value="3087.0550645029125" table:formula="of:=[.C28]/3.3*4096" table:style-name="ce4">
            <text:p>308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264.027920862829" table:formula="of:=[.B$11]/(EXP(3900*([.A29]-[.A$11])/(([.A29]+273.15)*([.A$11]+273.15))))" table:style-name="ce4">
            <text:p>2264</text:p>
          </table:table-cell>
          <table:table-cell office:value-type="float" office:value="2.4090773906443728" table:formula="of:=[.B$57]*([.B$54]*[.B29]/([.B$54]+[.B29]))/(([.B$54]*[.B29]/([.B$54]+[.B29]))+[.B$51])" table:style-name="ce12">
            <text:p>2.409077391</text:p>
          </table:table-cell>
          <table:table-cell office:value-type="float" office:value="2990.1760582058641" table:formula="of:=[.C29]/3.3*4096" table:style-name="ce4">
            <text:p>299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992.442784129189" table:formula="of:=[.B$11]/(EXP(3900*([.A30]-[.A$11])/(([.A30]+273.15)*([.A$11]+273.15))))" table:style-name="ce4">
            <text:p>1992</text:p>
          </table:table-cell>
          <table:table-cell office:value-type="float" office:value="2.328039036388085" table:formula="of:=[.B$57]*([.B$54]*[.B30]/([.B$54]+[.B30]))/(([.B$54]*[.B30]/([.B$54]+[.B30]))+[.B$51])" table:style-name="ce12">
            <text:p>2.328039036</text:p>
          </table:table-cell>
          <table:table-cell office:value-type="float" office:value="2889.5902706198776" table:formula="of:=[.C30]/3.3*4096" table:style-name="ce4">
            <text:p>289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759.072680496299" table:formula="of:=[.B$11]/(EXP(3900*([.A31]-[.A$11])/(([.A31]+273.15)*([.A$11]+273.15))))" table:style-name="ce4">
            <text:p>1759</text:p>
          </table:table-cell>
          <table:table-cell office:value-type="float" office:value="2.2445357434465336" table:formula="of:=[.B$57]*([.B$54]*[.B31]/([.B$54]+[.B31]))/(([.B$54]*[.B31]/([.B$54]+[.B31]))+[.B$51])" table:style-name="ce12">
            <text:p>2.244535743</text:p>
          </table:table-cell>
          <table:table-cell office:value-type="float" office:value="2785.9449712596975" table:formula="of:=[.C31]/3.3*4096" table:style-name="ce4">
            <text:p>278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557.8430190286947" table:formula="of:=[.B$11]/(EXP(3900*([.A32]-[.A$11])/(([.A32]+273.15)*([.A$11]+273.15))))" table:style-name="ce4">
            <text:p>1558</text:p>
          </table:table-cell>
          <table:table-cell office:value-type="float" office:value="2.1591273511824607" table:formula="of:=[.B$57]*([.B$54]*[.B32]/([.B$54]+[.B32]))/(([.B$54]*[.B32]/([.B$54]+[.B32]))+[.B$51])" table:style-name="ce12">
            <text:p>2.159127351</text:p>
          </table:table-cell>
          <table:table-cell office:value-type="float" office:value="2679.9350395282909" table:formula="of:=[.C32]/3.3*4096" table:style-name="ce4">
            <text:p>268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83.745639821798" table:formula="of:=[.B$11]/(EXP(3900*([.A33]-[.A$11])/(([.A33]+273.15)*([.A$11]+273.15))))" table:style-name="ce4">
            <text:p>1384</text:p>
          </table:table-cell>
          <table:table-cell office:value-type="float" office:value="2.072396304911432" table:formula="of:=[.B$57]*([.B$54]*[.B33]/([.B$54]+[.B33]))/(([.B$54]*[.B33]/([.B$54]+[.B33]))+[.B$51])" table:style-name="ce12">
            <text:p>2.072396305</text:p>
          </table:table-cell>
          <table:table-cell office:value-type="float" office:value="2572.2834136112806" table:formula="of:=[.C33]/3.3*4096" table:style-name="ce4">
            <text:p>257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232.6352142153692" table:formula="of:=[.B$11]/(EXP(3900*([.A34]-[.A$11])/(([.A34]+273.15)*([.A$11]+273.15))))" table:style-name="ce4">
            <text:p>1233</text:p>
          </table:table-cell>
          <table:table-cell office:value-type="float" office:value="1.9849315316750402" table:formula="of:=[.B$57]*([.B$54]*[.B34]/([.B$54]+[.B34]))/(([.B$54]*[.B34]/([.B$54]+[.B34]))+[.B$51])" table:style-name="ce12">
            <text:p>1.984931532</text:p>
          </table:table-cell>
          <table:table-cell office:value-type="float" office:value="2463.7210768912014" table:formula="of:=[.C34]/3.3*4096" table:style-name="ce4">
            <text:p>246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01.0674414036507" table:formula="of:=[.B$11]/(EXP(3900*([.A35]-[.A$11])/(([.A35]+273.15)*([.A$11]+273.15))))" table:style-name="ce4">
            <text:p>1101</text:p>
          </table:table-cell>
          <table:table-cell office:value-type="float" office:value="1.8973128427076191" table:formula="of:=[.B$57]*([.B$54]*[.B35]/([.B$54]+[.B35]))/(([.B$54]*[.B35]/([.B$54]+[.B35]))+[.B$51])" table:style-name="ce12">
            <text:p>1.897312843</text:p>
          </table:table-cell>
          <table:table-cell office:value-type="float" office:value="2354.9676981001239" table:formula="of:=[.C35]/3.3*4096" table:style-name="ce4">
            <text:p>235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86.16989512584701" table:formula="of:=[.B$11]/(EXP(3900*([.A36]-[.A$11])/(([.A36]+273.15)*([.A$11]+273.15))))" table:style-name="ce4">
            <text:p>986</text:p>
          </table:table-cell>
          <table:table-cell office:value-type="float" office:value="1.8100966650994421" table:formula="of:=[.B$57]*([.B$54]*[.B36]/([.B$54]+[.B36]))/(([.B$54]*[.B36]/([.B$54]+[.B36]))+[.B$51])" table:style-name="ce12">
            <text:p>1.810096665</text:p>
          </table:table-cell>
          <table:table-cell office:value-type="float" office:value="2246.7139212870652" table:formula="of:=[.C36]/3.3*4096" table:style-name="ce4">
            <text:p>224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85.53849299393698" table:formula="of:=[.B$11]/(EXP(3900*([.A37]-[.A$11])/(([.A37]+273.15)*([.A$11]+273.15))))" table:style-name="ce4">
            <text:p>886</text:p>
          </table:table-cell>
          <table:table-cell office:value-type="float" office:value="1.7238037443299483" table:formula="of:=[.B$57]*([.B$54]*[.B37]/([.B$54]+[.B37]))/(([.B$54]*[.B37]/([.B$54]+[.B37]))+[.B$51])" table:style-name="ce12">
            <text:p>1.723803744</text:p>
          </table:table-cell>
          <table:table-cell office:value-type="float" office:value="2139.6061020531724" table:formula="of:=[.C37]/3.3*4096" table:style-name="ce4">
            <text:p>21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97.1541631435141" table:formula="of:=[.B$11]/(EXP(3900*([.A38]-[.A$11])/(([.A38]+273.15)*([.A$11]+273.15))))" table:style-name="ce4">
            <text:p>797</text:p>
          </table:table-cell>
          <table:table-cell office:value-type="float" office:value="1.6389092587774396" table:formula="of:=[.B$57]*([.B$54]*[.B38]/([.B$54]+[.B38]))/(([.B$54]*[.B38]/([.B$54]+[.B38]))+[.B$51])" table:style-name="ce12">
            <text:p>1.638909259</text:p>
          </table:table-cell>
          <table:table-cell office:value-type="float" office:value="2034.2340375613312" table:formula="of:=[.C38]/3.3*4096" table:style-name="ce4">
            <text:p>203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719.31550032548228" table:formula="of:=[.B$11]/(EXP(3900*([.A39]-[.A$11])/(([.A39]+273.15)*([.A$11]+273.15))))" table:style-name="ce4">
            <text:p>719</text:p>
          </table:table-cell>
          <table:table-cell office:value-type="float" office:value="1.5558355735040825" table:formula="of:=[.B$57]*([.B$54]*[.B39]/([.B$54]+[.B39]))/(([.B$54]*[.B39]/([.B$54]+[.B39]))+[.B$51])" table:style-name="ce12">
            <text:p>1.555835574</text:p>
          </table:table-cell>
          <table:table-cell office:value-type="float" office:value="1931.1219724462794" table:formula="of:=[.C39]/3.3*4096" table:style-name="ce4">
            <text:p>193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50.58413312227913" table:formula="of:=[.B$11]/(EXP(3900*([.A40]-[.A$11])/(([.A40]+273.15)*([.A$11]+273.15))))" table:style-name="ce4">
            <text:p>651</text:p>
          </table:table-cell>
          <table:table-cell office:value-type="float" office:value="1.4749476578744445" table:formula="of:=[.B$57]*([.B$54]*[.B40]/([.B$54]+[.B40]))/(([.B$54]*[.B40]/([.B$54]+[.B40]))+[.B$51])" table:style-name="ce12">
            <text:p>1.474947658</text:p>
          </table:table-cell>
          <table:table-cell office:value-type="float" office:value="1830.7229111071895" table:formula="of:=[.C40]/3.3*4096" table:style-name="ce4">
            <text:p>183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89.74023705469972" table:formula="of:=[.B$11]/(EXP(3900*([.A41]-[.A$11])/(([.A41]+273.15)*([.A$11]+273.15))))" table:style-name="ce4">
            <text:p>590</text:p>
          </table:table-cell>
          <table:table-cell office:value-type="float" office:value="1.3965510187476817" table:formula="of:=[.B$57]*([.B$54]*[.B41]/([.B$54]+[.B41]))/(([.B$54]*[.B41]/([.B$54]+[.B41]))+[.B$51])" table:style-name="ce12">
            <text:p>1.396551019</text:p>
          </table:table-cell>
          <table:table-cell office:value-type="float" office:value="1733.4160523607591" table:formula="of:=[.C41]/3.3*4096" table:style-name="ce4">
            <text:p>173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35.74617783837186" table:formula="of:=[.B$11]/(EXP(3900*([.A42]-[.A$11])/(([.A42]+273.15)*([.A$11]+273.15))))" table:style-name="ce4">
            <text:p>536</text:p>
          </table:table-cell>
          <table:table-cell office:value-type="float" office:value="1.3208918697927039" table:formula="of:=[.B$57]*([.B$54]*[.B42]/([.B$54]+[.B42]))/(([.B$54]*[.B42]/([.B$54]+[.B42]))+[.B$51])" table:style-name="ce12">
            <text:p>1.32089187</text:p>
          </table:table-cell>
          <table:table-cell office:value-type="float" office:value="1639.5069995972472" table:formula="of:=[.C42]/3.3*4096" table:style-name="ce4">
            <text:p>164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87.71669434256472" table:formula="of:=[.B$11]/(EXP(3900*([.A43]-[.A$11])/(([.A43]+273.15)*([.A$11]+273.15))))" table:style-name="ce4">
            <text:p>488</text:p>
          </table:table-cell>
          <table:table-cell office:value-type="float" office:value="1.2481591723238903" table:formula="of:=[.B$57]*([.B$54]*[.B43]/([.B$54]+[.B43]))/(([.B$54]*[.B43]/([.B$54]+[.B43]))+[.B$51])" table:style-name="ce12">
            <text:p>1.248159172</text:p>
          </table:table-cell>
          <table:table-cell office:value-type="float" office:value="1549.2302938905016" table:formula="of:=[.C43]/3.3*4096" table:style-name="ce4">
            <text:p>154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44.89436137422996" table:formula="of:=[.B$11]/(EXP(3900*([.A44]-[.A$11])/(([.A44]+273.15)*([.A$11]+273.15))))" table:style-name="ce4">
            <text:p>445</text:p>
          </table:table-cell>
          <table:table-cell office:value-type="float" office:value="1.1784881421302964" table:formula="of:=[.B$57]*([.B$54]*[.B44]/([.B$54]+[.B44]))/(([.B$54]*[.B44]/([.B$54]+[.B44]))+[.B$51])" table:style-name="ce12">
            <text:p>1.178488142</text:p>
          </table:table-cell>
          <table:table-cell office:value-type="float" office:value="1462.753766716877" table:formula="of:=[.C44]/3.3*4096" table:style-name="ce4">
            <text:p>146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06.62933041799238" table:formula="of:=[.B$11]/(EXP(3900*([.A45]-[.A$11])/(([.A45]+273.15)*([.A$11]+273.15))))" table:style-name="ce4">
            <text:p>407</text:p>
          </table:table-cell>
          <table:table-cell office:value-type="float" office:value="1.1119648138101395" table:formula="of:=[.B$57]*([.B$54]*[.B45]/([.B$54]+[.B45]))/(([.B$54]*[.B45]/([.B$54]+[.B45]))+[.B$51])" table:style-name="ce12">
            <text:p>1.111964814</text:p>
          </table:table-cell>
          <table:table-cell office:value-type="float" office:value="1380.1842052625248" table:formula="of:=[.C45]/3.3*4096" table:style-name="ce4">
            <text:p>138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72.36254864578524" table:formula="of:=[.B$11]/(EXP(3900*([.A46]-[.A$11])/(([.A46]+273.15)*([.A$11]+273.15))))" table:style-name="ce4">
            <text:p>372</text:p>
          </table:table-cell>
          <table:table-cell office:value-type="float" office:value="1.0486312803758198" table:formula="of:=[.B$57]*([.B$54]*[.B46]/([.B$54]+[.B46]))/(([.B$54]*[.B46]/([.B$54]+[.B46]))+[.B$51])" table:style-name="ce12">
            <text:p>1.04863128</text:p>
          </table:table-cell>
          <table:table-cell office:value-type="float" office:value="1301.573855884654" table:formula="of:=[.C46]/3.3*4096" table:style-name="ce4">
            <text:p>1302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pan text:style-name="T1">R1 (Ω)</text:span>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200" table:style-name="ce1">
            <text:p>120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pan text:style-name="T1">R2 (Ω)</text:span>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200" table:style-name="ce1">
            <text:p>220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Vin (V)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Vout_noSensor (V)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.2352941176470589" table:formula="of:=[.B57]*[.B54]/([.B54]+[.B51])" table:style-name="ce7">
            <text:p>3.24</text:p>
          </table:table-cell>
          <table:table-cell table:number-columns-repeated="16382"/>
        </table:table-row>
        <table:table-row table:number-rows-repeated="1048516" table:style-name="ro2">
          <table:table-cell table:number-columns-repeated="16384"/>
        </table:table-row>
      </table:table>
      <table:table table:name="Outlander_Front_Motor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ADC</text:p>
          </table:table-cell>
          <table:table-cell table:number-columns-repeated="16380" table:style-name="ce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1686276" table:style-name="ce1">
            <text:p>1686276</text:p>
          </table:table-cell>
          <table:table-cell office:value-type="float" office:value="2.9616E-3" table:style-name="ce1">
            <text:p>0.00296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886129" table:style-name="ce1">
            <text:p>886129</text:p>
          </table:table-cell>
          <table:table-cell office:value-type="float" office:value="5.6298099999999998E-3" table:style-name="ce1">
            <text:p>0.0056298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486216" table:style-name="ce1">
            <text:p>486216</text:p>
          </table:table-cell>
          <table:table-cell office:value-type="float" office:value="1.024137E-2" table:style-name="ce1">
            <text:p>0.010241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277276" table:style-name="ce1">
            <text:p>277276</text:p>
          </table:table-cell>
          <table:table-cell office:value-type="float" office:value="1.790344E-2" table:style-name="ce1">
            <text:p>0.017903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3688" table:style-name="ce1">
            <text:p>163688</text:p>
          </table:table-cell>
          <table:table-cell office:value-type="float" office:value="3.0177200000000001E-2" table:style-name="ce1">
            <text:p>0.030177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9673" table:style-name="ce1">
            <text:p>99673</text:p>
          </table:table-cell>
          <table:table-cell office:value-type="float" office:value="4.917726E-2" table:style-name="ce1">
            <text:p>0.0491772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2503" table:style-name="ce1">
            <text:p>62503</text:p>
          </table:table-cell>
          <table:table-cell office:value-type="float" office:value="7.7515769999999998E-2" table:style-name="ce1">
            <text:p>0.0775157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252" table:style-name="ce1">
            <text:p>40252</text:p>
          </table:table-cell>
          <table:table-cell office:value-type="float" office:value="0.11833759000000001" table:style-name="ce1">
            <text:p>0.1183375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6558" table:style-name="ce1">
            <text:p>26558</text:p>
          </table:table-cell>
          <table:table-cell office:value-type="float" office:value="0.17508229" table:style-name="ce1">
            <text:p>0.17508229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914" table:style-name="ce1">
            <text:p>17914</text:p>
          </table:table-cell>
          <table:table-cell office:value-type="float" office:value="0.25107963999999999" table:style-name="ce1">
            <text:p>0.25107964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245" table:style-name="ce1">
            <text:p>12245</text:p>
          </table:table-cell>
          <table:table-cell office:value-type="float" office:value="0.35100035000000002" table:style-name="ce1">
            <text:p>0.35100035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536" table:style-name="ce1">
            <text:p>8536</text:p>
          </table:table-cell>
          <table:table-cell office:value-type="float" office:value="0.47456340000000002" table:style-name="ce1">
            <text:p>0.4745634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059" table:style-name="ce1">
            <text:p>6059</text:p>
          </table:table-cell>
          <table:table-cell office:value-type="float" office:value="0.62042436999999995" table:style-name="ce1">
            <text:p>0.62042437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372" table:style-name="ce1">
            <text:p>4372</text:p>
          </table:table-cell>
          <table:table-cell office:value-type="float" office:value="0.78468298999999997" table:style-name="ce1">
            <text:p>0.78468299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204" table:style-name="ce1">
            <text:p>3204</text:p>
          </table:table-cell>
          <table:table-cell office:value-type="float" office:value="0.96079939000000003" table:style-name="ce1">
            <text:p>0.96079939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68" table:style-name="ce1">
            <text:p>2368</text:p>
          </table:table-cell>
          <table:table-cell office:value-type="float" office:value="1.14468864" table:style-name="ce1">
            <text:p>1.14468864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776" table:style-name="ce1">
            <text:p>1776</text:p>
          </table:table-cell>
          <table:table-cell office:value-type="float" office:value="1.32415254" table:style-name="ce1">
            <text:p>1.32415254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50" table:style-name="ce1">
            <text:p>1350</text:p>
          </table:table-cell>
          <table:table-cell office:value-type="float" office:value="1.4925373099999999" table:style-name="ce1">
            <text:p>1.49253731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40" table:style-name="ce1">
            <text:p>1040</text:p>
          </table:table-cell>
          <table:table-cell office:value-type="float" office:value="1.64473684" table:style-name="ce1">
            <text:p>1.64473684</text:p>
          </table:table-cell>
          <table:table-cell office:value-type="float" office:value="2041" table:style-name="ce1">
            <text:p>2041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810" table:style-name="ce1">
            <text:p>810</text:p>
          </table:table-cell>
          <table:table-cell office:value-type="float" office:value="1.77935943" table:style-name="ce1">
            <text:p>1.77935943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7" table:style-name="ce1">
            <text:p>637</text:p>
          </table:table-cell>
          <table:table-cell office:value-type="float" office:value="1.8960940500000001" table:style-name="ce1">
            <text:p>1.89609405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06" table:style-name="ce1">
            <text:p>506</text:p>
          </table:table-cell>
          <table:table-cell office:value-type="float" office:value="1.99521149" table:style-name="ce1">
            <text:p>1.99521149</text:p>
          </table:table-cell>
          <table:table-cell office:value-type="float" office:value="2476" table:style-name="ce1">
            <text:p>247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406" table:style-name="ce1">
            <text:p>406</text:p>
          </table:table-cell>
          <table:table-cell office:value-type="float" office:value="2.0781379900000001" table:style-name="ce1">
            <text:p>2.07813799</text:p>
          </table:table-cell>
          <table:table-cell office:value-type="float" office:value="2579" table:style-name="ce1">
            <text:p>2579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29" table:style-name="ce1">
            <text:p>329</text:p>
          </table:table-cell>
          <table:table-cell office:value-type="float" office:value="2.1468441399999998" table:style-name="ce1">
            <text:p>2.14684414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68" table:style-name="ce1">
            <text:p>268</text:p>
          </table:table-cell>
          <table:table-cell office:value-type="float" office:value="2.2045855400000001" table:style-name="ce1">
            <text:p>2.20458554</text:p>
          </table:table-cell>
          <table:table-cell office:value-type="float" office:value="2736" table:style-name="ce1">
            <text:p>273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.2522522500000002" table:style-name="ce1">
            <text:p>2.25225225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82" table:style-name="ce1">
            <text:p>182</text:p>
          </table:table-cell>
          <table:table-cell office:value-type="float" office:value="2.2914757099999998" table:style-name="ce1">
            <text:p>2.29147571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52" table:style-name="ce1">
            <text:p>152</text:p>
          </table:table-cell>
          <table:table-cell office:value-type="float" office:value="2.3234200700000001" table:style-name="ce1">
            <text:p>2.32342007</text:p>
          </table:table-cell>
          <table:table-cell office:value-type="float" office:value="2884" table:style-name="ce1">
            <text:p>288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28" table:style-name="ce1">
            <text:p>128</text:p>
          </table:table-cell>
          <table:table-cell office:value-type="float" office:value="2.34962406" table:style-name="ce1">
            <text:p>2.34962406</text:p>
          </table:table-cell>
          <table:table-cell office:value-type="float" office:value="2916" table:style-name="ce1">
            <text:p>291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08" table:style-name="ce1">
            <text:p>108</text:p>
          </table:table-cell>
          <table:table-cell office:value-type="float" office:value="2.3719165100000001" table:style-name="ce1">
            <text:p>2.37191651</text:p>
          </table:table-cell>
          <table:table-cell office:value-type="float" office:value="2944" table:style-name="ce1">
            <text:p>2944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92" table:style-name="ce1">
            <text:p>92</text:p>
          </table:table-cell>
          <table:table-cell office:value-type="float" office:value="2.3900573600000001" table:style-name="ce1">
            <text:p>2.39005736</text:p>
          </table:table-cell>
          <table:table-cell office:value-type="float" office:value="2967" table:style-name="ce1">
            <text:p>296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78" table:style-name="ce1">
            <text:p>78</text:p>
          </table:table-cell>
          <table:table-cell office:value-type="float" office:value="2.4061597699999999" table:style-name="ce1">
            <text:p>2.40615977</text:p>
          </table:table-cell>
          <table:table-cell office:value-type="float" office:value="2987" table:style-name="ce1">
            <text:p>298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67" table:style-name="ce1">
            <text:p>67</text:p>
          </table:table-cell>
          <table:table-cell office:value-type="float" office:value="2.4189646800000002" table:style-name="ce1">
            <text:p>2.41896468</text:p>
          </table:table-cell>
          <table:table-cell office:value-type="float" office:value="3002" table:style-name="ce1">
            <text:p>3002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58" table:style-name="ce1">
            <text:p>58</text:p>
          </table:table-cell>
          <table:table-cell office:value-type="float" office:value="2.42954325" table:style-name="ce1">
            <text:p>2.42954325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50" table:style-name="ce1">
            <text:p>50</text:p>
          </table:table-cell>
          <table:table-cell office:value-type="float" office:value="2.4390243900000002" table:style-name="ce1">
            <text:p>2.43902439</text:p>
          </table:table-cell>
          <table:table-cell office:value-type="float" office:value="3027" table:style-name="ce1">
            <text:p>3027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(series with thermistor)</text:p>
          </table:table-cell>
          <table:table-cell office:value-type="string" table:style-name="ce1">
            <text:p>R1</text:p>
          </table:table-cell>
          <table:table-cell office:value-type="float" office:value="1000" table:style-name="ce1">
            <text:p>10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2</text:p>
          </table:table-cell>
          <table:table-cell office:value-type="float" office:value="1000" table:style-name="ce1">
            <text:p>1000</text:p>
          </table:table-cell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Leaf3_HS" table:style-name="ta1">
        <table:table-column table:style-name="co6" table:number-columns-repeated="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6">
            <text:p>Voltage</text:p>
          </table:table-cell>
          <table:table-cell office:value-type="string" table:style-name="ce2">
            <text:p>ADC reading 12 bit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15" table:style-name="ce1">
            <text:p>5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997.9442424242429" table:formula="of:=[.C2]/3.3*4096" table:style-name="ce4">
            <text:p>3998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7" table:style-name="ce1">
            <text:p>567</text:p>
          </table:table-cell>
          <table:table-cell office:value-type="float" office:value="3.0110000000000001" table:style-name="ce1">
            <text:p>3.011</text:p>
          </table:table-cell>
          <table:table-cell office:value-type="float" office:value="3737.2896969696972" table:formula="of:=[.C3]/3.3*4096" table:style-name="ce4">
            <text:p>3737</text:p>
          </table:table-cell>
          <table:table-cell office:value-type="string" table:style-name="ce1">
            <text:p>,\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2"/>
          <table:table-cell table:number-columns-repeated="16380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FS800R" table:style-name="ta1">
        <table:table-column table:style-name="co6" table:number-columns-repeated="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emp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Load Resistance</text:p>
          </table:table-cell>
          <table:table-cell office:value-type="string" table:style-name="ce2">
            <text:p>Voltage</text:p>
          </table:table-cell>
          <table:table-cell office:value-type="string" table:style-name="ce3">
            <text:p>ADC reading 12 bit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51011.220571436745" table:formula="of:=5000/EXP(3433/(([.A2]+273)*(25+273)/(([.A2]+273)-(25+273))))" table:style-name="ce4">
            <text:p>51011</text:p>
          </table:table-cell>
          <table:table-cell office:value-type="float" office:value="1000" table:style-name="ce1">
            <text:p>1000</text:p>
          </table:table-cell>
          <table:table-cell office:value-type="float" office:value="4.9038668974681618" table:formula="of:=[.B2]/([.B2]+[.C2])*5" table:style-name="ce1">
            <text:p>4.903866897</text:p>
          </table:table-cell>
          <table:table-cell office:value-type="float" office:value="4017.2477624059184" table:formula="of:=[.D2]/5*4096" table:style-name="ce4">
            <text:p>4017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38802.071901258234" table:formula="of:=5000/EXP(3433/(([.A3]+273)*(25+273)/(([.A3]+273)-(25+273))))" table:style-name="ce4">
            <text:p>38802</text:p>
          </table:table-cell>
          <table:table-cell office:value-type="float" office:value="1000" table:style-name="ce1">
            <text:p>1000</text:p>
          </table:table-cell>
          <table:table-cell office:value-type="float" office:value="4.8743783988832519" table:formula="of:=[.B3]/([.B3]+[.C3])*5" table:style-name="ce1">
            <text:p>4.874378399</text:p>
          </table:table-cell>
          <table:table-cell office:value-type="float" office:value="3993.0907843651598" table:formula="of:=[.D3]/5*4096" table:style-name="ce4">
            <text:p>399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29829.720676383189" table:formula="of:=5000/EXP(3433/(([.A4]+273)*(25+273)/(([.A4]+273)-(25+273))))" table:style-name="ce4">
            <text:p>29830</text:p>
          </table:table-cell>
          <table:table-cell office:value-type="float" office:value="1000" table:style-name="ce1">
            <text:p>1000</text:p>
          </table:table-cell>
          <table:table-cell office:value-type="float" office:value="4.8378188355163978" table:formula="of:=[.B4]/([.B4]+[.C4])*5" table:style-name="ce1">
            <text:p>4.837818836</text:p>
          </table:table-cell>
          <table:table-cell office:value-type="float" office:value="3963.1411900550329" table:formula="of:=[.D4]/5*4096" table:style-name="ce4">
            <text:p>396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23162.523899038162" table:formula="of:=5000/EXP(3433/(([.A5]+273)*(25+273)/(([.A5]+273)-(25+273))))" table:style-name="ce4">
            <text:p>23163</text:p>
          </table:table-cell>
          <table:table-cell office:value-type="float" office:value="1000" table:style-name="ce1">
            <text:p>1000</text:p>
          </table:table-cell>
          <table:table-cell office:value-type="float" office:value="4.7930679749809153" table:formula="of:=[.B5]/([.B5]+[.C5])*5" table:style-name="ce1">
            <text:p>4.793067975</text:p>
          </table:table-cell>
          <table:table-cell office:value-type="float" office:value="3926.4812851043657" table:formula="of:=[.D5]/5*4096" table:style-name="ce4">
            <text:p>3926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18156.0742979405" table:formula="of:=5000/EXP(3433/(([.A6]+273)*(25+273)/(([.A6]+273)-(25+273))))" table:style-name="ce4">
            <text:p>18156</text:p>
          </table:table-cell>
          <table:table-cell office:value-type="float" office:value="1000" table:style-name="ce1">
            <text:p>1000</text:p>
          </table:table-cell>
          <table:table-cell office:value-type="float" office:value="4.7389861867189795" table:formula="of:=[.B6]/([.B6]+[.C6])*5" table:style-name="ce1">
            <text:p>4.738986187</text:p>
          </table:table-cell>
          <table:table-cell office:value-type="float" office:value="3882.1774841601882" table:formula="of:=[.D6]/5*4096" table:style-name="ce4">
            <text:p>3882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359.263289404222" table:formula="of:=5000/EXP(3433/(([.A7]+273)*(25+273)/(([.A7]+273)-(25+273))))" table:style-name="ce4">
            <text:p>14359</text:p>
          </table:table-cell>
          <table:table-cell office:value-type="float" office:value="1000" table:style-name="ce1">
            <text:p>1000</text:p>
          </table:table-cell>
          <table:table-cell office:value-type="float" office:value="4.6744635529850367" table:formula="of:=[.B7]/([.B7]+[.C7])*5" table:style-name="ce1">
            <text:p>4.674463553</text:p>
          </table:table-cell>
          <table:table-cell office:value-type="float" office:value="3829.3205426053419" table:formula="of:=[.D7]/5*4096" table:style-name="ce4">
            <text:p>3829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452.688976705123" table:formula="of:=5000/EXP(3433/(([.A8]+273)*(25+273)/(([.A8]+273)-(25+273))))" table:style-name="ce4">
            <text:p>11453</text:p>
          </table:table-cell>
          <table:table-cell office:value-type="float" office:value="1000" table:style-name="ce1">
            <text:p>1000</text:p>
          </table:table-cell>
          <table:table-cell office:value-type="float" office:value="4.5984802953520036" table:formula="of:=[.B8]/([.B8]+[.C8])*5" table:style-name="ce1">
            <text:p>4.598480295</text:p>
          </table:table-cell>
          <table:table-cell office:value-type="float" office:value="3767.0750579523615" table:formula="of:=[.D8]/5*4096" table:style-name="ce4">
            <text:p>3767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207.7519609675783" table:formula="of:=5000/EXP(3433/(([.A9]+273)*(25+273)/(([.A9]+273)-(25+273))))" table:style-name="ce4">
            <text:p>9208</text:p>
          </table:table-cell>
          <table:table-cell office:value-type="float" office:value="1000" table:style-name="ce1">
            <text:p>1000</text:p>
          </table:table-cell>
          <table:table-cell office:value-type="float" office:value="4.5101761857930125" table:formula="of:=[.B9]/([.B9]+[.C9])*5" table:style-name="ce1">
            <text:p>4.510176186</text:p>
          </table:table-cell>
          <table:table-cell office:value-type="float" office:value="3694.7363314016357" table:formula="of:=[.D9]/5*4096" table:style-name="ce4">
            <text:p>3695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459.1582530314381" table:formula="of:=5000/EXP(3433/(([.A10]+273)*(25+273)/(([.A10]+273)-(25+273))))" table:style-name="ce4">
            <text:p>7459</text:p>
          </table:table-cell>
          <table:table-cell office:value-type="float" office:value="1000" table:style-name="ce1">
            <text:p>1000</text:p>
          </table:table-cell>
          <table:table-cell office:value-type="float" office:value="4.4089246411475767" table:formula="of:=[.B10]/([.B10]+[.C10])*5" table:style-name="ce1">
            <text:p>4.408924641</text:p>
          </table:table-cell>
          <table:table-cell office:value-type="float" office:value="3611.791066028095" table:formula="of:=[.D10]/5*4096" table:style-name="ce4">
            <text:p>3612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86.22020921486" table:formula="of:=5000/EXP(3433/(([.A11]+273)*(25+273)/(([.A11]+273)-(25+273))))" table:style-name="ce4">
            <text:p>6086</text:p>
          </table:table-cell>
          <table:table-cell office:value-type="float" office:value="1000" table:style-name="ce1">
            <text:p>1000</text:p>
          </table:table-cell>
          <table:table-cell office:value-type="float" office:value="4.2944052185256618" table:formula="of:=[.B11]/([.B11]+[.C11])*5" table:style-name="ce1">
            <text:p>4.294405219</text:p>
          </table:table-cell>
          <table:table-cell office:value-type="float" office:value="3517.9767550162223" table:formula="of:=[.D11]/5*4096" table:style-name="ce4">
            <text:p>3518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00" table:style-name="ce1">
            <text:p>5000</text:p>
          </table:table-cell>
          <table:table-cell office:value-type="float" office:value="1000" table:style-name="ce1">
            <text:p>1000</text:p>
          </table:table-cell>
          <table:table-cell office:value-type="float" office:value="4.166666666666667" table:formula="of:=[.B12]/([.B12]+[.C12])*5" table:style-name="ce1">
            <text:p>4.166666667</text:p>
          </table:table-cell>
          <table:table-cell office:value-type="float" office:value="3413.3333333333335" table:formula="of:=[.D12]/5*4096" table:style-name="ce4">
            <text:p>341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34.3771466727703" table:formula="of:=5000/EXP(3433/(([.A13]+273)*(25+273)/(([.A13]+273)-(25+273))))" table:style-name="ce4">
            <text:p>4134</text:p>
          </table:table-cell>
          <table:table-cell office:value-type="float" office:value="1000" table:style-name="ce1">
            <text:p>1000</text:p>
          </table:table-cell>
          <table:table-cell office:value-type="float" office:value="4.0261720444046167" table:formula="of:=[.B13]/([.B13]+[.C13])*5" table:style-name="ce1">
            <text:p>4.026172044</text:p>
          </table:table-cell>
          <table:table-cell office:value-type="float" office:value="3298.240138776262" table:formula="of:=[.D13]/5*4096" table:style-name="ce4">
            <text:p>3298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39.7802218598104" table:formula="of:=5000/EXP(3433/(([.A14]+273)*(25+273)/(([.A14]+273)-(25+273))))" table:style-name="ce4">
            <text:p>3440</text:p>
          </table:table-cell>
          <table:table-cell office:value-type="float" office:value="1000" table:style-name="ce1">
            <text:p>1000</text:p>
          </table:table-cell>
          <table:table-cell office:value-type="float" office:value="3.873818128342958" table:formula="of:=[.B14]/([.B14]+[.C14])*5" table:style-name="ce1">
            <text:p>3.873818128</text:p>
          </table:table-cell>
          <table:table-cell office:value-type="float" office:value="3173.4318107385511" table:formula="of:=[.D14]/5*4096" table:style-name="ce4">
            <text:p>317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78.7460569911627" table:formula="of:=5000/EXP(3433/(([.A15]+273)*(25+273)/(([.A15]+273)-(25+273))))" table:style-name="ce4">
            <text:p>2879</text:p>
          </table:table-cell>
          <table:table-cell office:value-type="float" office:value="1000" table:style-name="ce1">
            <text:p>1000</text:p>
          </table:table-cell>
          <table:table-cell office:value-type="float" office:value="3.7109236009436977" table:formula="of:=[.B15]/([.B15]+[.C15])*5" table:style-name="ce1">
            <text:p>3.710923601</text:p>
          </table:table-cell>
          <table:table-cell office:value-type="float" office:value="3039.9886138930769" table:formula="of:=[.D15]/5*4096" table:style-name="ce4">
            <text:p>3040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22.7449361922299" table:formula="of:=5000/EXP(3433/(([.A16]+273)*(25+273)/(([.A16]+273)-(25+273))))" table:style-name="ce4">
            <text:p>2423</text:p>
          </table:table-cell>
          <table:table-cell office:value-type="float" office:value="1000" table:style-name="ce1">
            <text:p>1000</text:p>
          </table:table-cell>
          <table:table-cell office:value-type="float" office:value="3.5391841655713758" table:formula="of:=[.B16]/([.B16]+[.C16])*5" table:style-name="ce1">
            <text:p>3.539184166</text:p>
          </table:table-cell>
          <table:table-cell office:value-type="float" office:value="2899.299668436071" table:formula="of:=[.D16]/5*4096" table:style-name="ce4">
            <text:p>2899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9.8910725198311" table:formula="of:=5000/EXP(3433/(([.A17]+273)*(25+273)/(([.A17]+273)-(25+273))))" table:style-name="ce4">
            <text:p>2050</text:p>
          </table:table-cell>
          <table:table-cell office:value-type="float" office:value="1000" table:style-name="ce1">
            <text:p>1000</text:p>
          </table:table-cell>
          <table:table-cell office:value-type="float" office:value="3.3605971881910586" table:formula="of:=[.B17]/([.B17]+[.C17])*5" table:style-name="ce1">
            <text:p>3.360597188</text:p>
          </table:table-cell>
          <table:table-cell office:value-type="float" office:value="2753.0012165661151" table:formula="of:=[.D17]/5*4096" table:style-name="ce4">
            <text:p>275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43.2777383986461" table:formula="of:=5000/EXP(3433/(([.A18]+273)*(25+273)/(([.A18]+273)-(25+273))))" table:style-name="ce4">
            <text:p>1743</text:p>
          </table:table-cell>
          <table:table-cell office:value-type="float" office:value="1000" table:style-name="ce1">
            <text:p>1000</text:p>
          </table:table-cell>
          <table:table-cell office:value-type="float" office:value="3.177362820390659" table:formula="of:=[.B18]/([.B18]+[.C18])*5" table:style-name="ce1">
            <text:p>3.17736282</text:p>
          </table:table-cell>
          <table:table-cell office:value-type="float" office:value="2602.8956224640278" table:formula="of:=[.D18]/5*4096" table:style-name="ce4">
            <text:p>260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89.7569614847405" table:formula="of:=5000/EXP(3433/(([.A19]+273)*(25+273)/(([.A19]+273)-(25+273))))" table:style-name="ce4">
            <text:p>1490</text:p>
          </table:table-cell>
          <table:table-cell office:value-type="float" office:value="1000" table:style-name="ce1">
            <text:p>1000</text:p>
          </table:table-cell>
          <table:table-cell office:value-type="float" office:value="2.9917718567123504" table:formula="of:=[.B19]/([.B19]+[.C19])*5" table:style-name="ce1">
            <text:p>2.991771857</text:p>
          </table:table-cell>
          <table:table-cell office:value-type="float" office:value="2450.8595050187573" table:formula="of:=[.D19]/5*4096" table:style-name="ce4">
            <text:p>2451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79.0382367590969" table:formula="of:=5000/EXP(3433/(([.A20]+273)*(25+273)/(([.A20]+273)-(25+273))))" table:style-name="ce4">
            <text:p>1279</text:p>
          </table:table-cell>
          <table:table-cell office:value-type="float" office:value="1000" table:style-name="ce1">
            <text:p>1000</text:p>
          </table:table-cell>
          <table:table-cell office:value-type="float" office:value="2.8060920965019687" table:formula="of:=[.B20]/([.B20]+[.C20])*5" table:style-name="ce1">
            <text:p>2.806092097</text:p>
          </table:table-cell>
          <table:table-cell office:value-type="float" office:value="2298.7506454544127" table:formula="of:=[.D20]/5*4096" table:style-name="ce4">
            <text:p>2299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03.0179786714443" table:formula="of:=5000/EXP(3433/(([.A21]+273)*(25+273)/(([.A21]+273)-(25+273))))" table:style-name="ce4">
            <text:p>1103</text:p>
          </table:table-cell>
          <table:table-cell office:value-type="float" office:value="1000" table:style-name="ce1">
            <text:p>1000</text:p>
          </table:table-cell>
          <table:table-cell office:value-type="float" office:value="2.6224644531290746" table:formula="of:=[.B21]/([.B21]+[.C21])*5" table:style-name="ce1">
            <text:p>2.622464453</text:p>
          </table:table-cell>
          <table:table-cell office:value-type="float" office:value="2148.322880003338" table:formula="of:=[.D21]/5*4096" table:style-name="ce4">
            <text:p>2148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55.27713487007748" table:formula="of:=5000/EXP(3433/(([.A22]+273)*(25+273)/(([.A22]+273)-(25+273))))" table:style-name="ce4">
            <text:p>955</text:p>
          </table:table-cell>
          <table:table-cell office:value-type="float" office:value="1000" table:style-name="ce1">
            <text:p>1000</text:p>
          </table:table-cell>
          <table:table-cell office:value-type="float" office:value="2.4428177413672687" table:formula="of:=[.B22]/([.B22]+[.C22])*5" table:style-name="ce1">
            <text:p>2.442817741</text:p>
          </table:table-cell>
          <table:table-cell office:value-type="float" office:value="2001.1562937280664" table:formula="of:=[.D22]/5*4096" table:style-name="ce4">
            <text:p>2001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30.7022503465264" table:formula="of:=5000/EXP(3433/(([.A23]+273)*(25+273)/(([.A23]+273)-(25+273))))" table:style-name="ce4">
            <text:p>831</text:p>
          </table:table-cell>
          <table:table-cell office:value-type="float" office:value="1000" table:style-name="ce1">
            <text:p>1000</text:p>
          </table:table-cell>
          <table:table-cell office:value-type="float" office:value="2.2688076397712571" table:formula="of:=[.B23]/([.B23]+[.C23])*5" table:style-name="ce1">
            <text:p>2.26880764</text:p>
          </table:table-cell>
          <table:table-cell office:value-type="float" office:value="1858.6072185006137" table:formula="of:=[.D23]/5*4096" table:style-name="ce4">
            <text:p>1859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5.19779482096317" table:formula="of:=5000/EXP(3433/(([.A24]+273)*(25+273)/(([.A24]+273)-(25+273))))" table:style-name="ce4">
            <text:p>725</text:p>
          </table:table-cell>
          <table:table-cell office:value-type="float" office:value="1000" table:style-name="ce1">
            <text:p>1000</text:p>
          </table:table-cell>
          <table:table-cell office:value-type="float" office:value="2.1017815957045736" table:formula="of:=[.B24]/([.B24]+[.C24])*5" table:style-name="ce1">
            <text:p>2.101781596</text:p>
          </table:table-cell>
          <table:table-cell office:value-type="float" office:value="1721.7794832011866" table:formula="of:=[.D24]/5*4096" table:style-name="ce4">
            <text:p>1722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35.46641349297738" table:formula="of:=5000/EXP(3433/(([.A25]+273)*(25+273)/(([.A25]+273)-(25+273))))" table:style-name="ce4">
            <text:p>635</text:p>
          </table:table-cell>
          <table:table-cell office:value-type="float" office:value="1000" table:style-name="ce1">
            <text:p>1000</text:p>
          </table:table-cell>
          <table:table-cell office:value-type="float" office:value="1.9427681554638849" table:formula="of:=[.B25]/([.B25]+[.C25])*5" table:style-name="ce1">
            <text:p>1.942768155</text:p>
          </table:table-cell>
          <table:table-cell office:value-type="float" office:value="1591.5156729560144" table:formula="of:=[.D25]/5*4096" table:style-name="ce4">
            <text:p>1592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58.84005827143403" table:formula="of:=5000/EXP(3433/(([.A26]+273)*(25+273)/(([.A26]+273)-(25+273))))" table:style-name="ce4">
            <text:p>559</text:p>
          </table:table-cell>
          <table:table-cell office:value-type="float" office:value="1000" table:style-name="ce1">
            <text:p>1000</text:p>
          </table:table-cell>
          <table:table-cell office:value-type="float" office:value="1.7924868407959713" table:formula="of:=[.B26]/([.B26]+[.C26])*5" table:style-name="ce1">
            <text:p>1.792486841</text:p>
          </table:table-cell>
          <table:table-cell office:value-type="float" office:value="1468.4052199800597" table:formula="of:=[.D26]/5*4096" table:style-name="ce4">
            <text:p>1468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93.14947086747065" table:formula="of:=5000/EXP(3433/(([.A27]+273)*(25+273)/(([.A27]+273)-(25+273))))" table:style-name="ce4">
            <text:p>493</text:p>
          </table:table-cell>
          <table:table-cell office:value-type="float" office:value="1000" table:style-name="ce1">
            <text:p>1000</text:p>
          </table:table-cell>
          <table:table-cell office:value-type="float" office:value="1.6513734240583666" table:formula="of:=[.B27]/([.B27]+[.C27])*5" table:style-name="ce1">
            <text:p>1.651373424</text:p>
          </table:table-cell>
          <table:table-cell office:value-type="float" office:value="1352.8051089886139" table:formula="of:=[.D27]/5*4096" table:style-name="ce4">
            <text:p>1353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36.62274794291801" table:formula="of:=5000/EXP(3433/(([.A28]+273)*(25+273)/(([.A28]+273)-(25+273))))" table:style-name="ce4">
            <text:p>437</text:p>
          </table:table-cell>
          <table:table-cell office:value-type="float" office:value="1000" table:style-name="ce1">
            <text:p>1000</text:p>
          </table:table-cell>
          <table:table-cell office:value-type="float" office:value="1.5196151827893321" table:formula="of:=[.B28]/([.B28]+[.C28])*5" table:style-name="ce1">
            <text:p>1.519615183</text:p>
          </table:table-cell>
          <table:table-cell office:value-type="float" office:value="1244.8687577410208" table:formula="of:=[.D28]/5*4096" table:style-name="ce4">
            <text:p>1245</text:p>
          </table:table-cell>
          <table:table-cell office:value-type="string" table:style-name="ce1">
            <text:p>,\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Tesla_100k.A2:Tesla_100k.E46" table:name="__Anonymous_Sheet_DB__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0" number:min-decimal-places="0" number:min-integer-digits="1">
        <number:embedded-text number:position="0">°C</number:embedded-text>
      </number:number>
    </number:number-style>
    <number:number-style style:name="N37">
      <number:number number:decimal-places="3" number:min-decimal-places="3" number:min-integer-digits="1"/>
      <number:text>V</number:text>
    </number:number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08</meta:generator>
    <dc:creator>Louise Jones</dc:creator>
    <dc:date>2021-08-16T12:09:33Z</dc:date>
    <meta:editing-cycles>37</meta:editing-cycles>
    <meta:editing-duration>PT3764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eaf.$A$5:.$A$22"/>
          </chart:axis>
          <chart:series chart:label-cell-address="Leaf.$B$4" chart:values-cell-range-address="Leaf.$B$5:.$B$22" chart:class="chart:line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eaf.$K$9:.$K$19"/>
          </chart:axis>
          <chart:series chart:values-cell-range-address="Leaf.$L$9:.$L$1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